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2" svg:font-family="Tahoma"/>
    <style:font-face style:name="apple-system" svg:font-family="apple-system, BlinkMacSystemFont, 'Helvetica Neue', 'Segoe UI', 'Noto Sans Japanese', Meiryo, sans-serif"/>
    <style:font-face style:name="arial" svg:font-family="arial, sans-serif"/>
    <style:font-face style:name="Tahoma1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YouTube Noto" svg:font-family="'YouTube Noto', Roboto, arial, sans-serif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816in" fo:margin-left="0.0014in" fo:margin-top="0in" fo:margin-bottom="0in" table:align="left" style:writing-mode="lr-tb"/>
    </style:style>
    <style:style style:name="Table1.A" style:family="table-column">
      <style:table-column-properties style:column-width="2.7514in"/>
    </style:style>
    <style:style style:name="Table1.B" style:family="table-column">
      <style:table-column-properties style:column-width="2.6819in"/>
    </style:style>
    <style:style style:name="Table1.C" style:family="table-column">
      <style:table-column-properties style:column-width="2.5701in"/>
    </style:style>
    <style:style style:name="Table1.D" style:family="table-column">
      <style:table-column-properties style:column-width="2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1.D1" style:family="table-cell">
      <style:table-cell-properties fo:padding-left="0.0368in" fo:padding-right="0.0382in" fo:padding-top="0.0382in" fo:padding-bottom="0.0382in" fo:border="0.25pt solid #000001"/>
    </style:style>
    <style:style style:name="Table2" style:family="table">
      <style:table-properties style:width="10.8771in" fo:margin-left="0.0014in" fo:margin-top="0in" fo:margin-bottom="0in" table:align="left" style:writing-mode="lr-tb"/>
    </style:style>
    <style:style style:name="Table2.A" style:family="table-column">
      <style:table-column-properties style:column-width="2.559in"/>
    </style:style>
    <style:style style:name="Table2.B" style:family="table-column">
      <style:table-column-properties style:column-width="0.1132in"/>
    </style:style>
    <style:style style:name="Table2.C" style:family="table-column">
      <style:table-column-properties style:column-width="2.4472in"/>
    </style:style>
    <style:style style:name="Table2.D" style:family="table-column">
      <style:table-column-properties style:column-width="0.225in"/>
    </style:style>
    <style:style style:name="Table2.E" style:family="table-column">
      <style:table-column-properties style:column-width="2.6847in"/>
    </style:style>
    <style:style style:name="Table2.F" style:family="table-column">
      <style:table-column-properties style:column-width="2.84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2.F1" style:family="table-cell">
      <style:table-cell-properties fo:padding-left="0.0368in" fo:padding-right="0.0382in" fo:padding-top="0.0382in" fo:padding-bottom="0.0382in" fo:border="0.25pt solid #000001"/>
    </style:style>
    <style:style style:name="Table3" style:family="table">
      <style:table-properties style:width="10.7465in" fo:margin-left="0.0014in" fo:margin-top="0in" fo:margin-bottom="0in" table:align="left" style:writing-mode="lr-tb"/>
    </style:style>
    <style:style style:name="Table3.A" style:family="table-column">
      <style:table-column-properties style:column-width="2.8736in"/>
    </style:style>
    <style:style style:name="Table3.B" style:family="table-column">
      <style:table-column-properties style:column-width="2.8118in"/>
    </style:style>
    <style:style style:name="Table3.C" style:family="table-column">
      <style:table-column-properties style:column-width="2.5597in"/>
    </style:style>
    <style:style style:name="Table3.D" style:family="table-column">
      <style:table-column-properties style:column-width="2.50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3.D1" style:family="table-cell">
      <style:table-cell-properties fo:padding-left="0.0368in" fo:padding-right="0.0382in" fo:padding-top="0.0382in" fo:padding-bottom="0.0382in" fo:border="0.25pt solid #000001"/>
    </style:style>
    <style:style style:name="Table3.2" style:family="table-row">
      <style:table-row-properties style:min-row-height="7.2535in" fo:keep-together="auto"/>
    </style:style>
    <style:style style:name="Table4" style:family="table">
      <style:table-properties style:width="10.7465in" fo:margin-left="0.0014in" fo:margin-top="0in" fo:margin-bottom="0in" table:align="left" style:writing-mode="lr-tb"/>
    </style:style>
    <style:style style:name="Table4.A" style:family="table-column">
      <style:table-column-properties style:column-width="2.8736in"/>
    </style:style>
    <style:style style:name="Table4.B" style:family="table-column">
      <style:table-column-properties style:column-width="2.8118in"/>
    </style:style>
    <style:style style:name="Table4.C" style:family="table-column">
      <style:table-column-properties style:column-width="2.5597in"/>
    </style:style>
    <style:style style:name="Table4.D" style:family="table-column">
      <style:table-column-properties style:column-width="2.5014in"/>
    </style:style>
    <style:style style:name="Table4.1" style:family="table-row">
      <style:table-row-properties style:min-row-height="1.4965in" fo:keep-together="auto"/>
    </style:style>
    <style:style style:name="Table4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4.D1" style:family="table-cell">
      <style:table-cell-properties fo:padding-left="0.0368in" fo:padding-right="0.0382in" fo:padding-top="0.0382in" fo:padding-bottom="0.0382in" fo:border="0.25pt solid #000001"/>
    </style:style>
    <style:style style:name="Table5" style:family="table">
      <style:table-properties style:width="10.7465in" fo:margin-left="0.0014in" fo:margin-top="0in" fo:margin-bottom="0in" table:align="left" style:writing-mode="lr-tb"/>
    </style:style>
    <style:style style:name="Table5.A" style:family="table-column">
      <style:table-column-properties style:column-width="2.8736in"/>
    </style:style>
    <style:style style:name="Table5.B" style:family="table-column">
      <style:table-column-properties style:column-width="2.8118in"/>
    </style:style>
    <style:style style:name="Table5.C" style:family="table-column">
      <style:table-column-properties style:column-width="2.5597in"/>
    </style:style>
    <style:style style:name="Table5.D" style:family="table-column">
      <style:table-column-properties style:column-width="2.5014in"/>
    </style:style>
    <style:style style:name="Table5.1" style:family="table-row">
      <style:table-row-properties style:min-row-height="1.4965in" fo:keep-together="auto"/>
    </style:style>
    <style:style style:name="Table5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5.D1" style:family="table-cell">
      <style:table-cell-properties fo:padding-left="0.0368in" fo:padding-right="0.0382in" fo:padding-top="0.0382in" fo:padding-bottom="0.0382in" fo:border="0.25pt solid #000001"/>
    </style:style>
    <style:style style:name="Table6" style:family="table">
      <style:table-properties style:width="10.7465in" fo:margin-left="0.0014in" fo:margin-top="0in" fo:margin-bottom="0in" table:align="left" style:writing-mode="lr-tb"/>
    </style:style>
    <style:style style:name="Table6.A" style:family="table-column">
      <style:table-column-properties style:column-width="2.8736in"/>
    </style:style>
    <style:style style:name="Table6.B" style:family="table-column">
      <style:table-column-properties style:column-width="2.8118in"/>
    </style:style>
    <style:style style:name="Table6.C" style:family="table-column">
      <style:table-column-properties style:column-width="2.5597in"/>
    </style:style>
    <style:style style:name="Table6.D" style:family="table-column">
      <style:table-column-properties style:column-width="2.5014in"/>
    </style:style>
    <style:style style:name="Table6.1" style:family="table-row">
      <style:table-row-properties style:min-row-height="1.4965in" fo:keep-together="auto"/>
    </style:style>
    <style:style style:name="Table6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6.D1" style:family="table-cell">
      <style:table-cell-properties fo:padding-left="0.0368in" fo:padding-right="0.0382in" fo:padding-top="0.0382in" fo:padding-bottom="0.0382in" fo:border="0.25pt solid #000001"/>
    </style:style>
    <style:style style:name="Table7" style:family="table">
      <style:table-properties style:width="10.7465in" fo:margin-left="0.0014in" fo:margin-top="0in" fo:margin-bottom="0in" table:align="left" style:writing-mode="lr-tb"/>
    </style:style>
    <style:style style:name="Table7.A" style:family="table-column">
      <style:table-column-properties style:column-width="2.8736in"/>
    </style:style>
    <style:style style:name="Table7.B" style:family="table-column">
      <style:table-column-properties style:column-width="2.8118in"/>
    </style:style>
    <style:style style:name="Table7.C" style:family="table-column">
      <style:table-column-properties style:column-width="2.5597in"/>
    </style:style>
    <style:style style:name="Table7.D" style:family="table-column">
      <style:table-column-properties style:column-width="2.5014in"/>
    </style:style>
    <style:style style:name="Table7.1" style:family="table-row">
      <style:table-row-properties style:min-row-height="1.4965in" fo:keep-together="auto"/>
    </style:style>
    <style:style style:name="Table7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7.D1" style:family="table-cell">
      <style:table-cell-properties fo:padding-left="0.0368in" fo:padding-right="0.0382in" fo:padding-top="0.0382in" fo:padding-bottom="0.0382in" fo:border="0.25pt solid #000001"/>
    </style:style>
    <style:style style:name="Table8" style:family="table">
      <style:table-properties style:width="10.7465in" fo:margin-left="0.0014in" fo:margin-top="0in" fo:margin-bottom="0in" table:align="left" style:writing-mode="lr-tb"/>
    </style:style>
    <style:style style:name="Table8.A" style:family="table-column">
      <style:table-column-properties style:column-width="2.8736in"/>
    </style:style>
    <style:style style:name="Table8.B" style:family="table-column">
      <style:table-column-properties style:column-width="2.8118in"/>
    </style:style>
    <style:style style:name="Table8.C" style:family="table-column">
      <style:table-column-properties style:column-width="2.5597in"/>
    </style:style>
    <style:style style:name="Table8.D" style:family="table-column">
      <style:table-column-properties style:column-width="2.5014in"/>
    </style:style>
    <style:style style:name="Table8.1" style:family="table-row">
      <style:table-row-properties style:min-row-height="1.4965in" fo:keep-together="auto"/>
    </style:style>
    <style:style style:name="Table8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8.D1" style:family="table-cell">
      <style:table-cell-properties fo:padding-left="0.0368in" fo:padding-right="0.0382in" fo:padding-top="0.0382in" fo:padding-bottom="0.0382in" fo:border="0.25pt solid #000001"/>
    </style:style>
    <style:style style:name="Table9" style:family="table">
      <style:table-properties style:width="10.7465in" fo:margin-left="0.0014in" fo:margin-top="0in" fo:margin-bottom="0in" table:align="left" style:writing-mode="lr-tb"/>
    </style:style>
    <style:style style:name="Table9.A" style:family="table-column">
      <style:table-column-properties style:column-width="2.8736in"/>
    </style:style>
    <style:style style:name="Table9.B" style:family="table-column">
      <style:table-column-properties style:column-width="2.8118in"/>
    </style:style>
    <style:style style:name="Table9.C" style:family="table-column">
      <style:table-column-properties style:column-width="2.5597in"/>
    </style:style>
    <style:style style:name="Table9.D" style:family="table-column">
      <style:table-column-properties style:column-width="2.5014in"/>
    </style:style>
    <style:style style:name="Table9.1" style:family="table-row">
      <style:table-row-properties style:min-row-height="1.4965in" fo:keep-together="auto"/>
    </style:style>
    <style:style style:name="Table9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9.D1" style:family="table-cell">
      <style:table-cell-properties fo:padding-left="0.0368in" fo:padding-right="0.0382in" fo:padding-top="0.0382in" fo:padding-bottom="0.0382in" fo:border="0.25pt solid #000001"/>
    </style:style>
    <style:style style:name="Table10" style:family="table">
      <style:table-properties style:width="10.7465in" fo:margin-left="0.0014in" fo:margin-top="0in" fo:margin-bottom="0in" table:align="left" style:writing-mode="lr-tb"/>
    </style:style>
    <style:style style:name="Table10.A" style:family="table-column">
      <style:table-column-properties style:column-width="2.8736in"/>
    </style:style>
    <style:style style:name="Table10.B" style:family="table-column">
      <style:table-column-properties style:column-width="2.8118in"/>
    </style:style>
    <style:style style:name="Table10.C" style:family="table-column">
      <style:table-column-properties style:column-width="2.5597in"/>
    </style:style>
    <style:style style:name="Table10.D" style:family="table-column">
      <style:table-column-properties style:column-width="2.5014in"/>
    </style:style>
    <style:style style:name="Table10.1" style:family="table-row">
      <style:table-row-properties style:min-row-height="1.4965in" fo:keep-together="auto"/>
    </style:style>
    <style:style style:name="Table10.A1" style:family="table-cell">
      <style:table-cell-properties fo:padding-left="0.0368in" fo:padding-right="0.0382in" fo:padding-top="0.0382in" fo:padding-bottom="0.0382in" fo:border-left="0.25pt solid #000001" fo:border-right="none" fo:border-top="0.25pt solid #000001" fo:border-bottom="0.25pt solid #000001"/>
    </style:style>
    <style:style style:name="Table10.D1" style:family="table-cell">
      <style:table-cell-properties fo:padding-left="0.0368in" fo:padding-right="0.0382in" fo:padding-top="0.0382in" fo:padding-bottom="0.0382in" fo:border="0.25pt solid #000001"/>
    </style:style>
    <style:style style:name="P1" style:family="paragraph" style:parent-style-name="Standard">
      <style:text-properties officeooo:paragraph-rsid="003e2fd0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/>
    </style:style>
    <style:style style:name="P4" style:family="paragraph" style:parent-style-name="Standard">
      <style:paragraph-properties fo:margin-top="0in" fo:margin-bottom="0in" loext:contextual-spacing="true"/>
      <style:text-properties style:font-name="Tahoma"/>
    </style:style>
    <style:style style:name="P5" style:family="paragraph" style:parent-style-name="Standard">
      <style:paragraph-properties fo:margin-top="0in" fo:margin-bottom="0in" loext:contextual-spacing="true"/>
      <style:text-properties style:font-name="Tahoma"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true" fo:text-align="center" style:justify-single-word="false"/>
      <style:text-properties style:font-name="Tahoma" fo:font-size="9pt" style:font-size-asian="9pt" style:font-size-complex="9pt"/>
    </style:style>
    <style:style style:name="P7" style:family="paragraph" style:parent-style-name="Standard">
      <style:paragraph-properties fo:margin-top="0in" fo:margin-bottom="0in" loext:contextual-spacing="true"/>
      <style:text-properties style:font-name="Tahoma" fo:font-size="9pt" fo:font-weight="bold" officeooo:paragraph-rsid="001ddca2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in" fo:margin-bottom="0in" loext:contextual-spacing="true" fo:text-align="center" style:justify-single-word="false"/>
    </style:style>
    <style:style style:name="P9" style:family="paragraph" style:parent-style-name="Standard">
      <style:paragraph-properties fo:margin-top="0in" fo:margin-bottom="0in" loext:contextual-spacing="true"/>
      <style:text-properties fo:color="#000000" style:font-name="Tahoma" fo:font-size="9pt" style:font-size-asian="9pt" style:font-size-complex="9pt"/>
    </style:style>
    <style:style style:name="P10" style:family="paragraph" style:parent-style-name="Standard">
      <style:paragraph-properties fo:margin-top="0in" fo:margin-bottom="0in" loext:contextual-spacing="true"/>
      <style:text-properties fo:color="#000000" style:font-name="Tahoma" fo:font-size="9pt" officeooo:paragraph-rsid="001f9393" style:font-size-asian="9pt" style:font-size-complex="9pt"/>
    </style:style>
    <style:style style:name="P11" style:family="paragraph" style:parent-style-name="Standard">
      <style:paragraph-properties fo:margin-top="0in" fo:margin-bottom="0in" loext:contextual-spacing="true"/>
      <style:text-properties fo:color="#000000" style:font-name="Tahoma" fo:font-size="9pt" fo:font-weight="bold" officeooo:paragraph-rsid="001e6de2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top="0in" fo:margin-bottom="0in" loext:contextual-spacing="true"/>
      <style:text-properties fo:color="#000000" style:font-name="Tahoma" fo:font-size="9pt" fo:font-weight="bold" officeooo:rsid="00220f18" officeooo:paragraph-rsid="0023e42f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true"/>
      <style:text-properties fo:color="#000000" style:font-name="Tahoma" fo:font-size="8pt" officeooo:paragraph-rsid="0023e42f" style:font-size-asian="8pt" style:font-size-complex="8pt"/>
    </style:style>
    <style:style style:name="P14" style:family="paragraph" style:parent-style-name="Standard">
      <style:paragraph-properties fo:margin-top="0in" fo:margin-bottom="0in" loext:contextual-spacing="true"/>
      <style:text-properties fo:color="#000000" style:font-name="Tahoma" fo:font-size="8pt" officeooo:paragraph-rsid="002f59d0" style:font-size-asian="8pt" style:font-size-complex="8pt"/>
    </style:style>
    <style:style style:name="P15" style:family="paragraph" style:parent-style-name="Standard">
      <style:paragraph-properties fo:margin-top="0in" fo:margin-bottom="0in" loext:contextual-spacing="true"/>
      <style:text-properties fo:color="#000000" style:font-name="Tahoma" fo:font-size="8pt" officeooo:paragraph-rsid="0035d677" style:font-size-asian="8pt" style:font-size-complex="8pt"/>
    </style:style>
    <style:style style:name="P16" style:family="paragraph" style:parent-style-name="Standard">
      <style:paragraph-properties fo:margin-top="0in" fo:margin-bottom="0in" loext:contextual-spacing="true"/>
      <style:text-properties fo:color="#000000" style:font-name="Tahoma" fo:font-size="8pt" officeooo:paragraph-rsid="00426ae7" style:font-size-asian="8pt" style:font-size-complex="8pt"/>
    </style:style>
    <style:style style:name="P17" style:family="paragraph" style:parent-style-name="Standard">
      <style:paragraph-properties fo:margin-top="0in" fo:margin-bottom="0in" loext:contextual-spacing="true"/>
      <style:text-properties fo:color="#000000" style:font-name="Tahoma1" fo:font-size="8pt" officeooo:paragraph-rsid="00281855" style:font-size-asian="8pt" style:font-size-complex="8pt"/>
    </style:style>
    <style:style style:name="P18" style:family="paragraph" style:parent-style-name="Standard">
      <style:paragraph-properties fo:margin-top="0in" fo:margin-bottom="0in" loext:contextual-spacing="true"/>
      <style:text-properties fo:font-variant="normal" fo:text-transform="none" fo:color="#222222" style:font-name="arial" fo:font-size="8pt" fo:letter-spacing="normal" fo:font-style="normal" fo:font-weight="normal" style:font-size-asian="8pt" style:font-size-complex="8pt"/>
    </style:style>
    <style:style style:name="P19" style:family="paragraph" style:parent-style-name="Standard">
      <style:paragraph-properties fo:margin-top="0in" fo:margin-bottom="0in" loext:contextual-spacing="true"/>
      <style:text-properties fo:font-variant="normal" fo:text-transform="none" fo:color="#222222" style:font-name="arial" fo:font-size="9pt" fo:letter-spacing="normal" fo:font-style="normal" fo:font-weight="normal" officeooo:paragraph-rsid="001ddca2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top="0in" fo:margin-bottom="0in" loext:contextual-spacing="true"/>
      <style:text-properties fo:font-variant="normal" fo:text-transform="none" fo:color="#222222" style:font-name="Tahoma1" fo:font-size="9pt" fo:letter-spacing="normal" fo:font-style="normal" fo:font-weight="normal" officeooo:paragraph-rsid="00426ae7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in" fo:margin-bottom="0in" loext:contextual-spacing="true"/>
      <style:text-properties fo:font-variant="normal" fo:text-transform="none" fo:color="#222222" style:font-name="Tahoma1" fo:font-size="8pt" fo:letter-spacing="normal" fo:font-style="normal" fo:font-weight="bold" officeooo:paragraph-rsid="0020f0d7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in" fo:margin-bottom="0in" loext:contextual-spacing="true"/>
      <style:text-properties fo:font-variant="normal" fo:text-transform="none" fo:color="#cccccc" style:font-name="apple-system" fo:font-size="9pt" fo:letter-spacing="normal" fo:font-style="normal" fo:font-weight="normal" officeooo:paragraph-rsid="00262e28" style:font-size-asian="8pt" style:font-size-complex="8pt"/>
    </style:style>
    <style:style style:name="P23" style:family="paragraph" style:parent-style-name="Standard">
      <style:paragraph-properties fo:margin-top="0in" fo:margin-bottom="0in" loext:contextual-spacing="true"/>
      <style:text-properties fo:font-variant="normal" fo:text-transform="none" fo:color="#cccccc" style:font-name="Tahoma" fo:font-size="9pt" fo:letter-spacing="normal" fo:font-style="normal" fo:font-weight="bold" officeooo:paragraph-rsid="00262e28" style:font-size-asian="9pt" style:font-style-asian="normal" style:font-weight-asian="bold" style:font-size-complex="9pt" style:font-weight-complex="bold"/>
    </style:style>
    <style:style style:name="P24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Arial2" fo:font-size="10.5pt" fo:letter-spacing="normal" fo:font-style="normal" fo:font-weight="normal" fo:background-color="#ffffff" style:font-weight-asian="normal" style:font-weight-complex="normal" loext:padding="0in" loext:border="none"/>
    </style:style>
    <style:style style:name="P25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Arial2" fo:font-size="10.5pt" fo:letter-spacing="normal" fo:font-style="normal" fo:font-weight="normal" officeooo:rsid="00281855" officeooo:paragraph-rsid="00281855" style:font-size-asian="9pt" style:font-style-asian="normal" style:font-weight-asian="bold" style:font-size-complex="9pt" style:font-weight-complex="bold"/>
    </style:style>
    <style:style style:name="P26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Arial2" fo:font-size="10.5pt" fo:letter-spacing="normal" fo:font-style="normal" fo:font-weight="normal" officeooo:rsid="0030646a" officeooo:paragraph-rsid="0035d677" style:font-size-asian="9pt" style:font-style-asian="normal" style:font-weight-asian="bold" style:font-size-complex="9pt" style:font-weight-complex="bold"/>
    </style:style>
    <style:style style:name="P27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Arial2" fo:font-size="10.5pt" fo:letter-spacing="normal" fo:font-style="normal" fo:font-weight="normal" officeooo:rsid="0030646a" officeooo:paragraph-rsid="003e2fd0" style:font-size-asian="9pt" style:font-style-asian="normal" style:font-weight-asian="bold" style:font-size-complex="9pt" style:font-weight-complex="bold"/>
    </style:style>
    <style:style style:name="P28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arial" fo:font-size="9pt" fo:letter-spacing="normal" fo:font-style="normal" fo:font-weight="normal" officeooo:paragraph-rsid="00426ae7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fo:background-color="#ffffff" style:font-size-asian="9pt" style:font-weight-asian="bold" style:font-size-complex="9pt" style:font-weight-complex="bold" loext:padding="0in" loext:border="none"/>
    </style:style>
    <style:style style:name="P30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P31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officeooo:paragraph-rsid="00262e28" style:font-size-asian="9pt" style:font-style-asian="normal" style:font-weight-asian="bold" style:font-size-complex="9pt" style:font-weight-complex="bold"/>
    </style:style>
    <style:style style:name="P32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officeooo:paragraph-rsid="0030646a" style:font-size-asian="9pt" style:font-style-asian="normal" style:font-weight-asian="bold" style:font-size-complex="9pt" style:font-weight-complex="bold"/>
    </style:style>
    <style:style style:name="P33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officeooo:paragraph-rsid="00426ae7" style:font-size-asian="9pt" style:font-style-asian="normal" style:font-weight-asian="bold" style:font-size-complex="9pt" style:font-weight-complex="bold"/>
    </style:style>
    <style:style style:name="P34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officeooo:rsid="00220f18" officeooo:paragraph-rsid="00426ae7" style:font-size-asian="9pt" style:font-style-asian="normal" style:font-weight-asian="bold" style:font-size-complex="9pt" style:font-weight-complex="bold"/>
    </style:style>
    <style:style style:name="P35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" fo:font-size="8pt" fo:letter-spacing="normal" fo:font-style="normal" fo:font-weight="bold" style:font-size-asian="8pt" style:font-style-asian="normal" style:font-weight-asian="bold" style:font-size-complex="8pt" style:font-weight-complex="bold"/>
    </style:style>
    <style:style style:name="P36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2" fo:font-size="8.25pt" fo:letter-spacing="normal" fo:font-style="normal" fo:font-weight="bold" officeooo:rsid="004009ee" officeooo:paragraph-rsid="00426ae7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top="0in" fo:margin-bottom="0in" loext:contextual-spacing="true"/>
      <style:text-properties fo:font-variant="normal" fo:text-transform="none" fo:color="#000000" style:font-name="Tahoma2" fo:font-size="8.25pt" fo:letter-spacing="normal" fo:font-style="normal" fo:font-weight="normal" officeooo:rsid="004009ee" officeooo:paragraph-rsid="005d3965" style:font-size-asian="9pt" style:font-size-complex="9pt"/>
    </style:style>
    <style:style style:name="P38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1" fo:font-size="8pt" fo:letter-spacing="normal" fo:font-style="normal" fo:font-weight="normal" officeooo:rsid="0020f0d7" officeooo:paragraph-rsid="00296585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pt" fo:letter-spacing="normal" fo:font-style="normal" fo:font-weight="normal" officeooo:rsid="00220f18" officeooo:paragraph-rsid="002f59d0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20f0d7" officeooo:paragraph-rsid="003264c7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220f18" officeooo:paragraph-rsid="0035d677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220f18" officeooo:paragraph-rsid="003e2fd0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3264c7" officeooo:paragraph-rsid="0035d677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3264c7" officeooo:paragraph-rsid="003e2fd0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4009ee" officeooo:paragraph-rsid="004009ee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4009ee" officeooo:paragraph-rsid="00426ae7" style:font-size-asian="8pt" style:font-weight-asian="bold" style:font-size-complex="8pt" style:font-weight-complex="bold"/>
    </style:style>
    <style:style style:name="P47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4009ee" officeooo:paragraph-rsid="005d3965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3c4b4c" officeooo:paragraph-rsid="004009ee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38d0ab" officeooo:paragraph-rsid="00426ae7" style:font-size-asian="8pt" style:font-weight-asian="bold" style:font-size-complex="8pt" style:font-weight-complex="bold"/>
    </style:style>
    <style:style style:name="P50" style:family="paragraph" style:parent-style-name="Standard">
      <style:paragraph-properties fo:margin-top="0in" fo:margin-bottom="0in" loext:contextual-spacing="true"/>
      <style:text-properties fo:font-variant="normal" fo:text-transform="none" fo:color="#666666" style:font-name="Tahoma2" fo:font-size="8.25pt" fo:letter-spacing="normal" fo:font-style="normal" fo:font-weight="normal" officeooo:rsid="003a6b81" officeooo:paragraph-rsid="003e2fd0" style:font-size-asian="9pt" style:font-style-asian="normal" style:font-weight-asian="bold" style:font-size-complex="9pt" style:font-weight-complex="bold"/>
    </style:style>
    <style:style style:name="P51" style:family="paragraph" style:parent-style-name="Standard">
      <style:paragraph-properties fo:margin-top="0in" fo:margin-bottom="0in" loext:contextual-spacing="true"/>
      <style:text-properties officeooo:paragraph-rsid="001e6de2"/>
    </style:style>
    <style:style style:name="P52" style:family="paragraph" style:parent-style-name="Standard">
      <style:paragraph-properties fo:margin-top="0in" fo:margin-bottom="0in" loext:contextual-spacing="true"/>
      <style:text-properties fo:font-size="9pt" officeooo:paragraph-rsid="00415f9c" style:font-size-asian="9pt" style:font-size-complex="9pt"/>
    </style:style>
    <style:style style:name="P53" style:family="paragraph" style:parent-style-name="Standard">
      <style:paragraph-properties fo:margin-top="0in" fo:margin-bottom="0in" loext:contextual-spacing="true"/>
      <style:text-properties style:font-name="Tahoma1" fo:font-size="8pt" fo:font-weight="bold" officeooo:paragraph-rsid="0020f0d7" style:font-size-asian="8pt" style:font-weight-asian="bold" style:font-size-complex="8pt" style:font-weight-complex="bold"/>
    </style:style>
    <style:style style:name="P54" style:family="paragraph" style:parent-style-name="Standard">
      <style:paragraph-properties fo:margin-top="0in" fo:margin-bottom="0in" loext:contextual-spacing="true"/>
      <style:text-properties style:font-name="Tahoma1" fo:font-size="8pt" fo:font-weight="bold" officeooo:paragraph-rsid="00296585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top="0in" fo:margin-bottom="0in" loext:contextual-spacing="true"/>
      <style:text-properties style:font-name="Tahoma1" fo:font-size="8pt" fo:font-weight="bold" officeooo:paragraph-rsid="003264c7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top="0in" fo:margin-bottom="0in" loext:contextual-spacing="true"/>
      <style:text-properties style:font-name="Tahoma1" fo:font-size="8pt" fo:font-weight="bold" officeooo:paragraph-rsid="0035d677" style:font-size-asian="8pt" style:font-weight-asian="bold" style:font-size-complex="8pt" style:font-weight-complex="bold"/>
    </style:style>
    <style:style style:name="P57" style:family="paragraph" style:parent-style-name="Standard">
      <style:paragraph-properties fo:margin-top="0in" fo:margin-bottom="0in" loext:contextual-spacing="true"/>
      <style:text-properties style:font-name="Tahoma1" fo:font-size="8pt" fo:font-weight="bold" officeooo:paragraph-rsid="004009ee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top="0in" fo:margin-bottom="0in" loext:contextual-spacing="true"/>
      <style:text-properties officeooo:paragraph-rsid="00220f18"/>
    </style:style>
    <style:style style:name="P59" style:family="paragraph" style:parent-style-name="Standard">
      <style:paragraph-properties fo:margin-top="0in" fo:margin-bottom="0in" loext:contextual-spacing="true"/>
      <style:text-properties officeooo:paragraph-rsid="002e22de"/>
    </style:style>
    <style:style style:name="P60" style:family="paragraph" style:parent-style-name="Standard">
      <style:paragraph-properties fo:margin-top="0in" fo:margin-bottom="0in" loext:contextual-spacing="true"/>
      <style:text-properties officeooo:paragraph-rsid="003264c7"/>
    </style:style>
    <style:style style:name="P61" style:family="paragraph" style:parent-style-name="Standard">
      <style:paragraph-properties fo:margin-top="0in" fo:margin-bottom="0in" loext:contextual-spacing="true"/>
      <style:text-properties officeooo:paragraph-rsid="003490ff"/>
    </style:style>
    <style:style style:name="P62" style:family="paragraph" style:parent-style-name="Standard">
      <style:paragraph-properties fo:margin-top="0in" fo:margin-bottom="0in" loext:contextual-spacing="true"/>
      <style:text-properties officeooo:paragraph-rsid="0035d677"/>
    </style:style>
    <style:style style:name="P63" style:family="paragraph" style:parent-style-name="Standard">
      <style:paragraph-properties fo:margin-top="0in" fo:margin-bottom="0in" loext:contextual-spacing="true"/>
      <style:text-properties officeooo:paragraph-rsid="003e2fd0"/>
    </style:style>
    <style:style style:name="P64" style:family="paragraph" style:parent-style-name="Standard">
      <style:paragraph-properties fo:margin-top="0in" fo:margin-bottom="0in" loext:contextual-spacing="true"/>
      <style:text-properties officeooo:paragraph-rsid="00426ae7"/>
    </style:style>
    <style:style style:name="P65" style:family="paragraph" style:parent-style-name="Standard">
      <style:paragraph-properties fo:margin-top="0in" fo:margin-bottom="0in" loext:contextual-spacing="true"/>
      <style:text-properties officeooo:paragraph-rsid="005d3965"/>
    </style:style>
    <style:style style:name="P66" style:family="paragraph" style:parent-style-name="Heading_20_2">
      <style:paragraph-properties fo:margin-top="0in" fo:margin-bottom="0in" loext:contextual-spacing="true"/>
      <style:text-properties fo:font-variant="normal" fo:text-transform="none" fo:color="#000000" style:font-name="Arial2" fo:font-size="10.5pt" fo:letter-spacing="normal" fo:font-style="normal" fo:font-weight="normal" fo:background-color="#ffffff" loext:padding="0in" loext:border="none"/>
    </style:style>
    <style:style style:name="P67" style:family="paragraph" style:parent-style-name="Table_20_Contents">
      <style:paragraph-properties fo:margin-top="0in" fo:margin-bottom="0in" loext:contextual-spacing="true"/>
      <style:text-properties fo:color="#000000" style:font-name="Tahoma1" fo:font-size="8pt" officeooo:paragraph-rsid="0020f0d7" style:font-size-asian="8pt" style:font-size-complex="8pt"/>
    </style:style>
    <style:style style:name="P68" style:family="paragraph" style:parent-style-name="Table_20_Contents">
      <style:paragraph-properties fo:margin-top="0in" fo:margin-bottom="0in" loext:contextual-spacing="true"/>
      <style:text-properties fo:font-variant="normal" fo:text-transform="none" fo:color="#000000" style:font-name="Tahoma" fo:font-size="9pt" fo:letter-spacing="normal" fo:font-style="normal" fo:font-weight="bold" officeooo:paragraph-rsid="001f9393" style:font-size-asian="9pt" style:font-style-asian="normal" style:font-weight-asian="bold" style:font-size-complex="9pt" style:font-weight-complex="bold"/>
    </style:style>
    <style:style style:name="P69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style:font-name="Tahoma" fo:background-color="#ffffff"/>
    </style:style>
    <style:style style:name="P70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color="#000000" style:font-name="Tahoma" fo:font-size="9pt" fo:background-color="#ffffff" style:font-size-asian="9pt" style:font-size-complex="9pt"/>
    </style:style>
    <style:style style:name="P71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color="#000000" style:font-name="Tahoma" fo:font-size="9pt" fo:font-weight="bold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color="#000000" style:font-name="Tahoma" fo:font-size="9pt" fo:font-weight="bold" officeooo:paragraph-rsid="001e6de2" fo:background-color="#ffffff" style:font-size-asian="9pt" style:font-weight-asian="bold" style:font-size-complex="9pt" style:font-weight-complex="bold"/>
    </style:style>
    <style:style style:name="P73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font-name="Tahoma" fo:font-size="9pt" fo:letter-spacing="normal" fo:font-style="normal" fo:font-weight="bold" officeooo:paragraph-rsid="00220f18" fo:background-color="#ffffff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666666" style:font-name="Tahoma2" fo:font-size="8.25pt" fo:letter-spacing="normal" fo:font-style="normal" fo:font-weight="bold" officeooo:paragraph-rsid="002e22de" fo:background-color="#ffffff" style:font-size-asian="9pt" style:font-weight-asian="bold" style:font-size-complex="9pt" style:font-weight-complex="bold"/>
    </style:style>
    <style:style style:name="P75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666666" style:font-name="Tahoma2" fo:font-size="8.25pt" fo:letter-spacing="normal" fo:font-style="normal" fo:font-weight="bold" officeooo:paragraph-rsid="003490ff" fo:background-color="#ffffff" style:font-size-asian="9pt" style:font-weight-asian="bold" style:font-size-complex="9pt" style:font-weight-complex="bold"/>
    </style:style>
    <style:style style:name="P76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666666" style:font-name="Tahoma2" fo:font-size="8.25pt" fo:letter-spacing="normal" fo:font-style="normal" fo:font-weight="bold" officeooo:paragraph-rsid="003e2fd0" fo:background-color="#ffffff" style:font-size-asian="9pt" style:font-weight-asian="bold" style:font-size-complex="9pt" style:font-weight-complex="bold"/>
    </style:style>
    <style:style style:name="P77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666666" style:font-name="Tahoma2" fo:font-size="8.25pt" fo:letter-spacing="normal" fo:font-style="normal" fo:font-weight="bold" officeooo:paragraph-rsid="00426ae7" fo:background-color="#ffffff" style:font-size-asian="9pt" style:font-weight-asian="bold" style:font-size-complex="9pt" style:font-weight-complex="bold"/>
    </style:style>
    <style:style style:name="P78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666666" style:font-name="Tahoma2" fo:font-size="8.25pt" fo:letter-spacing="normal" fo:font-style="normal" fo:font-weight="bold" officeooo:paragraph-rsid="005d3965" fo:background-color="#ffffff" style:font-size-asian="9pt" style:font-weight-asian="bold" style:font-size-complex="9pt" style:font-weight-complex="bold"/>
    </style:style>
    <style:style style:name="P79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size="9pt" fo:font-weight="normal" officeooo:paragraph-rsid="00220f18" style:font-size-asian="9pt" style:font-weight-asian="normal" style:font-size-complex="9pt" style:font-weight-complex="normal"/>
    </style:style>
    <style:style style:name="P80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size="9pt" fo:font-weight="normal" officeooo:paragraph-rsid="002e22de" style:font-size-asian="9pt" style:font-weight-asian="normal" style:font-size-complex="9pt" style:font-weight-complex="normal"/>
    </style:style>
    <style:style style:name="P81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size="9pt" fo:font-weight="normal" officeooo:paragraph-rsid="003490ff" style:font-size-asian="9pt" style:font-weight-asian="normal" style:font-size-complex="9pt" style:font-weight-complex="normal"/>
    </style:style>
    <style:style style:name="P82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size="9pt" fo:font-weight="normal" officeooo:paragraph-rsid="003e2fd0" style:font-size-asian="9pt" style:font-weight-asian="normal" style:font-size-complex="9pt" style:font-weight-complex="normal"/>
    </style:style>
    <style:style style:name="P83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size="9pt" fo:font-weight="normal" officeooo:paragraph-rsid="00471b3c" style:font-size-asian="9pt" style:font-weight-asian="normal" style:font-size-complex="9pt" style:font-weight-complex="normal"/>
    </style:style>
    <style:style style:name="P84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color="#000000" style:font-name="Tahoma" fo:font-size="9pt" fo:background-color="#ffffff" style:font-size-asian="9pt" style:font-size-complex="9pt"/>
    </style:style>
    <style:style style:name="P85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color="#000000" style:font-name="Tahoma" fo:font-size="9pt" fo:font-weight="bold" officeooo:paragraph-rsid="001e6de2" fo:background-color="#ffffff" style:font-size-asian="9pt" style:font-weight-asian="bold" style:font-size-complex="9pt" style:font-weight-complex="bold"/>
    </style:style>
    <style:style style:name="P86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color="#000000" style:font-name="Tahoma" fo:font-size="9pt" fo:font-weight="normal" officeooo:paragraph-rsid="001e6de2" fo:background-color="#ffffff" style:font-size-asian="9pt" style:font-weight-asian="normal" style:font-size-complex="9pt" style:font-weight-complex="normal"/>
    </style:style>
    <style:style style:name="P87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000000" style:font-name="Tahoma1" fo:font-size="9pt" fo:letter-spacing="normal" fo:font-style="normal" fo:font-weight="normal" officeooo:paragraph-rsid="001e6de2" fo:background-color="#ffffff" style:font-size-asian="9pt" style:font-weight-asian="normal" style:font-size-complex="9pt" style:font-weight-complex="normal"/>
    </style:style>
    <style:style style:name="P88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normal" officeooo:paragraph-rsid="00220f18" fo:background-color="#ffffff" style:font-size-asian="9pt" style:font-weight-asian="normal" style:font-size-complex="9pt" style:font-weight-complex="normal"/>
    </style:style>
    <style:style style:name="P89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bold" officeooo:paragraph-rsid="002e22de" fo:background-color="#ffffff" style:font-size-asian="9pt" style:font-weight-asian="bold" style:font-size-complex="9pt" style:font-weight-complex="bold"/>
    </style:style>
    <style:style style:name="P90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bold" officeooo:paragraph-rsid="003490ff" fo:background-color="#ffffff" style:font-size-asian="9pt" style:font-weight-asian="bold" style:font-size-complex="9pt" style:font-weight-complex="bold"/>
    </style:style>
    <style:style style:name="P91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bold" officeooo:paragraph-rsid="003e2fd0" fo:background-color="#ffffff" style:font-size-asian="9pt" style:font-weight-asian="bold" style:font-size-complex="9pt" style:font-weight-complex="bold"/>
    </style:style>
    <style:style style:name="P92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bold" officeooo:rsid="00471b3c" officeooo:paragraph-rsid="00426ae7" fo:background-color="#ffffff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.25pt" fo:letter-spacing="normal" fo:font-style="normal" fo:font-weight="bold" officeooo:rsid="00471b3c" officeooo:paragraph-rsid="005d3965" fo:background-color="#ffffff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-color="#ffffff"/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/>
      <style:text-properties fo:font-variant="normal" fo:text-transform="none" fo:color="#666666" style:font-name="Tahoma2" fo:font-size="8pt" fo:letter-spacing="normal" fo:font-style="normal" fo:font-weight="normal" officeooo:rsid="00471b3c" officeooo:paragraph-rsid="005d3965" fo:background-color="#ffffff" style:font-size-asian="8pt" style:font-weight-asian="normal" style:font-size-complex="8pt" style:font-weight-complex="normal"/>
    </style:style>
    <style:style style:name="P95" style:family="paragraph" style:parent-style-name="Text_20_body">
      <style:paragraph-properties fo:margin-left="0in" fo:margin-right="0in" fo:margin-top="0in" fo:margin-bottom="0in" loext:contextual-spacing="true" fo:orphans="2" fo:widows="2" fo:text-indent="0in" style:auto-text-indent="false"/>
      <style:text-properties fo:font-variant="normal" fo:text-transform="none" fo:color="#000000" style:font-name="Tahoma" fo:font-size="9pt" fo:letter-spacing="normal" style:font-size-asian="9pt" style:font-size-complex="9pt"/>
    </style:style>
    <style:style style:name="P96" style:family="paragraph" style:parent-style-name="Text_20_body">
      <style:paragraph-properties fo:margin-left="0in" fo:margin-right="0in" fo:margin-top="0in" fo:margin-bottom="0in" loext:contextual-spacing="true" fo:orphans="2" fo:widows="2" fo:text-indent="0in" style:auto-text-indent="false"/>
      <style:text-properties fo:font-variant="normal" fo:text-transform="none" fo:color="#000000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P97" style:family="paragraph" style:parent-style-name="Standard">
      <style:paragraph-properties fo:margin-left="0in" fo:margin-right="0in" fo:margin-top="0.1354in" fo:margin-bottom="0.0972in" loext:contextual-spacing="true" fo:text-align="start" style:justify-single-word="false" fo:orphans="2" fo:widows="2" fo:text-indent="0in" style:auto-text-indent="false"/>
      <style:text-properties fo:font-variant="normal" fo:text-transform="none" fo:color="#222222" fo:font-size="9pt" fo:letter-spacing="normal" fo:font-style="normal" fo:font-weight="normal" style:font-size-asian="9pt" style:font-style-asian="normal" style:font-weight-asian="normal" style:font-size-complex="9pt"/>
    </style:style>
    <style:style style:name="P98" style:family="paragraph" style:parent-style-name="Standard">
      <style:paragraph-properties fo:margin-left="0in" fo:margin-right="0in" fo:margin-top="0.1354in" fo:margin-bottom="0.0972in" loext:contextual-spacing="true" fo:text-align="start" style:justify-single-word="false" fo:orphans="2" fo:widows="2" fo:text-indent="0in" style:auto-text-indent="false"/>
      <style:text-properties fo:font-variant="normal" fo:text-transform="none" fo:color="#222222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P99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arial" fo:font-size="8pt" fo:letter-spacing="normal" fo:font-style="normal" fo:font-weight="normal" style:font-size-asian="8pt" style:font-size-complex="8pt"/>
    </style:style>
    <style:style style:name="P100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arial" fo:font-size="8pt" fo:letter-spacing="normal" fo:font-style="normal" fo:font-weight="normal" officeooo:rsid="00637d9f" officeooo:paragraph-rsid="00637d9f" style:font-size-asian="8pt" style:font-size-complex="8pt"/>
    </style:style>
    <style:style style:name="P101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 style:font-size-asian="9pt" style:font-size-complex="9pt"/>
    </style:style>
    <style:style style:name="P102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Tahoma1" fo:font-size="9pt" fo:letter-spacing="normal" fo:font-style="normal" fo:font-weight="normal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104" style:family="paragraph" style:parent-style-name="Standard">
      <style:paragraph-properties fo:margin-left="0in" fo:margin-right="0in" fo:margin-top="0.1354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arial" fo:font-size="9pt" fo:letter-spacing="normal" fo:font-style="normal" fo:font-weight="normal" officeooo:rsid="005bd154" officeooo:paragraph-rsid="005bd154" style:font-size-asian="9pt" style:font-size-complex="9pt"/>
    </style:style>
    <style:style style:name="P105" style:family="paragraph" style:parent-style-name="Standard">
      <style:paragraph-properties fo:margin-left="0in" fo:margin-right="0in" fo:margin-top="0in" fo:margin-bottom="0.1252in" loext:contextual-spacing="false" fo:line-height="124%" fo:text-align="start" style:justify-single-word="false" fo:orphans="2" fo:widows="2" fo:text-indent="0in" style:auto-text-indent="false"/>
      <style:text-properties fo:font-variant="normal" fo:text-transform="none" fo:color="#222222" style:font-name="Tahoma1" fo:font-size="9pt" fo:letter-spacing="normal" fo:font-style="normal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in" fo:margin-right="0in" fo:margin-top="0in" fo:margin-bottom="0.1252in" loext:contextual-spacing="false" fo:line-height="124%" fo:text-align="start" style:justify-single-word="false" fo:orphans="2" fo:widows="2" fo:text-indent="0in" style:auto-text-indent="false"/>
      <style:text-properties fo:font-variant="normal" fo:text-transform="none" fo:color="#222222" style:font-name="Tahoma1" fo:font-size="9pt" fo:letter-spacing="normal" fo:font-style="normal" fo:font-weight="normal" officeooo:paragraph-rsid="004983cc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margin-left="0in" fo:margin-right="0in" fo:margin-top="0in" fo:margin-bottom="0.1252in" loext:contextual-spacing="false" fo:line-height="124%" fo:text-align="start" style:justify-single-word="false" fo:orphans="2" fo:widows="2" fo:text-indent="0in" style:auto-text-indent="false"/>
      <style:text-properties fo:font-variant="normal" fo:text-transform="none" fo:color="#222222" style:font-name="Tahoma1" fo:font-size="9pt" fo:letter-spacing="normal" fo:font-style="normal" fo:font-weight="normal" officeooo:rsid="004983cc" officeooo:paragraph-rsid="004983cc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left="0in" fo:margin-right="0in" fo:margin-top="0in" fo:margin-bottom="0.1252in" loext:contextual-spacing="false" fo:line-height="124%" fo:text-align="start" style:justify-single-word="false" fo:orphans="2" fo:widows="2" fo:text-indent="0in" style:auto-text-indent="false"/>
      <style:text-properties fo:color="#222222" style:font-name="Tahoma1" fo:font-size="8pt" officeooo:paragraph-rsid="005d3965" style:font-size-asian="8pt" style:font-size-complex="8pt"/>
    </style:style>
    <style:style style:name="P109" style:family="paragraph" style:parent-style-name="Standard">
      <style:paragraph-properties fo:margin-left="0in" fo:margin-right="0in" fo:margin-top="0in" fo:margin-bottom="0.1252in" loext:contextual-spacing="false" fo:line-height="124%" fo:text-align="start" style:justify-single-word="false" fo:orphans="2" fo:widows="2" fo:text-indent="0in" style:auto-text-indent="false"/>
      <style:text-properties fo:color="#222222" style:font-name="Tahoma1" fo:font-size="8pt" officeooo:rsid="005d79b1" officeooo:paragraph-rsid="005d79b1" style:font-size-asian="8pt" style:font-size-complex="8pt"/>
    </style:style>
    <style:style style:name="P110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111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style:font-name="Tahoma" fo:letter-spacing="normal" fo:font-style="normal" fo:font-weight="normal" style:font-style-asian="normal" style:font-weight-asian="normal"/>
    </style:style>
    <style:style style:name="P112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P113" style:family="paragraph" style:parent-style-name="Table_20_Contents">
      <style:paragraph-properties fo:margin-left="0in" fo:margin-right="0in" fo:orphans="2" fo:widows="2" fo:text-indent="0in" style:auto-text-indent="false"/>
      <style:text-properties fo:font-size="8pt" officeooo:paragraph-rsid="00667597" style:font-size-asian="8pt" style:font-size-complex="8pt"/>
    </style:style>
    <style:style style:name="P1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P115" style:family="paragraph" style:parent-style-name="Standard">
      <style:paragraph-properties fo:margin-top="0.1354in" fo:margin-bottom="0.0972in" loext:contextual-spacing="false"/>
    </style:style>
    <style:style style:name="P116" style:family="paragraph" style:parent-style-name="Standard">
      <style:paragraph-properties fo:margin-top="0.1354in" fo:margin-bottom="0.0972in" loext:contextual-spacing="false"/>
      <style:text-properties fo:font-size="8pt" style:font-size-asian="8pt" style:font-size-complex="8pt"/>
    </style:style>
    <style:style style:name="P117" style:family="paragraph" style:parent-style-name="Text_20_body">
      <style:text-properties fo:font-variant="normal" fo:text-transform="none" style:font-name="Tahoma" fo:letter-spacing="normal" fo:font-style="normal" fo:font-weight="normal" style:font-style-asian="normal" style:font-weight-asian="normal"/>
    </style:style>
    <style:style style:name="P118" style:family="paragraph" style:parent-style-name="Text_20_body">
      <style:text-properties fo:font-variant="normal" fo:text-transform="none" fo:color="#000000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P119" style:family="paragraph" style:parent-style-name="Text_20_body">
      <style:text-properties style:font-name="Tahoma" fo:font-size="9pt" style:font-size-asian="9pt" style:font-size-complex="9pt"/>
    </style:style>
    <style:style style:name="P120" style:family="paragraph" style:parent-style-name="Table_20_Contents">
      <style:text-properties fo:color="#000000" style:font-name="Tahoma" fo:font-size="9pt" style:font-size-asian="9pt" style:font-size-complex="9pt"/>
    </style:style>
    <style:style style:name="P121" style:family="paragraph" style:parent-style-name="Table_20_Contents">
      <style:text-properties fo:color="#000000" style:font-name="Tahoma" fo:font-size="9pt" officeooo:paragraph-rsid="004fbdc9" style:font-size-asian="9pt" style:font-size-complex="9pt"/>
    </style:style>
    <style:style style:name="P122" style:family="paragraph" style:parent-style-name="Table_20_Contents">
      <style:text-properties fo:color="#000000" style:font-name="Tahoma" fo:font-size="9pt" fo:font-weight="bold" style:font-size-asian="9pt" style:font-weight-asian="bold" style:font-size-complex="9pt" style:font-weight-complex="bold"/>
    </style:style>
    <style:style style:name="P123" style:family="paragraph" style:parent-style-name="Table_20_Contents">
      <style:text-properties fo:color="#000000"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24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125" style:family="paragraph" style:parent-style-name="Table_20_Contents">
      <style:text-properties fo:font-variant="normal" fo:text-transform="none" style:font-name="Tahoma" fo:letter-spacing="normal" fo:font-style="normal" fo:font-weight="normal" style:font-style-asian="normal" style:font-weight-asian="normal"/>
    </style:style>
    <style:style style:name="P126" style:family="paragraph" style:parent-style-name="Table_20_Contents">
      <style:text-properties fo:font-variant="normal" fo:text-transform="none" fo:color="#000000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P127" style:family="paragraph" style:parent-style-name="Table_20_Contents">
      <style:text-properties fo:font-variant="normal" fo:text-transform="none" fo:color="#000000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P128" style:family="paragraph" style:parent-style-name="Table_20_Contents">
      <style:text-properties style:font-name="Tahoma" fo:font-size="9pt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style:font-name="Tahoma" fo:font-size="9pt" style:font-size-asian="9pt" style:font-size-complex="9pt"/>
    </style:style>
    <style:style style:name="P130" style:family="paragraph" style:parent-style-name="Table_20_Contents">
      <style:text-properties style:font-name="Tahoma" fo:font-size="9pt" officeooo:rsid="0060a8f2" officeooo:paragraph-rsid="0060a8f2" style:font-size-asian="9pt" style:font-size-complex="9pt"/>
    </style:style>
    <style:style style:name="P131" style:family="paragraph" style:parent-style-name="Table_20_Contents">
      <style:text-properties style:font-name="Tahoma" fo:font-size="9pt" fo:font-weight="bold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133" style:family="paragraph" style:parent-style-name="Table_20_Contents">
      <style:text-properties style:font-name="Tahoma" fo:font-size="9pt" fo:font-weight="bold" officeooo:rsid="0060a8f2" officeooo:paragraph-rsid="0060a8f2" style:font-size-asian="9pt" style:font-weight-asian="bold" style:font-size-complex="9pt" style:font-weight-complex="bold"/>
    </style:style>
    <style:style style:name="P134" style:family="paragraph" style:parent-style-name="Table_20_Contents">
      <style:text-properties style:font-name="Tahoma" fo:font-size="8pt" style:font-size-asian="8pt" style:font-size-complex="8pt"/>
    </style:style>
    <style:style style:name="P135" style:family="paragraph" style:parent-style-name="Table_20_Contents">
      <style:text-properties fo:font-size="8pt" style:font-size-asian="8pt" style:font-size-complex="8pt"/>
    </style:style>
    <style:style style:name="P136" style:family="paragraph" style:parent-style-name="Standard" style:master-page-name="First_20_Page">
      <style:paragraph-properties fo:margin-top="0in" fo:margin-bottom="0in" loext:contextual-spacing="true" fo:text-align="center" style:justify-single-word="false" style:page-number="1"/>
      <style:text-properties style:font-name="Tahoma"/>
    </style:style>
    <style:style style:name="P137" style:family="paragraph" style:parent-style-name="Table_20_Contents">
      <style:text-properties fo:color="#000000" style:font-name="Tahoma" fo:font-size="9pt" fo:font-weight="bold" officeooo:rsid="007ed204" officeooo:paragraph-rsid="007ed204" style:font-size-asian="9pt" style:font-weight-asian="bold" style:font-size-complex="9pt" style:font-weight-complex="bold"/>
    </style:style>
    <style:style style:name="P138" style:family="paragraph" style:parent-style-name="Table_20_Contents">
      <style:text-properties fo:color="#000000" style:font-name="Tahoma" fo:font-size="9pt" style:font-size-asian="9pt" style:font-size-complex="9pt"/>
    </style:style>
    <style:style style:name="P139" style:family="paragraph" style:parent-style-name="Table_20_Contents">
      <style:text-properties fo:color="#000000" style:font-name="Tahoma" fo:font-size="9pt" officeooo:rsid="0068727f" officeooo:paragraph-rsid="0068727f" style:font-size-asian="9pt" style:font-size-complex="9pt"/>
    </style:style>
    <style:style style:name="P140" style:family="paragraph" style:parent-style-name="Table_20_Contents">
      <style:text-properties fo:color="#000000" style:font-name="Tahoma" fo:font-size="9pt" officeooo:rsid="00705864" officeooo:paragraph-rsid="00705864" style:font-size-asian="9pt" style:font-size-complex="9pt"/>
    </style:style>
    <style:style style:name="P141" style:family="paragraph" style:parent-style-name="Table_20_Contents">
      <style:text-properties fo:color="#000000" style:font-name="Tahoma" fo:font-size="9pt" officeooo:rsid="00720c56" officeooo:paragraph-rsid="00720c56" style:font-size-asian="9pt" style:font-size-complex="9pt"/>
    </style:style>
    <style:style style:name="P142" style:family="paragraph" style:parent-style-name="Table_20_Contents">
      <style:text-properties style:font-name="Tahoma" fo:font-size="9pt" style:font-size-asian="9pt" style:font-size-complex="9pt"/>
    </style:style>
    <style:style style:name="P143" style:family="paragraph" style:parent-style-name="Table_20_Contents">
      <style:text-properties fo:font-variant="normal" fo:text-transform="none" fo:color="#222222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P144" style:family="paragraph" style:parent-style-name="Table_20_Contents">
      <style:text-properties fo:font-variant="normal" fo:text-transform="none" fo:color="#222222" style:font-name="Tahoma" fo:font-size="8pt" fo:letter-spacing="normal" fo:font-style="normal" fo:font-weight="normal" style:font-size-asian="8pt" style:font-style-asian="normal" style:font-weight-asian="normal" style:font-size-complex="8pt" style:font-weight-complex="normal"/>
    </style:style>
    <style:style style:name="P14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67ac6" style:text-line-through-style="none" style:text-line-through-type="none" style:font-name="Tahoma" fo:font-size="12pt" fo:letter-spacing="normal" fo:font-style="normal" style:text-underline-style="none" fo:font-weight="bold" style:text-blinking="false" fo:background-color="#ffffff" loext:char-shading-value="0" style:font-size-asian="12pt" style:font-style-asian="normal" style:font-weight-asian="bold" style:font-size-complex="12pt" style:font-weight-complex="bold"/>
    </style:style>
    <style:style style:name="T2" style:family="text">
      <style:text-properties fo:font-variant="normal" fo:text-transform="none" fo:color="#167ac6" style:text-line-through-style="none" style:text-line-through-type="none" style:font-name="Tahoma" fo:font-size="12pt" fo:letter-spacing="normal" fo:font-style="normal" style:text-underline-style="none" fo:font-weight="bold" officeooo:rsid="0067a9f0" style:text-blinking="false" fo:background-color="#ffffff" loext:char-shading-value="0" style:font-size-asian="12pt" style:font-style-asian="normal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Tahoma" fo:font-size="9pt" fo:letter-spacing="normal" fo:font-style="normal" fo:font-weight="normal" style:font-size-asian="9pt" style:font-style-asian="normal" style:font-weight-asian="normal" style:font-size-complex="9pt"/>
    </style:style>
    <style:style style:name="T4" style:family="text">
      <style:text-properties fo:font-variant="normal" fo:text-transform="none" fo:color="#000000" style:font-name="Tahoma" fo:font-size="9pt" fo:letter-spacing="normal" fo:font-style="normal" fo:font-weight="normal" officeooo:rsid="0073ed0c" style:font-size-asian="9pt" style:font-style-asian="normal" style:font-weight-asian="normal" style:font-size-complex="9pt"/>
    </style:style>
    <style:style style:name="T5" style:family="text">
      <style:text-properties fo:font-variant="normal" fo:text-transform="none" fo:color="#000000" style:font-name="Tahoma" fo:font-size="9pt" fo:letter-spacing="normal" fo:font-style="normal" fo:font-weight="normal" officeooo:rsid="008031a5" style:font-size-asian="9pt" style:font-style-asian="normal" style:font-weight-asian="normal" style:font-size-complex="9pt"/>
    </style:style>
    <style:style style:name="T6" style:family="text">
      <style:text-properties fo:font-variant="normal" fo:text-transform="none" fo:color="#000000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T7" style:family="text">
      <style:text-properties fo:font-variant="normal" fo:text-transform="none" fo:color="#000000" style:font-name="Tahoma" fo:font-size="9pt" fo:letter-spacing="normal" fo:font-style="normal" fo:font-weight="bold" officeooo:rsid="003249df" style:font-size-asian="9pt" style:font-style-asian="normal" style:font-weight-asian="bold" style:font-size-complex="9pt" style:font-weight-complex="bold"/>
    </style:style>
    <style:style style:name="T8" style:family="text">
      <style:text-properties fo:font-variant="normal" fo:text-transform="none" fo:color="#000000" style:font-name="Tahoma" fo:font-size="9pt" fo:letter-spacing="normal" fo:font-style="normal" fo:font-weight="bold" officeooo:rsid="004c6811" style:font-size-asian="9pt" style:font-style-asian="normal" style:font-weight-asian="bold" style:font-size-complex="9pt" style:font-weight-complex="bold"/>
    </style:style>
    <style:style style:name="T9" style:family="text">
      <style:text-properties fo:font-variant="normal" fo:text-transform="none" fo:color="#000000" style:font-name="Tahoma" fo:font-size="9pt" fo:letter-spacing="normal" fo:font-style="normal" fo:font-weight="bold" style:font-size-asian="9pt" style:font-weight-asian="bold" style:font-size-complex="9pt" style:font-weight-complex="bold"/>
    </style:style>
    <style:style style:name="T10" style:family="text">
      <style:text-properties fo:font-variant="normal" fo:text-transform="none" fo:color="#000000" style:font-name="Tahoma" fo:font-size="9pt" fo:letter-spacing="normal" fo:font-style="normal" fo:font-weight="bold" officeooo:rsid="004ab829" style:font-size-asian="9pt" style:font-weight-asian="bold" style:font-size-complex="9pt" style:font-weight-complex="bold"/>
    </style:style>
    <style:style style:name="T11" style:family="text">
      <style:text-properties fo:font-variant="normal" fo:text-transform="none" fo:color="#000000" style:font-name="Tahoma" fo:font-size="9pt" fo:letter-spacing="normal" fo:font-style="normal" fo:font-weight="bold" officeooo:rsid="004ac4d7" style:font-size-asian="9pt" style:font-weight-asian="bold" style:font-size-complex="9pt" style:font-weight-complex="bold"/>
    </style:style>
    <style:style style:name="T12" style:family="text">
      <style:text-properties fo:font-variant="normal" fo:text-transform="none" fo:color="#000000" style:font-name="Tahoma" fo:font-size="9pt" fo:letter-spacing="normal" style:font-size-asian="9pt" style:font-size-complex="9pt"/>
    </style:style>
    <style:style style:name="T13" style:family="text">
      <style:text-properties fo:font-variant="normal" fo:text-transform="none" fo:color="#000000" style:font-name="Tahoma" fo:letter-spacing="normal" fo:font-style="normal" fo:font-weight="bold" officeooo:rsid="00220f18" style:font-style-asian="normal" style:font-weight-asian="bold" style:font-weight-complex="bold"/>
    </style:style>
    <style:style style:name="T14" style:family="text">
      <style:text-properties fo:font-variant="normal" fo:text-transform="none" fo:color="#000000" style:font-name="Tahoma" fo:letter-spacing="normal" fo:font-style="normal" fo:font-weight="bold" officeooo:rsid="005d79b1" style:font-style-asian="normal" style:font-weight-asian="bold" style:font-weight-complex="bold"/>
    </style:style>
    <style:style style:name="T15" style:family="text">
      <style:text-properties fo:font-variant="normal" fo:text-transform="none" fo:color="#000000" style:font-name="Arial2" fo:font-size="10.5pt" fo:letter-spacing="normal" fo:font-style="normal" fo:font-weight="normal" style:font-size-asian="9pt" style:font-style-asian="normal" style:font-weight-asian="bold" style:font-size-complex="9pt" style:font-weight-complex="bold"/>
    </style:style>
    <style:style style:name="T16" style:family="text">
      <style:text-properties fo:font-variant="normal" fo:text-transform="none" fo:color="#000000" style:font-name="Arial2" fo:font-size="10.5pt" fo:letter-spacing="normal" fo:font-style="normal" fo:font-weight="normal" officeooo:rsid="0030646a" style:font-size-asian="9pt" style:font-style-asian="normal" style:font-weight-asian="bold" style:font-size-complex="9pt" style:font-weight-complex="bold"/>
    </style:style>
    <style:style style:name="T17" style:family="text">
      <style:text-properties fo:font-variant="normal" fo:text-transform="none" fo:color="#000000" style:font-name="Arial2" fo:font-size="10.5pt" fo:letter-spacing="normal" fo:font-style="normal" fo:font-weight="normal" officeooo:rsid="003a6b81" style:font-size-asian="9pt" style:font-style-asian="normal" style:font-weight-asian="bold" style:font-size-complex="9pt" style:font-weight-complex="bold"/>
    </style:style>
    <style:style style:name="T18" style:family="text">
      <style:text-properties fo:font-variant="normal" fo:text-transform="none" fo:color="#000000" style:font-name="Arial2" fo:font-size="10.5pt" fo:letter-spacing="normal" fo:font-style="normal" fo:font-weight="normal" officeooo:rsid="004009ee" style:font-size-asian="9pt" style:font-style-asian="normal" style:font-weight-asian="bold" style:font-size-complex="9pt" style:font-weight-complex="bold"/>
    </style:style>
    <style:style style:name="T19" style:family="text">
      <style:text-properties fo:font-variant="normal" fo:text-transform="none" fo:color="#000000" style:font-name="Arial2" fo:letter-spacing="normal" fo:font-style="normal" fo:font-weight="normal"/>
    </style:style>
    <style:style style:name="T20" style:family="text">
      <style:text-properties fo:font-variant="normal" fo:text-transform="none" fo:color="#000000" style:font-name="Arial2" fo:letter-spacing="normal" fo:font-style="normal" fo:font-weight="normal" officeooo:rsid="00415f9c"/>
    </style:style>
    <style:style style:name="T21" style:family="text">
      <style:text-properties fo:font-variant="normal" fo:text-transform="none" fo:color="#222222" fo:letter-spacing="normal" fo:font-style="normal"/>
    </style:style>
    <style:style style:name="T22" style:family="text">
      <style:text-properties fo:font-variant="normal" fo:text-transform="none" fo:color="#222222" fo:letter-spacing="normal" fo:font-style="normal" officeooo:rsid="0020f0d7"/>
    </style:style>
    <style:style style:name="T23" style:family="text">
      <style:text-properties fo:font-variant="normal" fo:text-transform="none" fo:color="#222222" fo:letter-spacing="normal" fo:font-style="normal" fo:font-weight="normal"/>
    </style:style>
    <style:style style:name="T24" style:family="text">
      <style:text-properties fo:font-variant="normal" fo:text-transform="none" fo:color="#666666" style:font-name="Tahoma2" fo:font-size="8.25pt" fo:letter-spacing="normal" fo:font-style="normal" fo:font-weight="bold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666666" style:font-name="Tahoma2" fo:font-size="8.25pt" fo:letter-spacing="normal" fo:font-style="normal" fo:font-weight="bold" officeooo:rsid="00471b3c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666666" style:font-name="Tahoma2" fo:font-size="8.25pt" fo:letter-spacing="normal" fo:font-style="normal" fo:font-weight="normal"/>
    </style:style>
    <style:style style:name="T27" style:family="text">
      <style:text-properties fo:font-variant="normal" fo:text-transform="none" fo:color="#666666" style:font-name="Tahoma2" fo:font-size="8.25pt" fo:letter-spacing="normal" fo:font-style="normal" fo:font-weight="normal" style:font-weight-asian="bold" style:font-weight-complex="bold"/>
    </style:style>
    <style:style style:name="T28" style:family="text">
      <style:text-properties fo:font-variant="normal" fo:text-transform="none" fo:color="#666666" style:font-name="Tahoma2" fo:font-size="8.25pt" fo:letter-spacing="normal" fo:font-style="normal" fo:font-weight="normal" officeooo:rsid="00220f18" style:font-weight-asian="bold" style:font-weight-complex="bold"/>
    </style:style>
    <style:style style:name="T29" style:family="text">
      <style:text-properties fo:font-variant="normal" fo:text-transform="none" fo:color="#666666" style:font-name="Tahoma2" fo:font-size="8.25pt" fo:letter-spacing="normal" fo:font-style="normal" fo:font-weight="normal" officeooo:rsid="0038d0ab" style:font-weight-asian="bold" style:font-weight-complex="bold"/>
    </style:style>
    <style:style style:name="T30" style:family="text">
      <style:text-properties fo:font-variant="normal" fo:text-transform="none" fo:color="#666666" style:font-name="Tahoma2" fo:font-size="8.25pt" fo:letter-spacing="normal" fo:font-style="normal" fo:font-weight="normal" officeooo:rsid="00426ae7" style:font-weight-asian="bold" style:font-weight-complex="bold"/>
    </style:style>
    <style:style style:name="T31" style:family="text">
      <style:text-properties fo:font-variant="normal" fo:text-transform="none" fo:color="#666666" style:font-name="Tahoma2" fo:font-size="8.25pt" fo:letter-spacing="normal" fo:font-style="normal" fo:font-weight="normal" officeooo:rsid="00433422" style:font-weight-asian="bold" style:font-weight-complex="bold"/>
    </style:style>
    <style:style style:name="T32" style:family="text">
      <style:text-properties fo:font-variant="normal" fo:text-transform="none" fo:color="#666666" style:font-name="Tahoma2" fo:font-size="8.25pt" fo:letter-spacing="normal" fo:font-style="normal" fo:font-weight="normal" style:font-size-asian="9pt" style:font-style-asian="normal" style:font-weight-asian="bold" style:font-size-complex="9pt" style:font-weight-complex="bold"/>
    </style:style>
    <style:style style:name="T33" style:family="text">
      <style:text-properties fo:font-variant="normal" fo:text-transform="none" fo:color="#666666" style:font-name="Tahoma2" fo:font-size="8.25pt" fo:letter-spacing="normal" fo:font-style="normal" fo:font-weight="normal" officeooo:rsid="0030646a" style:font-size-asian="9pt" style:font-style-asian="normal" style:font-weight-asian="bold" style:font-size-complex="9pt" style:font-weight-complex="bold"/>
    </style:style>
    <style:style style:name="T34" style:family="text">
      <style:text-properties fo:font-variant="normal" fo:text-transform="none" fo:color="#666666" style:font-name="Tahoma2" fo:font-size="8.25pt" fo:letter-spacing="normal" fo:font-style="normal" fo:font-weight="normal" officeooo:rsid="003a6b81" style:font-size-asian="9pt" style:font-style-asian="normal" style:font-weight-asian="bold" style:font-size-complex="9pt" style:font-weight-complex="bold"/>
    </style:style>
    <style:style style:name="T35" style:family="text">
      <style:text-properties fo:font-variant="normal" fo:text-transform="none" fo:color="#666666" style:font-name="Tahoma2" fo:font-size="8.25pt" fo:letter-spacing="normal" fo:font-style="normal" fo:font-weight="normal" officeooo:rsid="003e2fd0" style:font-size-asian="9pt" style:font-style-asian="normal" style:font-weight-asian="bold" style:font-size-complex="9pt" style:font-weight-complex="bold"/>
    </style:style>
    <style:style style:name="T36" style:family="text">
      <style:text-properties fo:font-variant="normal" fo:text-transform="none" fo:color="#666666" style:font-name="Tahoma2" fo:font-size="8.25pt" fo:letter-spacing="normal" fo:font-style="normal" fo:font-weight="normal" officeooo:rsid="004009ee" style:font-size-asian="9pt" style:font-style-asian="normal" style:font-weight-asian="bold" style:font-size-complex="9pt" style:font-weight-complex="bold"/>
    </style:style>
    <style:style style:name="T37" style:family="text">
      <style:text-properties fo:font-variant="normal" fo:text-transform="none" fo:color="#666666" style:font-name="Tahoma2" fo:font-size="8.25pt" fo:letter-spacing="normal" fo:font-style="normal" fo:font-weight="normal" style:font-size-asian="9pt" style:font-weight-asian="bold" style:font-size-complex="9pt" style:font-weight-complex="bold"/>
    </style:style>
    <style:style style:name="T38" style:family="text">
      <style:text-properties fo:font-variant="normal" fo:text-transform="none" fo:color="#666666" style:font-name="Tahoma2" fo:font-size="8.25pt" fo:letter-spacing="normal" fo:font-style="normal" fo:font-weight="normal" officeooo:rsid="004ac4d7" style:font-size-asian="9pt" style:font-weight-asian="bold" style:font-size-complex="9pt" style:font-weight-complex="bold"/>
    </style:style>
    <style:style style:name="T39" style:family="text">
      <style:text-properties fo:font-variant="normal" fo:text-transform="none" fo:color="#666666" style:font-name="Tahoma2" fo:font-size="8.25pt" fo:letter-spacing="normal" fo:font-style="normal" fo:font-weight="normal" officeooo:rsid="0020f0d7"/>
    </style:style>
    <style:style style:name="T40" style:family="text">
      <style:text-properties fo:font-variant="normal" fo:text-transform="none" fo:color="#666666" style:font-name="Tahoma2" fo:font-size="8.25pt" fo:letter-spacing="normal" fo:font-style="normal" fo:font-weight="normal" officeooo:rsid="00296585"/>
    </style:style>
    <style:style style:name="T41" style:family="text">
      <style:text-properties fo:font-variant="normal" fo:text-transform="none" fo:color="#666666" style:font-name="Tahoma2" fo:font-size="8.25pt" fo:letter-spacing="normal" fo:font-style="normal" fo:font-weight="normal" officeooo:rsid="003264c7"/>
    </style:style>
    <style:style style:name="T42" style:family="text">
      <style:text-properties fo:font-variant="normal" fo:text-transform="none" fo:color="#666666" style:font-name="Tahoma2" fo:font-size="8.25pt" fo:letter-spacing="normal" fo:font-style="normal" fo:font-weight="normal" officeooo:rsid="003c4b4c"/>
    </style:style>
    <style:style style:name="T43" style:family="text">
      <style:text-properties fo:font-variant="normal" fo:text-transform="none" fo:color="#666666" style:font-name="Tahoma2" fo:font-size="8.25pt" fo:letter-spacing="normal" fo:font-style="normal" fo:font-weight="normal" officeooo:rsid="004009ee"/>
    </style:style>
    <style:style style:name="T44" style:family="text">
      <style:text-properties fo:font-variant="normal" fo:text-transform="none" fo:color="#666666" style:font-name="Tahoma2" fo:font-size="8.25pt" fo:letter-spacing="normal" fo:font-style="normal" fo:font-weight="normal" officeooo:rsid="004fbdc9"/>
    </style:style>
    <style:style style:name="T45" style:family="text">
      <style:text-properties fo:font-variant="normal" fo:text-transform="none" fo:color="#666666" style:font-name="Tahoma2" fo:font-size="8.25pt" fo:letter-spacing="normal" fo:font-style="normal" fo:background-color="#ffffff" loext:char-shading-value="0"/>
    </style:style>
    <style:style style:name="T46" style:family="text">
      <style:text-properties fo:font-variant="normal" fo:text-transform="none" fo:color="#666666" style:font-name="Tahoma2" fo:font-size="8.25pt" fo:letter-spacing="normal" fo:font-style="normal" fo:background-color="#ffffff" loext:char-shading-value="0" style:font-weight-asian="bold" style:font-weight-complex="bold"/>
    </style:style>
    <style:style style:name="T47" style:family="text">
      <style:text-properties fo:font-variant="normal" fo:text-transform="none" fo:color="#666666" style:font-name="Tahoma2" fo:font-size="8.25pt" fo:letter-spacing="normal" fo:font-style="normal" officeooo:rsid="00402826" fo:background-color="#ffffff" loext:char-shading-value="0" style:font-weight-asian="bold" style:font-weight-complex="bold"/>
    </style:style>
    <style:style style:name="T48" style:family="text">
      <style:text-properties fo:font-variant="normal" fo:text-transform="none" fo:color="#666666" style:font-name="Tahoma2" fo:letter-spacing="normal" fo:font-style="normal" fo:font-weight="normal"/>
    </style:style>
    <style:style style:name="T49" style:family="text">
      <style:text-properties fo:font-variant="normal" fo:text-transform="none" fo:color="#666666" style:font-name="Tahoma2" fo:letter-spacing="normal" fo:font-style="normal" fo:font-weight="normal" officeooo:rsid="00220f18" style:font-weight-asian="bold" style:font-weight-complex="bold"/>
    </style:style>
    <style:style style:name="T50" style:family="text">
      <style:text-properties fo:font-variant="normal" fo:text-transform="none" fo:color="#666666" style:font-name="Tahoma2" fo:letter-spacing="normal" fo:font-style="normal" fo:font-weight="normal" officeooo:rsid="005d79b1" style:font-style-asian="normal" style:font-weight-asian="bold" style:font-weight-complex="bold"/>
    </style:style>
    <style:style style:name="T51" style:family="text">
      <style:text-properties fo:font-variant="normal" fo:text-transform="none" fo:color="#666666" style:font-name="Tahoma2" fo:letter-spacing="normal" fo:font-style="normal" fo:font-weight="normal" officeooo:rsid="00220f18" style:font-style-asian="normal" style:font-weight-asian="bold" style:font-weight-complex="bold"/>
    </style:style>
    <style:style style:name="T52" style:family="text">
      <style:text-properties fo:font-variant="normal" fo:text-transform="none" fo:color="#666666" style:font-name="Tahoma2" fo:letter-spacing="normal" fo:font-style="normal" fo:font-weight="normal" officeooo:rsid="00667597"/>
    </style:style>
    <style:style style:name="T53" style:family="text">
      <style:text-properties fo:font-variant="normal" fo:text-transform="none" fo:color="#666666" fo:letter-spacing="normal" fo:font-style="normal" fo:font-weight="normal"/>
    </style:style>
    <style:style style:name="T54" style:family="text">
      <style:text-properties fo:font-variant="normal" fo:text-transform="none" fo:color="#666666" fo:letter-spacing="normal" fo:font-style="normal" fo:font-weight="normal" officeooo:rsid="0020f0d7"/>
    </style:style>
    <style:style style:name="T55" style:family="text">
      <style:text-properties fo:font-variant="normal" fo:text-transform="none" style:font-name="Tahoma2" fo:letter-spacing="normal" fo:font-style="normal" fo:font-weight="normal" style:font-weight-asian="bold" style:font-weight-complex="bold"/>
    </style:style>
    <style:style style:name="T56" style:family="text">
      <style:text-properties fo:font-variant="normal" fo:text-transform="none" style:font-name="Tahoma2" fo:letter-spacing="normal" fo:font-style="normal" fo:font-weight="normal" officeooo:rsid="00220f18" style:font-weight-asian="bold" style:font-weight-complex="bold"/>
    </style:style>
    <style:style style:name="T57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58" style:family="text">
      <style:text-properties fo:font-variant="normal" fo:text-transform="none" fo:letter-spacing="normal" fo:font-style="normal" fo:font-weight="normal" style:font-style-asian="normal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0" style:family="text">
      <style:text-properties fo:font-variant="normal" fo:text-transform="none" style:font-name="Tahoma" fo:font-size="9pt" fo:letter-spacing="normal" fo:font-style="normal" fo:font-weight="bold" style:font-size-asian="9pt" style:font-style-asian="normal" style:font-weight-asian="bold" style:font-size-complex="9pt" style:font-weight-complex="bold"/>
    </style:style>
    <style:style style:name="T61" style:family="text">
      <style:text-properties fo:font-variant="normal" fo:text-transform="none" style:font-name="Tahoma" fo:font-size="9pt" fo:letter-spacing="normal" fo:font-style="normal" fo:font-weight="bold" officeooo:rsid="00281855" style:font-size-asian="9pt" style:font-style-asian="normal" style:font-weight-asian="bold" style:font-size-complex="9pt" style:font-weight-complex="bold"/>
    </style:style>
    <style:style style:name="T62" style:family="text">
      <style:text-properties fo:font-variant="normal" fo:text-transform="none" style:font-name="Tahoma" fo:font-size="9pt" fo:letter-spacing="normal" fo:font-style="normal" fo:font-weight="normal" officeooo:rsid="00281855" style:font-size-asian="9pt" style:font-style-asian="normal" style:font-weight-asian="normal" style:font-size-complex="9pt" style:font-weight-complex="normal"/>
    </style:style>
    <style:style style:name="T63" style:family="text">
      <style:text-properties fo:font-variant="normal" fo:text-transform="none" style:font-name="Arial2" fo:font-size="10.5pt" fo:letter-spacing="normal" fo:font-style="normal" fo:font-weight="normal" style:font-size-asian="9pt" style:font-style-asian="normal" style:font-weight-asian="bold" style:font-size-complex="9pt" style:font-weight-complex="bold"/>
    </style:style>
    <style:style style:name="T64" style:family="text">
      <style:text-properties fo:font-variant="normal" fo:text-transform="none" style:font-name="Arial2" fo:font-size="10.5pt" fo:letter-spacing="normal" fo:font-style="normal" fo:font-weight="normal" officeooo:rsid="00281855" style:font-size-asian="9pt" style:font-style-asian="normal" style:font-weight-asian="bold" style:font-size-complex="9pt" style:font-weight-complex="bold"/>
    </style:style>
    <style:style style:name="T65" style:family="text">
      <style:text-properties fo:font-variant="normal" fo:text-transform="none" style:font-name="Arial2" fo:font-size="10.5pt" fo:letter-spacing="normal" fo:font-style="normal" fo:font-weight="bold" officeooo:rsid="00281855" style:font-size-asian="9pt" style:font-style-asian="normal" style:font-weight-asian="bold" style:font-size-complex="9pt" style:font-weight-complex="bold"/>
    </style:style>
    <style:style style:name="T66" style:family="text">
      <style:text-properties fo:color="#000000" style:font-name="Tahoma"/>
    </style:style>
    <style:style style:name="T67" style:family="text">
      <style:text-properties fo:color="#000000" style:font-name="Tahoma" fo:font-size="9pt" fo:font-weight="bold" style:font-size-asian="9pt" style:font-weight-asian="bold" style:font-size-complex="9pt" style:font-weight-complex="bold"/>
    </style:style>
    <style:style style:name="T68" style:family="text">
      <style:text-properties fo:color="#000000" style:font-name="Tahoma" fo:font-size="9pt" fo:font-weight="bold" officeooo:rsid="004ab829" style:font-size-asian="9pt" style:font-weight-asian="bold" style:font-size-complex="9pt" style:font-weight-complex="bold"/>
    </style:style>
    <style:style style:name="T69" style:family="text">
      <style:text-properties fo:color="#000000" style:font-name="Tahoma" fo:font-size="9pt" style:font-size-asian="9pt" style:font-size-complex="9pt"/>
    </style:style>
    <style:style style:name="T70" style:family="text">
      <style:text-properties fo:color="#000000" style:font-name="Tahoma" fo:font-size="9pt" officeooo:rsid="0073ed0c" style:font-size-asian="9pt" style:font-size-complex="9pt"/>
    </style:style>
    <style:style style:name="T71" style:family="text">
      <style:text-properties fo:color="#000000" style:font-name="Tahoma" fo:font-weight="bold" style:font-style-asian="normal" style:font-weight-asian="bold" style:font-weight-complex="bold"/>
    </style:style>
    <style:style style:name="T72" style:family="text">
      <style:text-properties fo:color="#000000" style:font-name="Tahoma" fo:font-weight="bold" officeooo:rsid="00637d9f" style:font-style-asian="normal" style:font-weight-asian="bold" style:font-weight-complex="bold"/>
    </style:style>
    <style:style style:name="T73" style:family="text">
      <style:text-properties fo:color="#000000" style:font-name="Tahoma" fo:background-color="#ffffff" loext:char-shading-value="0"/>
    </style:style>
    <style:style style:name="T74" style:family="text">
      <style:text-properties fo:color="#000000" style:font-name="Tahoma" officeooo:rsid="00415f9c"/>
    </style:style>
    <style:style style:name="T75" style:family="text">
      <style:text-properties style:font-name="Tahoma"/>
    </style:style>
    <style:style style:name="T76" style:family="text">
      <style:text-properties style:font-name="Tahoma" fo:font-size="9pt" style:font-size-asian="9pt" style:font-size-complex="9pt"/>
    </style:style>
    <style:style style:name="T77" style:family="text">
      <style:text-properties style:font-name="Tahoma" fo:font-size="9pt" officeooo:rsid="00532445" style:font-size-asian="9pt" style:font-size-complex="9pt"/>
    </style:style>
    <style:style style:name="T78" style:family="text">
      <style:text-properties style:font-name="Tahoma" fo:font-size="9pt" officeooo:rsid="0054d97d" style:font-size-asian="9pt" style:font-size-complex="9pt"/>
    </style:style>
    <style:style style:name="T79" style:family="text">
      <style:text-properties style:font-name="Tahoma" fo:font-weight="bold" style:font-size-asian="9pt" style:font-style-asian="normal" style:font-weight-asian="bold" style:font-size-complex="9pt" style:font-weight-complex="bold"/>
    </style:style>
    <style:style style:name="T80" style:family="text">
      <style:text-properties style:font-name="Tahoma" fo:font-weight="bold" style:font-weight-asian="bold" style:font-weight-complex="bold"/>
    </style:style>
    <style:style style:name="T81" style:family="text">
      <style:text-properties style:font-name="Tahoma" officeooo:rsid="0059d253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220f18" style:font-weight-asian="bold" style:font-weight-complex="bold"/>
    </style:style>
    <style:style style:name="T84" style:family="text">
      <style:text-properties fo:color="#666666" officeooo:rsid="0038d0ab"/>
    </style:style>
    <style:style style:name="T85" style:family="text">
      <style:text-properties fo:color="#666666" officeooo:rsid="004983cc"/>
    </style:style>
    <style:style style:name="T86" style:family="text">
      <style:text-properties style:font-name="Tahoma2" officeooo:rsid="005bd154"/>
    </style:style>
    <style:style style:name="T87" style:family="text">
      <style:text-properties style:font-name="Tahoma2" officeooo:rsid="004009ee"/>
    </style:style>
    <style:style style:name="T88" style:family="text">
      <style:text-properties officeooo:rsid="004983cc"/>
    </style:style>
    <style:style style:name="T89" style:family="text">
      <style:text-properties officeooo:rsid="004fbdc9"/>
    </style:style>
    <style:style style:name="T90" style:family="text">
      <style:text-properties fo:font-size="12.75pt" fo:font-weight="bold" style:font-size-asian="9pt" style:font-weight-asian="bold" style:font-size-complex="9pt" style:font-weight-complex="bold"/>
    </style:style>
    <style:style style:name="T91" style:family="text">
      <style:text-properties officeooo:rsid="005bd154"/>
    </style:style>
    <style:style style:name="T92" style:family="text">
      <style:text-properties officeooo:rsid="005d3965"/>
    </style:style>
    <style:style style:name="T93" style:family="text">
      <style:text-properties fo:font-size="8pt" style:font-size-asian="8pt" style:font-size-complex="8pt"/>
    </style:style>
    <style:style style:name="T94" style:family="text">
      <style:text-properties fo:font-size="8pt" officeooo:rsid="005d3965" style:font-size-asian="8pt" style:font-size-complex="8pt"/>
    </style:style>
    <style:style style:name="T95" style:family="text">
      <style:text-properties officeooo:rsid="00637d9f"/>
    </style:style>
    <style:style style:name="T96" style:family="text">
      <style:text-properties officeooo:rsid="00667597"/>
    </style:style>
    <style:style style:name="T97" style:family="text">
      <style:text-properties officeooo:rsid="00694471"/>
    </style:style>
    <style:style style:name="T98" style:family="text">
      <style:text-properties officeooo:rsid="006a938d"/>
    </style:style>
    <style:style style:name="T99" style:family="text">
      <style:text-properties officeooo:rsid="006fab5a"/>
    </style:style>
    <style:style style:name="T100" style:family="text">
      <style:text-properties officeooo:rsid="0075de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<text:span text:style-name="ListLabel_20_1"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8"><text:span text:style-name="Internet_20_link"><text:span text:style-name="T1">ŚPIEWNIK <text:s/>- OGNISKO 13.07.2019 – </text:span></text:span><text:span text:style-name="Internet_20_link"><text:span text:style-name="T2">UBIAD</text:span></text:span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oft-page-break/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1">Mig - Wymarzona</text:p>
            <text:p text:style-name="P69"/>
            <text:p text:style-name="P84">1. Wymarzona, tak jak z mojego snu.</text:p>
            <text:p text:style-name="P70">Taka śliczna, że aż brakuje tchu.</text:p>
            <text:p text:style-name="P70">Ta jedyna, która coś w sobie ma,</text:p>
            <text:p text:style-name="P70">zjawiskowa.</text:p>
            <text:p text:style-name="P70"/>
            <text:p text:style-name="P70">Ref.</text:p>
            <text:p text:style-name="P70">Dlatego kocham ją mocno, ja wiem,</text:p>
            <text:p text:style-name="P70">że nie liczy się nic oprócz niej.</text:p>
            <text:p text:style-name="P70">Ona buzię ma słodką,</text:p>
            <text:p text:style-name="P70">to ta, która szczęście mi da!</text:p>
            <text:p text:style-name="P70">[x2]</text:p>
            <text:p text:style-name="P70"/>
            <text:p text:style-name="P70">2. Piękne oczy, które kuszą co dzień.</text:p>
            <text:p text:style-name="P70">Za ten uśmiech zrobię wszystko co chcesz.</text:p>
            <text:p text:style-name="P70">Mógłbym patrzeć na nią każdego dnia,</text:p>
            <text:p text:style-name="P70">tak bez końca...</text:p>
            <text:p text:style-name="P70"/>
            <text:p text:style-name="P70">Ref.</text:p>
            <text:p text:style-name="P70">Dlatego kocham ją mocno, ja wiem,</text:p>
            <text:p text:style-name="P70">że nie liczy się nic oprócz niej.</text:p>
            <text:p text:style-name="P70">Ona buzię ma słodką,</text:p>
            <text:p text:style-name="P70">to ta, która szczęście mi da!</text:p>
            <text:p text:style-name="P70">[x2]</text:p>
            <text:p text:style-name="P70"/>
            <text:p text:style-name="P70">Dlatego kocham ją mocno, ja wiem,</text:p>
            <text:p text:style-name="P70">że nie liczy się nic oprócz niej.</text:p>
            <text:p text:style-name="P70">Ona buzię ma słodką,</text:p>
            <text:p text:style-name="P70">to ta, która szczęście mi da!</text:p>
            <text:p text:style-name="P70">[x2]</text:p>
            <text:p text:style-name="P120"/>
            <text:p text:style-name="P120"/>
            <text:p text:style-name="P120"/>
            <text:p text:style-name="P120"/>
          </table:table-cell>
          <table:table-cell table:style-name="Table1.A1" office:value-type="string">
            <text:p text:style-name="P122">Feel-Jak Aniola Glos </text:p>
            <text:p text:style-name="P120"/>
            <text:p text:style-name="P120">Jak anioła głos, usłyszałem ją.</text:p>
            <text:p text:style-name="P120">Powiedziała patrz, tak to On.</text:p>
            <text:p text:style-name="P120">Na rozstaju dróg, stoi dobry Bóg, </text:p>
            <text:p text:style-name="P120">On wskaże Ci drogę</text:p>
            <text:p text:style-name="P120"/>
            <text:p text:style-name="P120">Już pod koniec dnia, widzę obraz Twój</text:p>
            <text:p text:style-name="P120">Widzę miejsca w których byłem, widzę ludzi tłum</text:p>
            <text:p text:style-name="P120">Już pod koniec dnia, pustej szklanki dźwięk</text:p>
            <text:p text:style-name="P120">To chyba sen</text:p>
            <text:p text:style-name="P120"/>
            <text:p text:style-name="P120">Już pod koniec dnia, widzę obraz Twój</text:p>
            <text:p text:style-name="P120">W pustej szklance pomarańcze, to dobytek mój</text:p>
            <text:p text:style-name="P120">Już pod koniec dnia, pustej szklanki dźwięk</text:p>
            <text:p text:style-name="P120">To chyba sen</text:p>
            <text:p text:style-name="P120"/>
            <text:p text:style-name="P139">REF</text:p>
            <text:p text:style-name="P120"/>
            <text:p text:style-name="P120">Już pod koniec dnia, widzę obraz Twój</text:p>
            <text:p text:style-name="P120">Widzę usta w których nieraz swój topiłem ból</text:p>
            <text:p text:style-name="P120">Już pod koniec dnia słyszę cichy szept</text:p>
            <text:p text:style-name="P120">To chyba sen</text:p>
            <text:p text:style-name="P120"/>
            <text:p text:style-name="P120">Już pod koniec dnia, widzę obraz Twój</text:p>
            <text:p text:style-name="P120">Widzę dłonie, czuję serce, to ideał mój</text:p>
            <text:p text:style-name="P120">Już pod koniec dnia, lecz nie sam</text:p>
            <text:p text:style-name="P120"><text:soft-page-break/>Lecz nie jest sam</text:p>
            <text:p text:style-name="P120"/>
            <text:p text:style-name="P120">Ha…</text:p>
            <text:p text:style-name="P120">Jak anioła głos, usłyszałem ją</text:p>
            <text:p text:style-name="P120">Powiedziała patrz, tak to On</text:p>
            <text:p text:style-name="P120">Na rozstaju dróg, stoi dobry Bóg</text:p>
            <text:p text:style-name="P120">On wskaże Ci drogę (2x)</text:p>
          </table:table-cell>
          <table:table-cell table:style-name="Table1.A1" office:value-type="string">
            <text:p text:style-name="P122">Baciary-Zostań tu ze mną na zawsze</text:p>
            <text:p text:style-name="P117"/>
            <text:p text:style-name="P118">Zostań tu ze mną na zawsze. na zawsze.</text:p>
            <text:p text:style-name="P96">Zostań nie odchodź już wiecej.</text:p>
            <text:p text:style-name="P96">Miłość od nowa się zacznie, sie zacznie</text:p>
            <text:p text:style-name="P96">I ucałuje twe ręce.</text:p>
            <text:p text:style-name="P96">Zostań tu ze mną na zawsze. na zawsze.</text:p>
            <text:p text:style-name="P96">Zostań nie odchodź już więcej.</text:p>
            <text:p text:style-name="P96">Miłość od nowa się zacznie, sie zacznie.</text:p>
            <text:p text:style-name="P96">I ucałuje twe ręce.</text:p>
            <text:p text:style-name="P96"><text:line-break/>Było nam razem tak pięknie.</text:p>
            <text:p text:style-name="P96">Czemuż ten czas szybko mija.</text:p>
            <text:p text:style-name="P96">Twe serce tak bardzo piękne</text:p>
            <text:p text:style-name="P96">Znowu podałaś mi ręke.</text:p>
            <text:p text:style-name="P95"/>
            <text:p text:style-name="P96">Zostań tu ze mną na zawsze. na zawsze.</text:p>
            <text:p text:style-name="P96">Zostań nie odchodź już więcej.</text:p>
            <text:p text:style-name="P96">Miłość od nowa się zacznie, sie zacznie.</text:p>
            <text:p text:style-name="P96">I ucałuje twe ręce.</text:p>
            <text:p text:style-name="P95"/>
            <text:p text:style-name="P96">Przeminął rok może wiecej.</text:p>
            <text:p text:style-name="P96">Miłość do ciebie wciąż rosła.</text:p>
            <text:p text:style-name="P96">Listów pisałam ci wiecej.</text:p>
            <text:p text:style-name="P96">Pragnę byś znowu coś przyniosła.</text:p>
            <text:p text:style-name="P95"/>
            <text:p text:style-name="P96">Zostań tu ze mną na zawsze. na zawsze.</text:p>
            <text:p text:style-name="P96">Zostań nie odchodź już więcej.</text:p>
            <text:p text:style-name="P96">Miłość od nowa się zacznie, sie zacznie.</text:p>
            <text:p text:style-name="P96">I ucałuje twe ręce.</text:p>
            <text:p text:style-name="P96"><text:soft-page-break/>Zostań tu ze mną na zawsze. na zawsze.</text:p>
            <text:p text:style-name="P96">Zostań nie odchodź już więcej.</text:p>
            <text:p text:style-name="P96">Miłość od nowa się zacznie, sie zacznie.</text:p>
            <text:p text:style-name="P96">I ucałuje twe ręce.</text:p>
            <text:p text:style-name="P120"/>
          </table:table-cell>
          <table:table-cell table:style-name="Table1.D1" office:value-type="string">
            <text:p text:style-name="P122">Golec uOrkiestra-Lornetka</text:p>
            <text:p text:style-name="P120"/>
            <text:p text:style-name="P120"><text:span text:style-name="T98">1. </text:span>Kupiłek lornetkę, by podglądać Bernadetkę</text:p>
            <text:p text:style-name="P120">Ale w łoknach żaluzje mo zasłonięte!</text:p>
            <text:p text:style-name="P120">Księżyc wisi na niebie, a jo wciąs nie widzym Ciebie</text:p>
            <text:p text:style-name="P120">Marzem coby ryntgenem być w takiej chwili!</text:p>
            <text:p text:style-name="P120"/>
            <text:p text:style-name="P120"><text:span text:style-name="T98">REF: </text:span>Tak bardzo, bardzo kochom ją</text:p>
            <text:p text:style-name="P120">Że w nocy, kiedy wszyscy śpią</text:p>
            <text:p text:style-name="P120">Jo nie śpię, kombinując jak być z nią (x2)</text:p>
            <text:p text:style-name="P120"/>
            <text:p text:style-name="P120"><text:span text:style-name="T98">2. </text:span>Cekołbyk do rana, lec matuś zdenerwowana</text:p>
            <text:p text:style-name="P120">Krzyczy: "Znowu nie wstanies na pirsom zmianę!"</text:p>
            <text:p text:style-name="P120">Ale matuś nie wie o tym, ze kierownik mnie z roboty <text:span text:style-name="T97">w</text:span>yloł, bo miołek problemy wciąs</text:p>
            <text:p text:style-name="P120"><text:span text:style-name="T98">z</text:span> koncentracją!</text:p>
            <text:p text:style-name="P120"/>
            <text:p text:style-name="P120"><text:span text:style-name="T98">3. </text:span>Wcoraj wpod mi do głowy płomysł cołkiem łodlotowy</text:p>
            <text:p text:style-name="P120">Ze jej wyślem miłosny list - anonimowy!</text:p>
            <text:p text:style-name="P120">Myślem sobie ukradkiem: "Moze kasik przypadkiem</text:p>
            <text:p text:style-name="P120">biegnąc przepadnie wpadając wprost w me ramiona!</text:p>
            <text:p text:style-name="P120"/>
            <text:p text:style-name="P120"/>
          </table:table-cell>
        </table:table-row>
      </table:table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ext:p text:style-name="P4"><text:span text:style-name="Internet_20_link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2">Piękni i Młodzi-Ona jest taka cudowna </text:p>
            <text:p text:style-name="P120"/>
            <text:p text:style-name="P120">1. Samotność zwykle swe granice ma</text:p>
            <text:p text:style-name="P120">Zanika pustka, szarość czterech ścian.</text:p>
            <text:p text:style-name="P120">Niesforny los chce złączyć drogi dwie,</text:p>
            <text:p text:style-name="P120">By odnalazły życia swego cel.</text:p>
            <text:p text:style-name="P120">Uczucie, które łączy serca dwa</text:p>
            <text:p text:style-name="P120">Choroba duszy, przyciąganie ciał.</text:p>
            <text:p text:style-name="P120">Twój każdy ruch wciąż uświadamia mnie</text:p>
            <text:p text:style-name="P120">Rozumiem, że to właśnie miłość jest.</text:p>
            <text:p text:style-name="P120"/>
            <text:p text:style-name="P120"><text:span text:style-name="T99">REF</text:span>: Ona jest taka cudowna</text:p>
            <text:p text:style-name="P120">Niewinna i słodka.</text:p>
            <text:p text:style-name="P120">Gdy Ciebie też spotka</text:p>
            <text:p text:style-name="P120">To wtedy już wiesz.</text:p>
            <text:p text:style-name="P120">Ona jest taka cudowna</text:p>
            <text:p text:style-name="P120">Rozpala i wciąga.</text:p>
            <text:p text:style-name="P120">Jak wiara niezłomna</text:p>
            <text:p text:style-name="P120">To piękna jest rzecz. x2</text:p>
            <text:p text:style-name="P120">Ona jest taka cudowna</text:p>
            <text:p text:style-name="P120"/>
            <text:p text:style-name="P120">2.Kolacja, kino, spacer pośród drzew</text:p>
            <text:p text:style-name="P120">Niewinny dotyk i spojrzenie Twe.</text:p>
            <text:p text:style-name="P120">Lawina myśli, trudno przyznać się,</text:p>
            <text:p text:style-name="P120">Że tego dnia spotkało właśnie mnie.</text:p>
            <text:p text:style-name="P120">Uczucie, które łączy serca dwa</text:p>
            <text:p text:style-name="P120"><text:soft-page-break/>Choroba duszy, przyciąganie ciał.</text:p>
            <text:p text:style-name="P120">Twój każdy ruch wciąż uświadamia mnie</text:p>
            <text:p text:style-name="P120">Rozumiem, że to właśnie miłość jest.</text:p>
            <text:p text:style-name="P120"/>
          </table:table-cell>
          <table:table-cell table:style-name="Table2.A1" table:number-columns-spanned="2" office:value-type="string">
            <text:p text:style-name="P122">Verba-Mogliśmy</text:p>
            <text:p text:style-name="P120"/>
            <text:p text:style-name="P140">REF:</text:p>
            <text:p text:style-name="P120">Mogliśmy dojść najdalej ze wszystkich</text:p>
            <text:p text:style-name="P120">A teraz każde z nas szuka drugiego w snach</text:p>
            <text:p text:style-name="P120">To historia, która nie znajdzie końca</text:p>
            <text:p text:style-name="P120">Opowiada o tych, których zmazał czas</text:p>
            <text:p text:style-name="P120">Może spotkają się jeszcze w samotnym mieście</text:p>
            <text:p text:style-name="P120">Może znajdą dzień, w którym zgubili szczęście</text:p>
            <text:p text:style-name="P120">Może miną się i pójdą w inną stronę</text:p>
            <text:p text:style-name="P120">Może tak, może nie</text:p>
            <text:p text:style-name="P120"/>
            <text:p text:style-name="P141">1.</text:p>
            <text:p text:style-name="P120">Mogę zostać, jeśli tylko chcesz</text:p>
            <text:p text:style-name="P120">Ale powiedz, że potrzebujesz mnie</text:p>
            <text:p text:style-name="P120">Żebym został z Tobą, tu i teraz</text:p>
            <text:p text:style-name="P120">Bo beze mnie nie możesz się pozbierać</text:p>
            <text:p text:style-name="P120">Mogę powstać, miłość mnie prostuje</text:p>
            <text:p text:style-name="P120">Daje siłę, która nas buduje</text:p>
            <text:p text:style-name="P120">Łatwiej wierzyć, jeśli wciąż utwierdzasz</text:p>
            <text:p text:style-name="P120">Że nie zniknę z Twego serca</text:p>
            <text:p text:style-name="P120">Mogę marznąć, kiedy wiem, że wrócisz</text:p>
            <text:p text:style-name="P120">Bo ogrzejesz mnie, mocno tak przytulisz</text:p>
            <text:p text:style-name="Table_20_Contents"><text:span text:style-name="T69">Będziesz zawsze, przy mnie, marzę o </text:span><text:soft-page-break/><text:span text:style-name="T69">tym</text:span></text:p>
            <text:p text:style-name="P120">Twoje ciepło wypala wszelkie kłopoty</text:p>
            <text:p text:style-name="P120">Mogę zasnąć, jeśli zaśniesz obok</text:p>
            <text:p text:style-name="P120">Słodka noc, odpływam razem z Tobą</text:p>
            <text:p text:style-name="P120">I ta chwila, którą docenia każdy</text:p>
            <text:p text:style-name="P120">Kto w objęciach żegna białe gwiazdy</text:p>
            <text:p text:style-name="P120"/>
            <text:p text:style-name="P120"/>
            <text:p text:style-name="P120"/>
          </table:table-cell>
          <table:covered-table-cell/>
          <table:table-cell table:style-name="Table2.A1" table:number-columns-spanned="2" office:value-type="string">
            <text:p text:style-name="P123">Ich Troje-Powiedz</text:p>
            <text:p text:style-name="P125"/>
            <text:p text:style-name="Table_20_Contents"><text:span text:style-name="T4">1. </text:span><text:span text:style-name="T3">Powiedz, powiedz czemu </text:span><text:span text:style-name="T69"><text:line-break/></text:span><text:span text:style-name="T3">Świat twój milczy cały blady od wzruszeń </text:span><text:span text:style-name="T69"><text:line-break/></text:span><text:span text:style-name="T3">Niczym słońce zaćmione przez księżyc </text:span><text:span text:style-name="T69"><text:line-break/></text:span><text:span text:style-name="T3">Czekające na chwile poruszeń.</text:span><text:span text:style-name="T69"><text:line-break/><text:line-break/></text:span><text:span text:style-name="T3">Powiedz, czemu pragniesz </text:span><text:span text:style-name="T69"><text:line-break/></text:span><text:span text:style-name="T3">Dojrzeć w oknach świata część odległą </text:span><text:span text:style-name="T69"><text:line-break/></text:span><text:span text:style-name="T3">Niczym drzewo więdnące bez skargi </text:span><text:span text:style-name="T69"><text:line-break/></text:span><text:span text:style-name="T3">Czekające na deszcze z nadzieją.</text:span><text:span text:style-name="T69"><text:line-break/><text:line-break/></text:span><text:span text:style-name="T4">REF</text:span><text:span text:style-name="T69"><text:line-break/></text:span><text:span text:style-name="T3">Wstań, powiedz nie jestem sam </text:span><text:span text:style-name="T69"><text:line-break/></text:span><text:span text:style-name="T3">I nigdy więcej już nikt nie powie </text:span><text:span text:style-name="T69"><text:line-break/></text:span><text:span text:style-name="T3">Sępie miłości, nie kochasz </text:span><text:span text:style-name="T69"><text:line-break/></text:span><text:span text:style-name="T3">Ja, jestem panią/panem mych snów </text:span><text:span text:style-name="T69"><text:line-break/></text:span><text:span text:style-name="T3">Moich marzeń i lęków </text:span><text:span text:style-name="T69"><text:line-break/></text:span><text:span text:style-name="T3">Moich straconych dni </text:span><text:span text:style-name="T69"><text:line-break/></text:span><text:span text:style-name="T3">Moich łez wylanych - łez... </text:span><text:span text:style-name="T69"><text:line-break/><text:line-break/></text:span><text:span text:style-name="T70">2. </text:span><text:span text:style-name="T3">Poczekajcie </text:span><text:span text:style-name="T69"><text:line-break/></text:span><text:span text:style-name="T3">Sen rozpłynął się w świtu płomieniach </text:span><text:span text:style-name="T69"><text:line-break/></text:span><text:span text:style-name="T3">Nie chcesz chyba powrócić jak Eos </text:span><text:span text:style-name="T69"><text:line-break/></text:span><text:span text:style-name="T3">w lekkich jak motyl marzeniach... </text:span><text:span text:style-name="T69"><text:line-break/></text:span></text:p>
          </table:table-cell>
          <table:covered-table-cell/>
          <table:table-cell table:style-name="Table2.F1" office:value-type="string">
            <text:p text:style-name="P122">Kancelarya-Zabiorę Cię</text:p>
            <text:p text:style-name="P120"/>
            <text:p text:style-name="P120">Zabiorę Cię...właśnie tam... </text:p>
            <text:p text:style-name="P120">Gdzie jutra słodki smak </text:p>
            <text:p text:style-name="P120">Zabiorę Cię...właśnie tam </text:p>
            <text:p text:style-name="P120">Gdzie słońce dla nas wschodzi </text:p>
            <text:p text:style-name="P120">Zabiorę Cię...właśnie tam, </text:p>
            <text:p text:style-name="P120">Gdzie wolniej płynie czas </text:p>
            <text:p text:style-name="P120">Zabiorę Cię...właśnie tam </text:p>
            <text:p text:style-name="P120">Gdzie szczęściu nic nie grozi </text:p>
            <text:p text:style-name="P120"/>
            <text:p text:style-name="P120">Dość mam już pustych dni </text:p>
            <text:p text:style-name="P120">I świąt których nie było </text:p>
            <text:p text:style-name="P120">Między nami jest coś </text:p>
            <text:p text:style-name="P120">Nie zaprzeczaj mi </text:p>
            <text:p text:style-name="P120">Tyle mogę Ci dać </text:p>
            <text:p text:style-name="P120">Solą życia jest miłość </text:p>
            <text:p text:style-name="P120">Boisz się wielkich słów </text:p>
            <text:p text:style-name="P120">To nie wstyd.... </text:p>
            <text:p text:style-name="P120"/>
            <text:p text:style-name="P120">Zabiorę Cię...właśnie tam... </text:p>
            <text:p text:style-name="P120">Gdzie jutra słodki smak </text:p>
            <text:p text:style-name="P120">Zabiorę Cię...właśnie tam, </text:p>
            <text:p text:style-name="P120">Gdzie słońce dla nas wschodzi </text:p>
            <text:p text:style-name="P120">Zabiorę Cię...właśnie tam </text:p>
            <text:p text:style-name="P120">Gdzie wolniej płynie czas </text:p>
            <text:p text:style-name="P120">Zabiorę Cię...właśnie tam </text:p>
            <text:p text:style-name="P120">Gdzie szczęściu nic nie grozi </text:p>
            <text:p text:style-name="P120"><text:soft-page-break/></text:p>
            <text:p text:style-name="P120">Czekam na jeden gest </text:p>
            <text:p text:style-name="P120">Wiara jest moją siłą </text:p>
            <text:p text:style-name="P120">Jestem pewien, że wciąż </text:p>
            <text:p text:style-name="P120">Potrzebujesz mnie </text:p>
            <text:p text:style-name="P120">Dzień przemija za dniem </text:p>
            <text:p text:style-name="P120">Znów nam siebie ubyło </text:p>
            <text:p text:style-name="P120">Życie...zbyt krótko trwa, </text:p>
            <text:p text:style-name="P120">Więc zdecyduj się.....</text:p>
            <text:p text:style-name="P120"/>
          </table:table-cell>
        </table:table-row>
        <table:table-row table:style-name="Table2.1">
          <table:table-cell table:style-name="Table2.A1" table:number-columns-spanned="2" office:value-type="string">
            <text:p text:style-name="P132">Kapela Górole-Wietrze wiej</text:p>
            <text:p text:style-name="P129"/>
            <text:p text:style-name="P129"><text:span text:style-name="T100">1. </text:span>Powiedz mi co widzisz w moich snach</text:p>
            <text:p text:style-name="P129">Powiedz mi co tak rozpala w sercu żal</text:p>
            <text:p text:style-name="P129">Płyną dni choć chyba się zatrzymał czas</text:p>
            <text:p text:style-name="P129">Chęć do tańca krąży wokół nas</text:p>
            <text:p text:style-name="P129"/>
            <text:p text:style-name="P129">REF:<text:tab/>Wietrze wiej rzeko płyń</text:p>
            <text:p text:style-name="P129">Dziś się spełnią wszystkie nawet niemożliwe sny</text:p>
            <text:p text:style-name="P129">Głosie leć i śpiewaj więc</text:p>
            <text:p text:style-name="P129">Bo odkryły własnie sie dwie połówki serc</text:p>
            <text:p text:style-name="P129"/>
            <text:p text:style-name="P129"><text:span text:style-name="T100">2. </text:span>Dobrze wiem co teraz w mojej duszy gra</text:p>
            <text:p text:style-name="P129">Ważny dzień kolory nieba w sercu ma</text:p>
            <text:p text:style-name="P129">Gwiżdże wiatr melodie kolorowych snów</text:p>
            <text:p text:style-name="P129">Miłości dobry nadlatuje duch</text:p>
            <text:p text:style-name="P129"/>
            <text:p text:style-name="P129">REF: <text:span text:style-name="T100">x2</text:span></text:p>
          </table:table-cell>
          <table:covered-table-cell/>
          <table:table-cell table:style-name="Table2.A1" table:number-columns-spanned="2" office:value-type="string">
            <text:p text:style-name="P131">K.A.S.A-Piękniejsza</text:p>
            <text:p text:style-name="P131"/>
            <text:p text:style-name="P128">Każdy chyba to przeżył, chociaż raz</text:p>
            <text:p text:style-name="P128">Gdy po latach odbywa się szkolny zjazd</text:p>
            <text:p text:style-name="P128">Jadę wiec w rodzinne miejsca,</text:p>
            <text:p text:style-name="P128">nasza szkoła była przecież najlepsza</text:p>
            <text:p text:style-name="P128"/>
            <text:p text:style-name="P128">Z mojej klasy był prawie cały skład</text:p>
            <text:p text:style-name="P128"><text:s/>w dobrej formie po mimo upływu lat</text:p>
            <text:p text:style-name="P128">Ktoś fryzjerką ktoś biznesmenem jest</text:p>
            <text:p text:style-name="P128"><text:s/>oraz ty jak mogłem pominąć cię</text:p>
            <text:p text:style-name="P128"/>
            <text:p text:style-name="P128">Byłaś w szkole całej najpiękniejsza</text:p>
            <text:p text:style-name="P128">Do dziś mam wszystkie twoje zdjęcia</text:p>
            <text:p text:style-name="P128">Na zajęciach wzrok wpatrzony w ciebie miałem</text:p>
            <text:p text:style-name="P128">Chociaż byłem największym chuliganem</text:p>
            <text:p text:style-name="P128"/>
            <text:p text:style-name="P128">W miedzy czasie ja zostałem gwiazdą RnB</text:p>
            <text:p text:style-name="P128">Chociaż w klasie nie postawiłby na to nikt</text:p>
            <text:p text:style-name="P128">W starej szkole rozdaje autografy </text:p>
            <text:p text:style-name="P128">Patrzę na ciebie a ty……</text:p>
            <text:p text:style-name="P128"/>
            <text:p text:style-name="P128">Ty jesteś dziś piękniejsza</text:p>
            <text:p text:style-name="P128"><text:s/>Spójrz tylko na te zdjęcia</text:p>
            <text:p text:style-name="P128">Wpatrzony jestem w ciebie od tylu lat</text:p>
            <text:p text:style-name="P128">Szybko nadróbmy ten stracony czas</text:p>
            <text:p text:style-name="P128"/>
            <text:p text:style-name="P128">Mówią mi że przez lata byłaś z nim</text:p>
            <text:p text:style-name="P128">Lecz na pewno nie był to piękny film</text:p>
            <text:p text:style-name="P128"><text:soft-page-break/>Czułaś, że przez palce czas ucieka</text:p>
            <text:p text:style-name="P128">Czy już wiesz że to na mnie właśnie czekasz</text:p>
            <text:p text:style-name="P128"/>
            <text:p text:style-name="P128">Widać tak musiało właśnie być</text:p>
            <text:p text:style-name="P128">Wyjechałem by dowiedzieć się że to ty</text:p>
            <text:p text:style-name="P128">Jesteś tą, której mogę dziś zaufać</text:p>
            <text:p text:style-name="P128">Musisz mnie wysłuchać, gdy……</text:p>
          </table:table-cell>
          <table:covered-table-cell/>
          <table:table-cell table:style-name="Table2.A1" office:value-type="string">
            <text:p text:style-name="P133">Formacja Nieżywych Schabuff – Ławka</text:p>
            <text:p text:style-name="P133"/>
            <text:p text:style-name="P130"><text:span text:style-name="T27">1. Widziałem ją dzisiaj, tak o poranku,</text:span><text:span text:style-name="T82"><text:line-break/></text:span><text:span text:style-name="T27">Czytała książkę na ławce w parku.</text:span><text:span text:style-name="T82"><text:line-break/></text:span><text:span text:style-name="T27">Jak kot podszedłem, na brzegu usiadłem,</text:span><text:span text:style-name="T82"><text:line-break/></text:span><text:span text:style-name="T27">Podniosła oczy, a ja odpadłem.</text:span><text:span text:style-name="T82"><text:line-break/><text:line-break/>REF: </text:span><text:span text:style-name="T27">Czy ktoś ich jeszcze razem widział?</text:span><text:span text:style-name="T82"><text:line-break/></text:span><text:span text:style-name="T27">Czy ktoś cokolwiek o nich wie?</text:span><text:span text:style-name="T82"><text:line-break/></text:span><text:span text:style-name="T27">Ou yeah, ou yeah, ou yeah</text:span><text:span text:style-name="T82"><text:line-break/></text:span><text:span text:style-name="T27">Czy zakochali się?</text:span><text:span text:style-name="T82"><text:line-break/><text:line-break/></text:span><text:span text:style-name="T27">Czy ktoś ich jeszcze razem widział?</text:span><text:span text:style-name="T82"><text:line-break/></text:span><text:span text:style-name="T27">Czy ktoś cokolwiek o nich wie?</text:span><text:span text:style-name="T82"><text:line-break/></text:span><text:span text:style-name="T27">Ou yeah, ou yeah, ou yeah</text:span><text:span text:style-name="T82"><text:line-break/></text:span><text:span text:style-name="T27">Czy kochają się?</text:span><text:span text:style-name="T82"><text:line-break/><text:line-break/>2. </text:span><text:span text:style-name="T27">Staliśmy osobno, a poszliśmy razem,</text:span><text:span text:style-name="T82"><text:line-break/></text:span><text:span text:style-name="T27">By spotkać się znowu na ławce za stawem.</text:span><text:span text:style-name="T82"><text:line-break/></text:span><text:span text:style-name="T27">Chciałaś powiedzieć, a ja Ci przerwałem,</text:span><text:span text:style-name="T82"><text:line-break/></text:span><text:span text:style-name="T27">Niestety nie wiem co było dalej.</text:span><text:span text:style-name="T82"><text:line-break/><text:line-break/></text:span><text:span text:style-name="T27">REF x3</text:span><text:span text:style-name="T82"><text:line-break/><text:line-break/></text:span></text:p>
          </table:table-cell>
          <table:table-cell table:style-name="Table2.F1" office:value-type="string">
            <text:p text:style-name="P131">Formacja Nieżywych Schabuff-Lato</text:p>
            <text:p text:style-name="P128"/>
            <text:p text:style-name="P128">Rzecz między nami była cicha</text:p>
            <text:p text:style-name="P128">Westchnąłem do ciebie </text:p>
            <text:p text:style-name="P128">Tak jak się wzdycha </text:p>
            <text:p text:style-name="P128">I było nam ciasno, miło</text:p>
            <text:p text:style-name="P128">Dużo się spało i często się piło</text:p>
            <text:p text:style-name="P128">No i czego, czego jeszcze chcesz?</text:p>
            <text:p text:style-name="P128"/>
            <text:p text:style-name="P128">REF: Lato Lato wszędzie </text:p>
            <text:p text:style-name="P128">Zwariowało oszalało moje serce</text:p>
            <text:p text:style-name="P128">Lato Lato wszędzie </text:p>
            <text:p text:style-name="P128">A Ty dziewczę zaraz wpadniesz w moje ręce </text:p>
            <text:p text:style-name="P128"/>
            <text:p text:style-name="P128">Pisze i wymyślam słowa piosenki</text:p>
            <text:p text:style-name="P128">Żebyś pomyślała jak jestem wielki</text:p>
            <text:p text:style-name="P128">I nie wiesz że to właśnie ja </text:p>
            <text:p text:style-name="P128">Chce dać ci wielki wina balon</text:p>
            <text:p text:style-name="P128">No i czego, czego jeszcze chcesz?</text:p>
            <text:p text:style-name="P128"/>
            <text:p text:style-name="P128"/>
            <text:p text:style-name="P128">Ptaki zaryczały świtem na niebie</text:p>
            <text:p text:style-name="P128">Zaśpiewałem parę <text:s/>dźwięków tylko dla ciebie</text:p>
            <text:p text:style-name="P128">I w oczy twoje zamglone spoglądam </text:p>
            <text:p text:style-name="P128">Krzyczę do ucha "Ciebie pożądam"</text:p>
            <text:p text:style-name="P128">Tylko ciebie ciebie jeszcze chce</text:p>
            <text:p text:style-name="P128"/>
            <text:p text:style-name="P128"/>
            <text:p text:style-name="P128"/>
            <text:p text:style-name="P128"/>
            <text:p text:style-name="P128"/>
            <text:p text:style-name="P128"><text:soft-page-break/></text:p>
            <text:p text:style-name="P128"/>
            <text:p text:style-name="P128"/>
            <text:p text:style-name="P128"/>
            <text:p text:style-name="P128"/>
            <text:p text:style-name="P128"/>
            <text:p text:style-name="P128"/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3">Ich Troje - Zawsze Z Toba Chcialbym Byc</text:p>
            <text:p text:style-name="P143"/>
            <text:p text:style-name="P144">1. Zadzwoniłem w środku lata,</text:p>
            <text:p text:style-name="P144">Choć minęły już dwa lata</text:p>
            <text:p text:style-name="P144">Ty nadal nie odzywasz się</text:p>
            <text:p text:style-name="P144">Dziś ten list Ci napisałem</text:p>
            <text:p text:style-name="P144">Lato zbliża się, wiec chciałem,</text:p>
            <text:p text:style-name="P144">Powtórzyć Tobie jeszcze raz to, co wtedy</text:p>
            <text:p text:style-name="P144"/>
            <text:p text:style-name="P144">REF:</text:p>
            <text:p text:style-name="P144">Zawsze z Tobą chciałbym być,</text:p>
            <text:p text:style-name="P144">Przez całe lato!</text:p>
            <text:p text:style-name="P144">Zawsze z Tobą chciałbym być,</text:p>
            <text:p text:style-name="P144">Kochaj mnie za to!</text:p>
            <text:p text:style-name="P144">Zawsze z Tobą chciałbym być,</text:p>
            <text:p text:style-name="P144">Tylko we dwoje!</text:p>
            <text:p text:style-name="P144">Zawsze z tobą chciałbym być...</text:p>
            <text:p text:style-name="P144">(x2)</text:p>
            <text:p text:style-name="P144"/>
            <text:p text:style-name="P144"/>
            <text:p text:style-name="P144"/>
            <text:p text:style-name="P144">2. Daj się skusić na wakacje</text:p>
            <text:p text:style-name="P144">Morze, plaża i kolacje</text:p>
            <text:p text:style-name="P144">Będziemy tańczyć aż po świt</text:p>
            <text:p text:style-name="P144">Chciałbym też w księżyca blasku</text:p>
            <text:p text:style-name="P144">Stawiać z Tobą babki z piasku</text:p>
            <text:p text:style-name="P144">I wciąż do ucha szeptać Ci tak, jak wtedy</text:p>
            <text:p text:style-name="P144"/>
            <text:p text:style-name="P144">REF: x4</text:p>
          </table:table-cell>
          <table:table-cell table:style-name="Table3.A1" office:value-type="string">
            <text:p text:style-name="P131">Sławomir-Miłość w Zakopanem</text:p>
            <text:p text:style-name="P128"/>
            <text:p text:style-name="P128">Teraz już wszystko wiem</text:p>
            <text:p text:style-name="P128">Bawiłem grubo się i w Ameryce (USA)</text:p>
            <text:p text:style-name="P128">Gdzieś pod palmami raj, mówili jedź, bo tam, podobno życie (ooo)</text:p>
            <text:p text:style-name="P128">To był przepiękny czas, życie tętniło w nas pamiętasz miła? (ściga nas, ściga nas)</text:p>
            <text:p text:style-name="P128">Lecz to w Ojczyźnie właśnie nam się przydarzyła</text:p>
            <text:p text:style-name="P128"/>
            <text:p text:style-name="P128">REF:Miłość, miłość w Zakopanem</text:p>
            <text:p text:style-name="P128">Polewamy się szampanem</text:p>
            <text:p text:style-name="P128">Rycerzem jestem ja, a ty królową nocy</text:p>
            <text:p text:style-name="P128">Miłość żarzy twoje oczy</text:p>
            <text:p text:style-name="P128">Rozpędzona jak motocykl</text:p>
            <text:p text:style-name="P128">Hej wypijemy syćkie drinki aż do dna</text:p>
            <text:p text:style-name="P128"/>
            <text:p text:style-name="P128">Cekiny błyszczą twe, uśmiechem kusisz mnie,</text:p>
            <text:p text:style-name="P128">DJ przygrywa (DJ przygrywa)</text:p>
            <text:p text:style-name="P128">Splecione ciała dwa, tak piękni ty i ja, szczęście nadpływa (ooo)</text:p>
            <text:p text:style-name="P128">Choć na parkiecie tłum, tu dzisiaj oprócz nas nikogo nie ma (nie ma nas, nie ma nas)</text:p>
            <text:p text:style-name="P128">Cześć tu Sławomir, a w mych ramionach Magdalena</text:p>
            <text:p text:style-name="P128"><text:soft-page-break/></text:p>
            <text:p text:style-name="P128">Poranek, jasny świt, głowy leciutkie, bo to przecież góry (to przecież góry)</text:p>
            <text:p text:style-name="P128">Na niebie słońce lśni, ty jesteś dzisiaj nim, przeganiasz chmury (ooo)</text:p>
            <text:p text:style-name="P128">Buzi mi teraz daj, a potem więcej gdybędziemy sami,</text:p>
            <text:p text:style-name="P128">Bo od wieczora baby znowu zaczynamy</text:p>
            <text:p text:style-name="P128"/>
          </table:table-cell>
          <table:table-cell table:style-name="Table3.A1" office:value-type="string">
            <text:p text:style-name="P128"><text:span text:style-name="T82">GOLEC UORKIESTRA-SŁODYCZE <text:s/></text:span></text:p>
            <text:p text:style-name="P128"><text:span text:style-name="T82"/></text:p>
            <text:p text:style-name="P128">Udzielił mi kiedyś mój dziadek</text:p>
            <text:p text:style-name="P128">Porady cenniejszej niż spadek</text:p>
            <text:p text:style-name="P128">Bym kochał kobietę z rozsądkiem, żołądkiem</text:p>
            <text:p text:style-name="P128">Ty jesteś jak paczka cukierków</text:p>
            <text:p text:style-name="P128">W tym swoim przyciasnym sweterku</text:p>
            <text:p text:style-name="P128">Ty jedna dajesz mi szczerze</text:p>
            <text:p text:style-name="P128">W talerze.</text:p>
            <text:p text:style-name="P128"/>
            <text:p text:style-name="P128"/>
            <text:p text:style-name="P128">REF: Gdy widzę słodyce to kwiczę</text:p>
            <text:p text:style-name="P128">A oczy mi świecą jak znicze</text:p>
            <text:p text:style-name="P128">Lecz dobrze o tym wiesz</text:p>
            <text:p text:style-name="P128">Że połknąłbym jak zwierz</text:p>
            <text:p text:style-name="P128">Co tylko, co tylko tylko chcesz (x2)</text:p>
            <text:p text:style-name="P128"/>
            <text:p text:style-name="P128">Ty wiesz, że trzeba się najeść</text:p>
            <text:p text:style-name="P128">By w sercu uczucie odnaleźć</text:p>
            <text:p text:style-name="P128">Ty zawsze odpowiesz tak czule, na bóle</text:p>
            <text:p text:style-name="P128">Masz sposób na wszystkie bolączki</text:p>
            <text:p text:style-name="P128">Bo cuda potrafią Twe rączki</text:p>
            <text:p text:style-name="P128">Najsłodsza ich tajemnica - kwaśnica</text:p>
            <text:p text:style-name="P128"/>
            <text:p text:style-name="P128">REF</text:p>
            <text:p text:style-name="P128">By miłość była dojrzała</text:p>
            <text:p text:style-name="P128">Potrzebne jest serce i strzała</text:p>
            <text:p text:style-name="P128"><text:soft-page-break/>I czułość dla kilku nawyków - w przełyku</text:p>
            <text:p text:style-name="P128">Dlatego kocham w dziewczynie</text:p>
            <text:p text:style-name="P128">Kwaśnicę na wieprzowinie</text:p>
            <text:p text:style-name="P128">Lecz liczy się również smykałka </text:p>
            <text:p text:style-name="P128">Do wałka</text:p>
            <text:p text:style-name="P128"/>
            <text:p text:style-name="P128"/>
          </table:table-cell>
          <table:table-cell table:style-name="Table3.D1" office:value-type="string">
            <text:p text:style-name="P131">Fanatic-czarownica</text:p>
            <text:p text:style-name="P131"/>
            <text:p text:style-name="P128">Malowane na niebiesko okiennice,</text:p>
            <text:p text:style-name="P128">Słoneczniki wyglądają na ulicę.</text:p>
            <text:p text:style-name="P128">Na podwórzu kundel biały pręży się jak bury kot,</text:p>
            <text:p text:style-name="P128">A Twe oczy tak się śmiały, bo patrzyłaś mi wprost.</text:p>
            <text:p text:style-name="P128"/>
            <text:p text:style-name="P128">I wróżyłaś z mojej ręki, nie pytałaś.</text:p>
            <text:p text:style-name="P128">Wody dałaś, chleba dałaś, miodu dałaś.</text:p>
            <text:p text:style-name="P128">W sad wiosenny mnie powiodłaś między drzewa</text:p>
            <text:p text:style-name="P128">I zacząłem swoją rzewną piosnkę śpiewać.</text:p>
            <text:p text:style-name="P128"/>
            <text:p text:style-name="P128">REF:Rzeki przepłynąłem, góry pokonałem,</text:p>
            <text:p text:style-name="P128">Wielkim lasem szedłem, nocy nie przespałem.</text:p>
            <text:p text:style-name="P128">Żeby Ciebie spotkać w małym kącie świata,</text:p>
            <text:p text:style-name="P128">Żeby z Tobą zostać na calutkie lata 2x</text:p>
            <text:p text:style-name="P128"/>
            <text:p text:style-name="P128">Powiadają przyjaciele, że za górą,</text:p>
            <text:p text:style-name="P128">Powiadają przyjaciele, że za rzeką,</text:p>
            <text:p text:style-name="Table_20_Contents"><text:span text:style-name="T76">Mieszka młoda piękolica, która wróży </text:span><text:soft-page-break/><text:span text:style-name="T76">z kart.</text:span></text:p>
            <text:p text:style-name="P128">To nie żadna czarownica, to jest tylko żart.</text:p>
            <text:p text:style-name="P128"/>
            <text:p text:style-name="P128">Czemu oni Twoich czarów tak się bali,</text:p>
            <text:p text:style-name="P128">Czemu oni Czarownicą Cię nazwali,</text:p>
            <text:p text:style-name="P128">Czemu oni nie widzieli Twej urody,</text:p>
            <text:p text:style-name="P128">Czemu oni nie płynęli przez te wody?</text:p>
            <text:p text:style-name="P128">Tak jak ja!!!</text:p>
            <text:p text:style-name="P128">REF</text:p>
            <text:p text:style-name="P128"/>
          </table:table-cell>
        </table:table-row>
        <text:soft-page-break/>
        <table:table-row table:style-name="Table3.2">
          <table:table-cell table:style-name="Table3.A1" office:value-type="string">
            <text:p text:style-name="P122">ICH TROJE -A WSZYSTKO TO BO CIEBIE KOCHAM</text:p>
            <text:p text:style-name="P110"><text:span text:style-name="T3">Czy wiesz malutka może, jak Ciebie mi brak?</text:span><text:span text:style-name="T69"><text:line-break/></text:span><text:span text:style-name="T3">Czy czujesz to, co ja, gdy jestem sam?</text:span><text:span text:style-name="T69"><text:line-break/></text:span><text:span text:style-name="T3">Jestem opętany jak w niewoli pies.</text:span><text:span text:style-name="T69"><text:line-break/></text:span><text:span text:style-name="T3">Kto jest temu winien, wiesz?</text:span><text:span text:style-name="T69"><text:line-break/><text:line-break/></text:span><text:span text:style-name="T3">Nie ma takich prostych słów,</text:span><text:span text:style-name="T69"><text:line-break/></text:span><text:span text:style-name="T3">Co oddadzą to, co boli mnie...</text:span><text:span text:style-name="T69"><text:line-break/></text:span><text:span text:style-name="T3">Przeczucie mam, że jednak spyta ktoś:</text:span><text:span text:style-name="T69"><text:line-break/></text:span><text:span text:style-name="T12">„</text:span><text:span text:style-name="T3">Czy ta bajka się nie kończy źle”?</text:span><text:span text:style-name="T69"><text:line-break/><text:line-break/>REF: </text:span><text:span text:style-name="T3">A wszystko to, bo ciebie kocham!</text:span><text:span text:style-name="T69"><text:line-break/></text:span><text:span text:style-name="T3">I nie wiem jak bez Ciebie mógłbym żyć!</text:span><text:span text:style-name="T69"><text:line-break/></text:span><text:span text:style-name="T3">Chodź, pokażę ci, czym moja miłość jest.</text:span><text:span text:style-name="T69"><text:line-break/></text:span><text:span text:style-name="T3">Dla ciebie zabije się!</text:span><text:span text:style-name="T69"><text:line-break/><text:line-break/></text:span><text:span text:style-name="T3">To tylko zazdrość zżera mnie,</text:span><text:span text:style-name="T69"><text:line-break/></text:span><text:span text:style-name="T3">Zawsze wtedy, kiedy obok Ciebie nie ma mnie.</text:span><text:span text:style-name="T69"><text:line-break/></text:span><text:span text:style-name="T3">Raz jestem Doktor Jekyll, raz Mister Hyde.</text:span><text:span text:style-name="T69"><text:line-break/></text:span><text:span text:style-name="T3">Transformacja trwa – nie zatrzymam jej!</text:span><text:span text:style-name="T69"><text:line-break/><text:line-break/></text:span><text:span text:style-name="T3">Oko w oko stań. Co za twarz!</text:span><text:span text:style-name="T69"><text:line-break/></text:span><text:span text:style-name="T3">No powiedz! – Boisz się...</text:span><text:span text:style-name="T69"><text:line-break/></text:span><text:span text:style-name="T3">Za późno już, zwalam stąd.</text:span><text:span text:style-name="T69"><text:line-break/></text:span><text:span text:style-name="T3">Będzie lepiej, jak zapomnisz mnie!</text:span><text:span text:style-name="T69"><text:line-break/><text:line-break/></text:span><text:span text:style-name="T3">Zdarza mi się być na haju, wiesz, jak jest.</text:span><text:span text:style-name="T69"><text:line-break/></text:span><text:span text:style-name="T3">Dziwne wizje wchodzą, nie pożądasz mnie...</text:span><text:span text:style-name="T69"><text:line-break/></text:span><text:span text:style-name="T3">Pragniesz kogoś bardziej – żegnaj więc.</text:span><text:span text:style-name="T69"><text:line-break/></text:span><text:span text:style-name="T3">Nie chcesz nic tłumaczyć, no to odwal się!</text:span><text:span text:style-name="T69"><text:line-break/><text:line-break/></text:span><text:span text:style-name="T3">Ochoty nie mam słuchać i stać,</text:span><text:span text:style-name="T69"><text:line-break/></text:span><text:span text:style-name="T3">Na milczenie nie stać mnie.</text:span><text:span text:style-name="T69"><text:line-break/></text:span><text:span text:style-name="T3">Przechodzi nas oboje zimny dreszcz:</text:span><text:span text:style-name="T69"><text:line-break/></text:span><text:span text:style-name="T12">„</text:span><text:span text:style-name="T3">Czy ta bajka się nie skończy źle”?</text:span></text:p>
            <text:p text:style-name="P111"/>
            <text:p text:style-name="P111"/>
            <text:p text:style-name="P111"/>
            <text:p text:style-name="P111"/>
          </table:table-cell>
          <table:table-cell table:style-name="Table3.A1" office:value-type="string">
            <text:p text:style-name="P122">LOMBARD-Przeżyj</text:p>
            <text:p text:style-name="P124"/>
            <text:p text:style-name="P120">Na życie patrzysz bez emocji </text:p>
            <text:p text:style-name="P120">Na przekór czasom i ludziom wbrew </text:p>
            <text:p text:style-name="P120">Gdziekolwiek jesteś w dzień czy w nocy </text:p>
            <text:p text:style-name="P120">Oczyma widza oglądasz grę </text:p>
            <text:p text:style-name="P120">Ktoś inny zmienia świat za Ciebie </text:p>
            <text:p text:style-name="P120">Nadstawia głowę, podnosi krzyk </text:p>
            <text:p text:style-name="P120">A Ty z daleka, bo tak lepiej </text:p>
            <text:p text:style-name="P120">I w razie czego nie tracisz nic </text:p>
            <text:p text:style-name="P120"/>
            <text:p text:style-name="P120">REF</text:p>
            <text:p text:style-name="P120">Przeżyj to sam, przeżyj to sam </text:p>
            <text:p text:style-name="P120">Nie zamieniaj serca w twardy głaz </text:p>
            <text:p text:style-name="P120">Póki jeszcze serce masz</text:p>
            <text:p text:style-name="P120"/>
            <text:p text:style-name="P120">Widziałeś wczoraj znów w dzienniku </text:p>
            <text:p text:style-name="P120">Zmęczonych ludzi wzburzony tłum </text:p>
            <text:p text:style-name="P120">I jeden szczegół wzrok Twój przykuł </text:p>
            <text:p text:style-name="P120">Ogromne morze ludzkich głów </text:p>
            <text:p text:style-name="P120">A spiker cedził ostre słowa </text:p>
            <text:p text:style-name="P120">Od których nagła wzbierała złość </text:p>
            <text:p text:style-name="P120">I począł w Tobie gniew kiełkować </text:p>
            <text:p text:style-name="P120">Aż pomyślałeś: milczenia dość </text:p>
            <text:p text:style-name="P120"/>
            <text:p text:style-name="P120">REF x3</text:p>
          </table:table-cell>
          <table:table-cell table:style-name="Table3.A1" office:value-type="string">
            <text:p text:style-name="P122">Baciary - Całuj Mnie</text:p>
            <text:p text:style-name="P120"/>
            <text:p text:style-name="P121"><text:span text:style-name="T44">1. </text:span><text:span text:style-name="T26">Błyszczą gwiazdy nad głowami</text:span><text:line-break/><text:span text:style-name="T26">Chłopcy chodzą z dziewczynami</text:span><text:line-break/><text:span text:style-name="T26">Nastolatki i weterani wszyscy chcą być kochani</text:span><text:line-break/><text:line-break/></text:p>
            <text:p text:style-name="P121"><text:span text:style-name="T89">REF: </text:span><text:span text:style-name="T26">Kochaj mnie, kochaj mnie do rana</text:span><text:line-break/><text:span text:style-name="T26">Kochaj mnie, a potem zmiana.</text:span><text:line-break/><text:span text:style-name="T26">Całuj mnie, całuj mnie gorąco</text:span><text:line-break/><text:span text:style-name="T26">Całuj mnie na stojąco, na leżąco.</text:span><text:line-break/><text:line-break/><text:span text:style-name="T26">Całuj mnie, całuj mnie do rana</text:span><text:line-break/><text:span text:style-name="T26">Całuj mnie, a potem zmiana.</text:span><text:line-break/><text:span text:style-name="T26">Kochaj mnie, kochaj mnie gorąco</text:span><text:line-break/><text:span text:style-name="T26">Kochaj mnie na stojąco, na leżąco.</text:span><text:line-break/><text:line-break/></text:p>
            <text:p text:style-name="P121"><text:span text:style-name="T89">2. </text:span><text:span text:style-name="T26">Gdzie nie spojrzysz jakieś ruchy</text:span><text:line-break/><text:span text:style-name="T26">Jakieś zjawy, jakieś duchy</text:span><text:line-break/><text:span text:style-name="T26">Księżyc patrzy i nie wierzy </text:span><text:line-break/><text:span text:style-name="T26">w koło pełno jest młodzieży</text:span><text:line-break/><text:line-break/><text:span text:style-name="T89">REF</text:span><text:line-break/></text:p>
            <text:p text:style-name="P121"><text:line-break/><text:span text:style-name="T89">3. </text:span><text:span text:style-name="T26">Kiedy ruszam na podboje</text:span><text:line-break/><text:span text:style-name="T26">Świat piękniejszy jest we dwoje</text:span><text:line-break/><text:span text:style-name="T26">Nie stój tak więc uderz w gaz</text:span><text:line-break/><text:span text:style-name="T26">Zrób to jeszcze chociaż raz</text:span><text:line-break/><text:line-break/><text:span text:style-name="T44">REF x2</text:span><text:line-break/></text:p>
          </table:table-cell>
          <table:table-cell table:style-name="Table3.D1" office:value-type="string">
            <text:p text:style-name="P122">Perfect-Kolysanka dla Nieznajomej</text:p>
            <text:p text:style-name="P120">Gdy nie bawi cię już </text:p>
            <text:p text:style-name="P120">Świat zabawek mechanicznych </text:p>
            <text:p text:style-name="P120">Kiedy dręczy cię ból </text:p>
            <text:p text:style-name="P120">Niefizyczny </text:p>
            <text:p text:style-name="P120"/>
            <text:p text:style-name="P120">Zamiast słuchać bzdur </text:p>
            <text:p text:style-name="P120">Głupich telefonicznych wróżek zza siedmiu mórz </text:p>
            <text:p text:style-name="P120">Spytaj siebie czego pragniesz </text:p>
            <text:p text:style-name="P120">Dlaczego kłamiesz, że miałaś wszystko </text:p>
            <text:p text:style-name="P120"/>
            <text:p text:style-name="P120">Gdy udając że śpisz </text:p>
            <text:p text:style-name="P120">W głowie tropisz bajki z gazet </text:p>
            <text:p text:style-name="P120">Kiedy nie chcesz już śnić </text:p>
            <text:p text:style-name="P120">Cudzych marzeń </text:p>
            <text:p text:style-name="P120"/>
            <text:p text:style-name="P120">Bosa do mnie przyjdź </text:p>
            <text:p text:style-name="P120">I od progu bezwstydnie powiedz mi </text:p>
            <text:p text:style-name="P120">Czego chcesz </text:p>
            <text:p text:style-name="P120">Słuchaj jak dwa serca biją </text:p>
            <text:p text:style-name="P120">Co ludzie myślą - to nieistotne </text:p>
            <text:p text:style-name="P120"/>
            <text:p text:style-name="P120">Kochaj mnie Kochaj mnie </text:p>
            <text:p text:style-name="P120">Kochaj mnie nieprzytomnie </text:p>
            <text:p text:style-name="P120">Jak zapalniczka płomień </text:p>
            <text:p text:style-name="P120">Jak sucha studnia wodę </text:p>
            <text:p text:style-name="P120"/>
            <text:p text:style-name="P120">Kochaj mnie namiętnie tak </text:p>
            <text:p text:style-name="P120">Jakby świat się skończyć miał </text:p>
            <text:p text:style-name="P120"/>
            <text:p text:style-name="P120">Swoje miejsce znajdź </text:p>
            <text:p text:style-name="P120">I nie pytaj czy taki układ ma jakiś sens </text:p>
            <text:p text:style-name="P120">Słuchaj co twe ciało mówi </text:p>
            <text:p text:style-name="P120">W miłosnej studni już nie utoniesz.</text:p>
          </table:table-cell>
        </table:table-row>
        <text:soft-page-break/>
        <table:table-row table:style-name="Table3.1">
          <table:table-cell table:style-name="Table3.A1" office:value-type="string">
            <text:p text:style-name="P122">Maryla Rodowicz-Ale to już było</text:p>
            <text:p text:style-name="P120"/>
            <text:p text:style-name="P120">Z wielu pieców się jadło chleb</text:p>
            <text:p text:style-name="P120">Bo od lat przyglądam się światu</text:p>
            <text:p text:style-name="P120">Nieraz rano zabolał łeb</text:p>
            <text:p text:style-name="P120">I mówili: zmiana klimatu</text:p>
            <text:p text:style-name="P120">Czasem trafił się wielki raut</text:p>
            <text:p text:style-name="P120">Albo feta proletariatu</text:p>
            <text:p text:style-name="P120">Czasem podróż w najlepszym z aut</text:p>
            <text:p text:style-name="P120">Częściej szare drogi powiatu</text:p>
            <text:p text:style-name="P120"/>
            <text:p text:style-name="P120">Ale to już było i nie wróci więcej</text:p>
            <text:p text:style-name="P120">I choć tyle się zdarzyło</text:p>
            <text:p text:style-name="P120">To do przodu wciąż wyrywa głupie serce</text:p>
            <text:p text:style-name="P120">Ale to już było, znikło gdzieś za nami</text:p>
            <text:p text:style-name="P120">Choć w papierach lat przybyło</text:p>
            <text:p text:style-name="P120">To naprawdę wciąż jesteśmy tacy sami</text:p>
            <text:p text:style-name="P120"/>
            <text:p text:style-name="P120">Na regale kolekcja płyt</text:p>
            <text:p text:style-name="P120">I wywiadów pełne gazety</text:p>
            <text:p text:style-name="P120">Za oknami kolejny świt</text:p>
            <text:p text:style-name="P120">I w sypialni dzieci oddechy</text:p>
            <text:p text:style-name="P120">One lecą drogą do gwiazd</text:p>
            <text:p text:style-name="P120">Przez niebieski ocean nieba</text:p>
            <text:p text:style-name="P120">Ale przecież za jakiś czas</text:p>
            <text:p text:style-name="P120">Będą mogły same zaśpiewać:</text:p>
            <text:p text:style-name="P120"/>
            <text:p text:style-name="P120">Ale to już było i nie wróci więcej</text:p>
            <text:p text:style-name="P120">I choć tyle się zdarzyło</text:p>
            <text:p text:style-name="P120">To do przodu wciąż wyrywa głupie serce</text:p>
            <text:p text:style-name="P120">Ale to już było, znikło gdzieś za nami</text:p>
            <text:p text:style-name="P120">Choć w papierach lat przybyło</text:p>
            <text:p text:style-name="P120">To naprawdę wciąż jesteśmy tacy sami</text:p>
            <text:p text:style-name="P120"/>
          </table:table-cell>
          <table:table-cell table:style-name="Table3.A1" office:value-type="string">
            <text:p text:style-name="P122">Akcent-Przez Twe oczy zielone</text:p>
            <text:p text:style-name="P125"/>
            <text:p text:style-name="Table_20_Contents"><text:span text:style-name="T3">Odkąd zobaczyłem ciebie</text:span><text:span text:style-name="T69"><text:line-break/></text:span><text:span text:style-name="T3">Nie mogę jeść, nie mogę spać</text:span><text:span text:style-name="T69"><text:line-break/></text:span><text:span text:style-name="T3">Jak do tego doszło, nie wiem?</text:span><text:span text:style-name="T69"><text:line-break/></text:span><text:span text:style-name="T3">Miłość o sobie dała znać</text:span><text:span text:style-name="T69"><text:line-break/><text:line-break/></text:span><text:span text:style-name="T3">Co poradzić mogę na to</text:span><text:span text:style-name="T69"><text:line-break/></text:span><text:span text:style-name="T3">Że miłość przyszła właśnie dziś</text:span><text:span text:style-name="T69"><text:line-break/></text:span><text:span text:style-name="T3">Że w sercu mym jest lato</text:span><text:span text:style-name="T69"><text:line-break/></text:span><text:span text:style-name="T3">A w moich myślach jesteś ty</text:span><text:span text:style-name="T69"><text:line-break/><text:line-break/></text:span><text:span text:style-name="T3">Przez twe oczy, te oczy zielone oszalałem</text:span><text:span text:style-name="T69"><text:line-break/></text:span><text:span text:style-name="T3">Gwiazdy chyba twym oczom oddały cały blask</text:span><text:span text:style-name="T69"><text:line-break/></text:span><text:span text:style-name="T3">A ja serce miłości spragnione ci oddałem</text:span><text:span text:style-name="T69"><text:line-break/></text:span><text:span text:style-name="T3">Tak zakochać, zakochać się można tylko raz</text:span><text:span text:style-name="T69"><text:line-break/><text:line-break/></text:span><text:span text:style-name="T3">W mych ramionach cię ukryję</text:span><text:span text:style-name="T69"><text:line-break/></text:span><text:span text:style-name="T3">U stóp Ci złożę cały świat</text:span><text:span text:style-name="T69"><text:line-break/></text:span><text:span text:style-name="T3">Serce me dla ciebie bije</text:span><text:span text:style-name="T69"><text:line-break/></text:span><text:span text:style-name="T3">I czeka na twój mały znak.</text:span><text:span text:style-name="T69"><text:line-break/><text:line-break/></text:span><text:span text:style-name="T3">Jeden uśmiech twój wystarczy</text:span><text:span text:style-name="T69"><text:line-break/></text:span><text:span text:style-name="T3">I moje serce gubi rytm</text:span><text:span text:style-name="T69"><text:line-break/></text:span><text:span text:style-name="T3">O twą miłość będę walczył</text:span><text:span text:style-name="T69"><text:line-break/></text:span><text:span text:style-name="T3">O miłość walczyć to nie wstyd</text:span><text:span text:style-name="T69"><text:line-break/><text:line-break/></text:span><text:span text:style-name="T3">Przez twe oczy, te oczy zielone oszalałem</text:span><text:span text:style-name="T69"><text:line-break/></text:span><text:span text:style-name="T3">Gwiazdy chyba twym oczom oddały cały blask</text:span><text:span text:style-name="T69"><text:line-break/></text:span><text:span text:style-name="T3">A ja serce miłości spragnione ci oddałem</text:span><text:span text:style-name="T69"><text:line-break/></text:span><text:span text:style-name="T3">Tak zakochać, zakochać się można tylko raz</text:span><text:span text:style-name="T69"><text:line-break/></text:span><text:span text:style-name="T3">(2x)</text:span></text:p>
          </table:table-cell>
          <table:table-cell table:style-name="Table3.A1" office:value-type="string">
            <text:p text:style-name="P112">Akcent-Granica</text:p>
            <text:p text:style-name="P112"/>
            <text:p text:style-name="P110"><text:span text:style-name="T8">1. </text:span><text:span text:style-name="T32">O Tobie miła ciągle marzę,</text:span><text:span text:style-name="T6"><text:line-break/></text:span><text:span text:style-name="T32">O Tobie miła ciągle śnię.</text:span><text:span text:style-name="T6"><text:line-break/></text:span><text:span text:style-name="T32">Chciałbym całować usta Twoje,</text:span><text:span text:style-name="T6"><text:line-break/></text:span><text:span text:style-name="T32">I czule szeptać: "Kocham Cię". </text:span><text:span text:style-name="T6"><text:line-break/><text:line-break/></text:span><text:span text:style-name="T8">REF: </text:span><text:span text:style-name="T32">Lecz wielka dzieli nas granica, </text:span><text:span text:style-name="T6"><text:line-break/></text:span><text:span text:style-name="T32">Boś Ty bogatą przecież jest, </text:span><text:span text:style-name="T6"><text:line-break/></text:span><text:span text:style-name="T32">Ja jestem tylko zwykłym grajkiem,</text:span><text:span text:style-name="T6"><text:line-break/></text:span><text:span text:style-name="T32">I jest mi w życiu bardzo źle.</text:span><text:span text:style-name="T6"><text:line-break/><text:line-break/></text:span><text:span text:style-name="T8">2. </text:span><text:span text:style-name="T32">Bo gdybym ja był czarodziejem,</text:span><text:span text:style-name="T6"><text:line-break/></text:span><text:span text:style-name="T32">Dałbym Ci miła cały świat, </text:span><text:span text:style-name="T6"><text:line-break/></text:span><text:span text:style-name="T32">Lecz nim jestem moja miła,</text:span><text:span text:style-name="T6"><text:line-break/></text:span><text:span text:style-name="T32">I muszę obejść cały świat.</text:span><text:span text:style-name="T6"><text:line-break/><text:line-break/></text:span><text:span text:style-name="T8">REF: </text:span><text:span text:style-name="T32">Lecz wielka dzieli nas granica, </text:span><text:span text:style-name="T6"><text:line-break/></text:span><text:span text:style-name="T32">Boś Ty bogatą przecież jest, </text:span><text:span text:style-name="T6"><text:line-break/></text:span><text:span text:style-name="T32">Ja jestem tylko zwykłym grajkiem, </text:span><text:span text:style-name="T6"><text:line-break/></text:span><text:span text:style-name="T32">I jest mi w życiu bardzo źle.</text:span><text:span text:style-name="T6"><text:line-break/><text:line-break/></text:span><text:span text:style-name="T8">3. </text:span><text:span text:style-name="T32">Na niebie gwiazdka mówi mi, </text:span><text:span text:style-name="T6"><text:line-break/></text:span><text:span text:style-name="T32">Jak bardzo, bardzo chciałabyś,</text:span><text:span text:style-name="T6"><text:line-break/></text:span><text:span text:style-name="T32">Jedną gwiazdeczkę z nieba mieć,</text:span><text:span text:style-name="T6"><text:line-break/></text:span><text:span text:style-name="T32">Lecz nie realne to dziś jest.</text:span><text:span text:style-name="T6"><text:line-break/><text:line-break/></text:span><text:span text:style-name="T8">REF: </text:span><text:span text:style-name="T32">Lecz wielka dzieli nas granica,</text:span><text:span text:style-name="T6"><text:line-break/></text:span><text:span text:style-name="T32">Boś Ty bogatą przecież jest, </text:span><text:span text:style-name="T6"><text:line-break/></text:span><text:span text:style-name="T32">Ja jestem tylko zwykłym grajkiem, </text:span><text:span text:style-name="T6"><text:line-break/></text:span><text:span text:style-name="T32">I jest mi w życiu bardzo źle.</text:span></text:p>
          </table:table-cell>
          <table:table-cell table:style-name="Table3.D1" office:value-type="string">
            <text:p text:style-name="P112">Baciary-Zyje sie raz</text:p>
            <text:p text:style-name="P111"/>
            <text:p text:style-name="P110"><text:span text:style-name="T3">Każdy o tym</text:span><text:span text:style-name="T69"><text:line-break/></text:span><text:span text:style-name="T3">Dobrze wie, że samemu w życiu źle</text:span><text:span text:style-name="T69"><text:line-break/></text:span><text:span text:style-name="T3">Kochać chce i kochanym być</text:span><text:span text:style-name="T69"><text:line-break/></text:span><text:span text:style-name="T3">Bo żyje się raz</text:span><text:span text:style-name="T69"><text:line-break/><text:line-break/></text:span><text:span text:style-name="T3">Miłość to jest</text:span><text:span text:style-name="T69"><text:line-break/></text:span><text:span text:style-name="T3">Dziwny stan, że choć rani leczy zaś</text:span><text:span text:style-name="T69"><text:line-break/></text:span><text:span text:style-name="T3">I bez niej żal każdego dnia</text:span><text:span text:style-name="T69"><text:line-break/></text:span><text:span text:style-name="T3">Bo żyje się raz</text:span><text:span text:style-name="T69"><text:line-break/><text:line-break/></text:span><text:span text:style-name="T3">Żyje się raz, spróbuj więc sam</text:span><text:span text:style-name="T69"><text:line-break/></text:span><text:span text:style-name="T3">Jak najlepiej wykorzystać swój czas</text:span><text:span text:style-name="T69"><text:line-break/></text:span><text:span text:style-name="T3">A więc kochaj ile się da</text:span><text:span text:style-name="T69"><text:line-break/></text:span><text:span text:style-name="T3">Bo żyje się raz 2x</text:span><text:span text:style-name="T69"><text:line-break/><text:line-break/></text:span><text:span text:style-name="T3">I Ty o tym</text:span><text:span text:style-name="T69"><text:line-break/></text:span><text:span text:style-name="T3">Dobrze wiesz, gdy nie kochasz jest Ci źle</text:span><text:span text:style-name="T69"><text:line-break/></text:span><text:span text:style-name="T3">To jest prawda stara jak świat</text:span><text:span text:style-name="T69"><text:line-break/></text:span><text:span text:style-name="T3">Bo żyje się raz</text:span><text:span text:style-name="T69"><text:line-break/><text:line-break/></text:span><text:span text:style-name="T3">Marzysz sobie</text:span><text:span text:style-name="T69"><text:line-break/></text:span><text:span text:style-name="T3">Kogoś kto będzie z Tobą w dzień i w noc</text:span><text:span text:style-name="T69"><text:line-break/></text:span><text:span text:style-name="T3">Wtedy ktoś odmieni Twój los</text:span><text:span text:style-name="T69"><text:line-break/></text:span><text:span text:style-name="T3">Bo żyje się raz</text:span><text:span text:style-name="T69"><text:line-break/><text:line-break/></text:span><text:span text:style-name="T3">Żyje się raz, spróbuj więc sam</text:span><text:span text:style-name="T69"><text:line-break/></text:span><text:span text:style-name="T3">Jak najlepiej wykorzystać swój czas</text:span><text:span text:style-name="T69"><text:line-break/></text:span><text:span text:style-name="T3">A więc kochaj ile się da</text:span><text:span text:style-name="T69"><text:line-break/></text:span><text:span text:style-name="T3">Bo żyje się raz </text:span><text:span text:style-name="T69"><text:line-break/><text:line-break/></text:span><text:span text:style-name="T3">Miłość każda</text:span><text:span text:style-name="T69"><text:line-break/></text:span><text:span text:style-name="T3">Jest jak lek na kłopoty i zmartwienie</text:span><text:span text:style-name="T69"><text:line-break/></text:span><text:span text:style-name="T3">Póki czas poznaj jej smak</text:span><text:span text:style-name="T69"><text:line-break/></text:span><text:span text:style-name="T3">Bo żyje się raz</text:span><text:span text:style-name="T69"><text:line-break/><text:line-break/></text:span><text:span text:style-name="T3">REF…..</text:span></text:p>
            <text:p text:style-name="P111"/>
            <text:p text:style-name="P111"/>
          </table:table-cell>
        </table:table-row>
        <text:soft-page-break/>
        <table:table-row table:style-name="Table3.1">
          <table:table-cell table:style-name="Table3.A1" office:value-type="string">
            <text:p text:style-name="P126">Baciary <text:s/>- 7 czerwonych róż</text:p>
            <text:p text:style-name="P125"/>
            <text:p text:style-name="P127"><text:line-break/>Razu pewnego swojej dziewczynie<text:line-break/>Oświadczyć chciałem się<text:line-break/>Byłem zbyt młody, więc nie wiedziałem<text:line-break/>Jak to powiedzieć jej.<text:line-break/><text:line-break/>Długo chodziłem, długo czekałem,<text:line-break/>Zastanawiałem się,<text:line-break/>Bukiet tych kwiatów<text:line-break/>Tak pomyślałem i do niej udam się.<text:line-break/><text:line-break/>Ref.<text:line-break/>Przynoszę Tobie moja dziewczyno<text:line-break/>Siedem czerwonych róż,<text:line-break/>Powiedz czy będziesz moją na zawsze już. (x2)<text:line-break/><text:line-break/>Dziewczę kwiatami się ucieszyło<text:line-break/>I uśmiechnęło się,<text:line-break/>Dziewczę na zawsze moją już było<text:line-break/>I pokochało mnie.<text:line-break/><text:line-break/>Będziemy razem do końca życia,<text:line-break/>Będziemy kochać się,<text:line-break/>Jesteśmy szczęściem, moją miłością<text:line-break/>O tobie tylko śnię.<text:line-break/><text:line-break/>Ref.<text:line-break/>Przynoszę Tobie moja dziewczyno<text:line-break/>Siedem czerwonych róż,<text:line-break/>Powiedz czy będziesz moją na zawsze już. </text:p>
          </table:table-cell>
          <table:table-cell table:style-name="Table3.A1" office:value-type="string">
            <text:p text:style-name="P122">Backstreet Boys-As Long As You Love Me</text:p>
            <text:p text:style-name="P120">Although loneliness has always been a friend of mine </text:p>
            <text:p text:style-name="P120">I'm leaving my life in your hands </text:p>
            <text:p text:style-name="P120">People say I'm crazy and that I am blind </text:p>
            <text:p text:style-name="P120">Risking it all in a glance </text:p>
            <text:p text:style-name="P120">How you got me blind is still a mystery</text:p>
            <text:p text:style-name="P120">[Nick &amp; Brian] </text:p>
            <text:p text:style-name="P120">I can't get you out of my head</text:p>
            <text:p text:style-name="P120">[Nick] </text:p>
            <text:p text:style-name="P120">Don't care what is written in you history</text:p>
            <text:p text:style-name="P120">[Nick, Brian &amp; Kevin] </text:p>
            <text:p text:style-name="P120">As long as you're here with me </text:p>
            <text:p text:style-name="P120"/>
            <text:p text:style-name="P120">Refren:</text:p>
            <text:p text:style-name="P120">I don't care who you are </text:p>
            <text:p text:style-name="P120">Where you're from </text:p>
            <text:p text:style-name="P120">What you did </text:p>
            <text:p text:style-name="P120">As long as you love me </text:p>
            <text:p text:style-name="P120">Who you are </text:p>
            <text:p text:style-name="P120">Where you're from </text:p>
            <text:p text:style-name="P120">Don't care what you did </text:p>
            <text:p text:style-name="P120">As long as you love me </text:p>
            <text:p text:style-name="P120"/>
            <text:p text:style-name="P120">Every little thing that you have said and done</text:p>
            <text:p text:style-name="P120">[Brian &amp; Kevin] </text:p>
            <text:p text:style-name="P120">Feels like it's deep within me</text:p>
            <text:p text:style-name="P120">[Brian] </text:p>
            <text:p text:style-name="P120">Doesn't really matter if you're on the run</text:p>
            <text:p text:style-name="P120">[Brian &amp; Kevin] </text:p>
            <text:p text:style-name="P120">It seems like we're meant to be </text:p>
            <text:p text:style-name="P120"/>
            <text:p text:style-name="P120">I've tried to hide it so that no one knows </text:p>
            <text:p text:style-name="P120">But I guess it shows </text:p>
            <text:p text:style-name="P120">When you look in to my eyes </text:p>
            <text:p text:style-name="P120">What you did and where you're comin from </text:p>
            <text:p text:style-name="P120">I don't care, as long as you love me, baby. </text:p>
            <text:p text:style-name="P120"/>
          </table:table-cell>
          <table:table-cell table:style-name="Table3.A1" office:value-type="string">
            <text:p text:style-name="P122">Milano - O Tobie kochana</text:p>
            <text:p text:style-name="P122"/>
            <text:p text:style-name="Table_20_Contents"><text:span text:style-name="T10">1. </text:span><text:span text:style-name="T37">Obiecała mi, że się spełnią moje sny.</text:span><text:span text:style-name="T67"><text:line-break/></text:span><text:span text:style-name="T37">W mych marzeniach na zawsze już będziesz żyć.</text:span><text:span text:style-name="T67"><text:line-break/></text:span><text:span text:style-name="T37">Czy odgadnie ktoś jak na imię ona ma?</text:span><text:span text:style-name="T67"><text:line-break/></text:span><text:span text:style-name="T37">Nikt jej nie zna, tylko ja.</text:span><text:span text:style-name="T67"><text:line-break/><text:line-break/></text:span><text:span text:style-name="T68">REF: </text:span><text:span text:style-name="T37">O tobie, kochana, o tobie myślę wciąż.</text:span><text:span text:style-name="T67"><text:line-break/></text:span><text:span text:style-name="T37">O tobie, kochana, o tobie myślę wciąż. </text:span><text:span text:style-name="T38">x2</text:span><text:span text:style-name="T67"><text:line-break/><text:line-break/></text:span><text:span text:style-name="T68">2. </text:span><text:span text:style-name="T37">Pragnę przy niej być, tylko patrzeć w oczy jej.</text:span><text:span text:style-name="T67"><text:line-break/></text:span><text:span text:style-name="T37">Czy wysłucha i wszystko będzie ok!</text:span><text:span text:style-name="T67"><text:line-break/></text:span><text:span text:style-name="T37">Nie wiem nawet czy odwzajemni miłość mi.</text:span><text:span text:style-name="T67"><text:line-break/></text:span><text:span text:style-name="T37">Będę czekał cały czas.</text:span><text:span text:style-name="T67"><text:line-break/><text:line-break/></text:span><text:span text:style-name="T68">REF: </text:span><text:span text:style-name="T37">O tobie, kochana, o tobie myślę wciąż.</text:span><text:span text:style-name="T67"><text:line-break/></text:span><text:span text:style-name="T37">O tobie, kochana, o tobie myślę wciąż.</text:span><text:span text:style-name="T9"> </text:span><text:span text:style-name="T11">x2</text:span></text:p>
          </table:table-cell>
          <table:table-cell table:style-name="Table3.D1" office:value-type="string">
            <text:p text:style-name="P137">Seventeen – Niezwyczajna miłość</text:p>
            <text:p text:style-name="P111"/>
            <text:p text:style-name="P110"><text:span text:style-name="T3">1. Kocham cię nie za to wcale</text:span></text:p>
            <text:p text:style-name="P110"><text:span text:style-name="T3">Że masz całe morze zalet</text:span></text:p>
            <text:p text:style-name="P110"><text:span text:style-name="T3">Wiesz że nie</text:span></text:p>
            <text:p text:style-name="P110"><text:span text:style-name="T3">Kocham cię zwyczajnie szczerze</text:span></text:p>
            <text:p text:style-name="P110"><text:span text:style-name="T3">Czy tak trudno w to uwierzyć</text:span></text:p>
            <text:p text:style-name="P110"><text:span text:style-name="T3">Mów co chcesz</text:span></text:p>
            <text:p text:style-name="P110"><text:span text:style-name="T3">Gdy cię nie ma stoję w oknie</text:span></text:p>
            <text:p text:style-name="P110"><text:span text:style-name="T3">Czasem na przystanku moknę</text:span></text:p>
            <text:p text:style-name="P110"><text:span text:style-name="T3">Tak jak pies</text:span></text:p>
            <text:p text:style-name="P110"><text:span text:style-name="T3">Nawet w chwilach zapomnienia</text:span></text:p>
            <text:p text:style-name="P110"><text:span text:style-name="T3">Wszędzie szukam twego cienia</text:span></text:p>
            <text:p text:style-name="P110"><text:span text:style-name="T3">W noc i w dzień</text:span></text:p>
            <text:p text:style-name="P110"><text:span text:style-name="T3"/></text:p>
            <text:p text:style-name="P110"><text:span text:style-name="T3">{soc}</text:span></text:p>
            <text:p text:style-name="P110"><text:span text:style-name="T3">&lt;b&gt;REF:&lt;/b&gt; </text:span></text:p>
            <text:p text:style-name="P110"><text:span text:style-name="T3">Powiedz - tak</text:span></text:p>
            <text:p text:style-name="P110"><text:span text:style-name="T3">Na sto tysięcy wielkich planów</text:span></text:p>
            <text:p text:style-name="P110"><text:span text:style-name="T3">Jakie dla nas mam</text:span></text:p>
            <text:p text:style-name="P110"><text:span text:style-name="T3">Na mój znak</text:span></text:p>
            <text:p text:style-name="P110"><text:span text:style-name="T3">Zapomnij raz o całym świecie</text:span></text:p>
            <text:p text:style-name="P110"><text:span text:style-name="T3">Chcę być tylko z tobą</text:span></text:p>
            <text:p text:style-name="P110"><text:span text:style-name="T3">Zapnij pas</text:span></text:p>
            <text:p text:style-name="P110"><text:span text:style-name="T3">Porywam cię do świata marzeń</text:span></text:p>
            <text:p text:style-name="P110"><text:span text:style-name="T3">Nie oglądaj się</text:span></text:p>
            <text:p text:style-name="P110"><text:span text:style-name="T3">Tylko nie mów - nie</text:span></text:p>
            <text:p text:style-name="P110"><text:span text:style-name="T3">{eoc}</text:span></text:p>
            <text:p text:style-name="P110"><text:span text:style-name="T3"/></text:p>
            <text:p text:style-name="P110"><text:span text:style-name="T3">2. Chciałbym dać ci tyle rzeczy</text:span></text:p>
            <text:p text:style-name="P110"><text:span text:style-name="T3">Z których cieszą się kobiety</text:span></text:p>
            <text:p text:style-name="P110"><text:span text:style-name="T3">Aż do łez</text:span></text:p>
            <text:p text:style-name="P110"><text:span text:style-name="T3">Ale ty zamykasz oczy</text:span></text:p>
            <text:p text:style-name="P110"><text:span text:style-name="T3">Jak mam cię zauroczyć</text:span></text:p>
            <text:p text:style-name="P110"><text:span text:style-name="T3">Nie wiem jak to jest</text:span></text:p>
            <text:p text:style-name="P110"><text:span text:style-name="T3"/></text:p>
            <text:p text:style-name="P110"><text:span text:style-name="T3">&lt;b&gt;REF: x4&lt;/b&gt;</text:span></text:p>
            <text:p text:style-name="P111"/>
            <text:p text:style-name="P111"/>
            <text:p text:style-name="P111"/>
          </table:table-cell>
        </table:table-row>
        <text:soft-page-break/>
        <table:table-row table:style-name="Table3.1">
          <table:table-cell table:style-name="Table3.A1" office:value-type="string">
            <text:p text:style-name="P122">Bajeranty-Zostań tu ze mna</text:p>
            <text:p text:style-name="P120">REF:</text:p>
            <text:p text:style-name="P120">Zostań tu ze mną na zawsze, na zawsze, </text:p>
            <text:p text:style-name="P120">zostań nie odchodź już wiecej,</text:p>
            <text:p text:style-name="P120">Miłość od nowa się zacznie, się zacznie,</text:p>
            <text:p text:style-name="P120">i ucałuje twe ręce/2x</text:p>
            <text:p text:style-name="P120"/>
            <text:p text:style-name="P120">1.</text:p>
            <text:p text:style-name="P120">Było nam razem tak pięknie,</text:p>
            <text:p text:style-name="P120">czemuż ten czas szybko mija,</text:p>
            <text:p text:style-name="P120">twe serce tak bardzo mięknie,</text:p>
            <text:p text:style-name="P120">znowu podałaś mi ręke...</text:p>
            <text:p text:style-name="P120"/>
            <text:p text:style-name="P120">Ref.</text:p>
            <text:p text:style-name="P120"/>
            <text:p text:style-name="P120">2.</text:p>
            <text:p text:style-name="P120">Przeminął rok, może wiecej, </text:p>
            <text:p text:style-name="P120">miłość do ciebie wciąż rosła, </text:p>
            <text:p text:style-name="P120">listów pisałem ci więcej,</text:p>
            <text:p text:style-name="P120">pragnę byś znów coś przyniosła,</text:p>
            <text:p text:style-name="P120"/>
            <text:p text:style-name="P120">Ref. X 4</text:p>
          </table:table-cell>
          <table:table-cell table:style-name="Table3.A1" office:value-type="string">
            <text:p text:style-name="P66"><text:span text:style-name="Strong_20_Emphasis"><text:span text:style-name="T90">BAYERA</text:span></text:span><text:span text:style-name="T90">: POPŁYNIEMY</text:span></text:p>
            <text:p text:style-name="P29"/>
            <text:p text:style-name="P24"><text:span text:style-name="T77">1. </text:span><text:span text:style-name="T78">I</text:span><text:span text:style-name="T76">dziesz boso przez świat<text:line-break/>piękna jak róży kwiat<text:line-break/>śliczne włosy rozwiewa letni wiatr<text:line-break/>dobrze wiem ze to ty<text:line-break/>spełnisz wszystkie me sny<text:line-break/>będziesz ze mną na zawsze<text:line-break/>i..<text:line-break/><text:line-break/></text:span><text:span text:style-name="T77">REF: </text:span><text:span text:style-name="T76">Spojrzę w twoje oczy<text:line-break/>chyba mnie zaskoczysz<text:line-break/>swoim pięknym ciałem<text:line-break/>chyba oszalałem<text:line-break/>będziesz mą królewną<text:line-break/>wiem to już na pewno<text:line-break/>popłyniemy razem w dal<text:line-break/>ze mną ty, z tobą ja<text:line-break/>Spojrzę w twoje oczy<text:line-break/>chyba mnie zaskoczysz<text:line-break/>swoim pięknym ciałem<text:line-break/>chyba oszalałem<text:line-break/>będziesz mą królewną<text:line-break/>wiem to już na pewno<text:line-break/>popłyniemy razem w dal<text:line-break/>ze mną ty, z tobą ja<text:line-break/><text:line-break/></text:span><text:span text:style-name="T77">2. M</text:span><text:span text:style-name="T76">orza szum, ja i ty<text:line-break/>plaża a na niej my<text:line-break/>tak nam słodko mijają wszystkie dni<text:line-break/>to przy tobie dziś chce<text:line-break/>być na dobre i złe<text:line-break/>z tobą witać kolejny dzień<text:line-break/><text:line-break/></text:span><text:span text:style-name="T77">REF</text:span><text:span text:style-name="T76"><text:line-break/></text:span></text:p>
            <text:p text:style-name="Standard"/>
          </table:table-cell>
          <table:table-cell table:style-name="Table3.A1" office:value-type="string">
            <text:p text:style-name="P35">Feel - A Gdy Jest Juz Ciemno</text:p>
            <text:p text:style-name="P35"/>
            <text:p text:style-name="P18"><text:span text:style-name="T72">1. </text:span><text:span text:style-name="T71">Jest już ciemno, ale wszystko jedno.<text:line-break/>Pytam siebie, czym jest piękno?<text:line-break/>Piękne usta, jasne dłonie, czyste myśli.<text:line-break/>O boże i mówi tak, jak ja.<text:line-break/>Myślę sobie, jesteś słaby, to patrz, to patrz.<text:line-break/>A w myślach:</text:span></text:p>
            <text:p text:style-name="P99"><text:span text:style-name="T95">REF: </text:span>Chodź tu do mnie, poczuj się swobodnie,<text:line-break/>przy mnie bądź, aaa... przy mnie bądź.<text:line-break/>A teraz chodź tu do mnie, poczuj się<text:line-break/>swobodnie,<text:line-break/>przy mnie bądź, aaa... przy mnie bądź.</text:p>
            <text:p text:style-name="P99">Jest już ciemno, (ale) wszystko jedno.<text:line-break/>Mam nadzieję, (ale) głupi jestem, że ją mam.<text:line-break/>Bo spojrzała, jesteś słaby, to patrz. (to patrz)<text:line-break/>A w myślach:</text:p>
            <text:p text:style-name="P100">REF</text:p>
            <text:p text:style-name="P99">Wiesz.<text:line-break/>Zaufaj mi, jak chcesz.<text:line-break/>Zaczaruj mnie, jak chcesz.<text:line-break/>Pokochaj, kiedy ja, sam ze sobą kłócę się.<text:line-break/>Oddychaj dla mnie.<text:line-break/>Spójrz czasem w oczy me.<text:line-break/>Zastanów się.<text:line-break/>No zastanów się!! I...</text:p>
            <text:p text:style-name="P100">REF</text:p>
            <text:p text:style-name="P30"/>
          </table:table-cell>
          <table:table-cell table:style-name="Table3.D1" office:value-type="string">
            <text:p text:style-name="P122">Szła dzieweczka</text:p>
            <text:p text:style-name="Table_20_Contents"><text:span text:style-name="T3">Szła dzieweczka do laseczka</text:span><text:span text:style-name="T69"><text:line-break/></text:span><text:span text:style-name="T3">Do zielonego - ha, ha, ha</text:span><text:span text:style-name="T69"><text:line-break/></text:span><text:span text:style-name="T3">Do zielonego - ha, ha, ha</text:span><text:span text:style-name="T69"><text:line-break/></text:span><text:span text:style-name="T3">Do zielonego.</text:span><text:span text:style-name="T69"><text:line-break/></text:span><text:span text:style-name="T3">Napotkała myśliweczka</text:span><text:span text:style-name="T69"><text:line-break/></text:span><text:span text:style-name="T3">Bardzo szwarnego - ha, ha, ha</text:span><text:span text:style-name="T69"><text:line-break/></text:span><text:span text:style-name="T3">Bardzo szwarnego - ha, ha, ha</text:span><text:span text:style-name="T69"><text:line-break/></text:span><text:span text:style-name="T3">Bardzo szwarnego.</text:span></text:p>
            <text:p text:style-name="Table_20_Contents"><text:span text:style-name="T69"><text:line-break/></text:span><text:span text:style-name="T3">Myśliweczku, kochaneczku</text:span><text:span text:style-name="T69"><text:line-break/></text:span><text:span text:style-name="T3">Bardzom ci rada - ha, ha, ha x3</text:span><text:span text:style-name="T69"><text:line-break/><text:line-break/></text:span><text:span text:style-name="T3">Dałabym ci chleba z masłem</text:span><text:span text:style-name="T69"><text:line-break/></text:span><text:span text:style-name="T3">Alem go zjadła - ha, ha, ha x3</text:span><text:span text:style-name="T69"><text:line-break/><text:line-break/></text:span><text:span text:style-name="T3">Jak żeś zjadła, to żeś zjadła</text:span><text:span text:style-name="T69"><text:line-break/></text:span><text:span text:style-name="T3">To mi się nie chwal - ha, ha, ha x3</text:span><text:span text:style-name="T69"><text:line-break/><text:line-break/></text:span><text:span text:style-name="T3">Bo jak bym Cię w lesie spotkał</text:span><text:span text:style-name="T69"><text:line-break/></text:span><text:span text:style-name="T3">To bym cię </text:span><text:span text:style-name="T5">ze</text:span><text:span text:style-name="T3">prał - ha, ha, ha x3</text:span></text:p>
            <text:p text:style-name="Table_20_Contents"><text:span text:style-name="T69"><text:line-break/></text:span><text:span text:style-name="T3">Gdzie jest ta ulica, gdzie jest ten dom</text:span><text:span text:style-name="T69"><text:line-break/></text:span><text:span text:style-name="T3">Gdzie jest ta dziewczyna</text:span><text:span text:style-name="T69"><text:line-break/></text:span><text:span text:style-name="T3">Co kochom ją.</text:span><text:span text:style-name="T69"><text:line-break/></text:span><text:span text:style-name="T3">Znalazłem ulicę, znalazłem dom</text:span><text:span text:style-name="T69"><text:line-break/></text:span><text:span text:style-name="T3">Znalazłem dziewczynę</text:span><text:span text:style-name="T69"><text:line-break/></text:span><text:span text:style-name="T3">Co kochom ją. Lala, la, la, la, la, la</text:span><text:span text:style-name="T69"><text:line-break/><text:line-break/></text:span></text:p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</table:table-cell>
        </table:table-row>
        <table:table-row table:style-name="Table3.1">
          <table:table-cell table:style-name="Table3.A1" office:value-type="string">
            <text:p text:style-name="P9">Gesek – Najpiękniejsza</text:p>
            <text:p text:style-name="P9"><text:soft-page-break/></text:p>
            <text:p text:style-name="P52"><text:span text:style-name="T20">1. N</text:span><text:span text:style-name="T19">ajpiękniejsza w całej klasie</text:span><text:span text:style-name="T66"><text:line-break/></text:span><text:span text:style-name="T19">wciąż pamiętam mimo lat</text:span><text:span text:style-name="T66"><text:line-break/></text:span><text:span text:style-name="T19">dla niej wiersze swe pisałem</text:span><text:span text:style-name="T66"><text:line-break/></text:span><text:span text:style-name="T19">dla nich chciałem zdobyć świat</text:span><text:span text:style-name="T66"><text:line-break/><text:line-break/></text:span><text:span text:style-name="T19">w starym albumie fotografia</text:span><text:span text:style-name="T66"><text:line-break/></text:span><text:span text:style-name="T19">pamiątka z dawnych lat</text:span><text:span text:style-name="T66"><text:line-break/></text:span><text:span text:style-name="T19">mówią ze miłość jest ulotna</text:span><text:span text:style-name="T66"><text:line-break/></text:span><text:span text:style-name="T19">dlaczego tęsknie tak?</text:span><text:span text:style-name="T66"><text:line-break/><text:line-break/></text:span><text:span text:style-name="T74">REF: Te </text:span><text:span text:style-name="T19">kasztanowe włosy</text:span><text:span text:style-name="T66"><text:line-break/></text:span><text:span text:style-name="T19">mały, zadarty nos</text:span><text:span text:style-name="T66"><text:line-break/></text:span><text:span text:style-name="T19">i te brązowe oczy</text:span><text:span text:style-name="T66"><text:line-break/></text:span><text:span text:style-name="T19">dla ciebie śpiewam wciąż, kochana</text:span><text:span text:style-name="T66"><text:line-break/></text:span><text:span text:style-name="T19">kasztanowe włosy</text:span><text:span text:style-name="T66"><text:line-break/></text:span><text:span text:style-name="T19">mały, zadarty nos</text:span><text:span text:style-name="T66"><text:line-break/></text:span><text:span text:style-name="T19">piękne brązowe oczy</text:span><text:span text:style-name="T66"><text:line-break/></text:span><text:span text:style-name="T19">dla ciebie śpiewam wciąż</text:span><text:span text:style-name="T66"><text:line-break/><text:line-break/></text:span><text:span text:style-name="T74">2. N</text:span><text:span text:style-name="T19">ajpiękniejsza w całej klasie</text:span><text:span text:style-name="T66"><text:line-break/></text:span><text:span text:style-name="T19">wciąż pamiętam ust jej smak</text:span><text:span text:style-name="T66"><text:line-break/></text:span><text:span text:style-name="T19">w moim sercu pozostanie</text:span><text:span text:style-name="T66"><text:line-break/></text:span><text:span text:style-name="T19">wciąż pamiętam ją sprzed lat</text:span><text:span text:style-name="T66"><text:line-break/><text:line-break/></text:span><text:span text:style-name="T19">w starym albumie fotografia</text:span><text:span text:style-name="T66"><text:line-break/></text:span><text:span text:style-name="T19">pamiątka z dawnych lat</text:span><text:span text:style-name="T66"><text:line-break/></text:span><text:span text:style-name="T19">mówią ze miłość jest ulotna</text:span><text:span text:style-name="T66"><text:line-break/></text:span><text:span text:style-name="T19">dlaczego tęsknie tak?</text:span><text:span text:style-name="T66"><text:line-break/><text:line-break/></text:span><text:span text:style-name="T20">REF</text:span><text:span text:style-name="T66"><text:line-break/><text:line-break/></text:span><text:span text:style-name="T74">3. T</text:span><text:span text:style-name="T19">aka mała a ja serce jej oddałem</text:span><text:span text:style-name="T66"><text:line-break/></text:span><text:span text:style-name="T19">na jej punkcie zwariowałem</text:span><text:span text:style-name="T66"><text:line-break/></text:span><text:span text:style-name="T19">mała, choć jus dawno wyjechała</text:span><text:span text:style-name="T66"><text:line-break/></text:span><text:span text:style-name="T19">w mej pamięci pozostała </text:span><text:span text:style-name="T66"><text:line-break/></text:span><text:span text:style-name="T19">mała, daj jedne znak</text:span><text:span text:style-name="T66"><text:line-break/><text:line-break/></text:span><text:span text:style-name="T20">REF</text:span></text:p>
          </table:table-cell>
          <table:table-cell table:style-name="Table3.A1" office:value-type="string">
            <text:p text:style-name="P126">Hej <text:s/>z góry, z góry</text:p>
            <text:p text:style-name="P125"><text:soft-page-break/></text:p>
            <text:p text:style-name="Table_20_Contents"><text:span text:style-name="T3">Hej z góry z góry </text:span><text:span text:style-name="T69"><text:line-break/></text:span><text:span text:style-name="T3">jadą mazury </text:span><text:span text:style-name="T69"><text:line-break/></text:span><text:span text:style-name="T3">jedzie jedzie mazureczek </text:span><text:span text:style-name="T69"><text:line-break/></text:span><text:span text:style-name="T3">wiezie wiezie mi wianeczek </text:span><text:span text:style-name="T69"><text:line-break/></text:span><text:span text:style-name="T3">roz..(!)..rozmarynowy </text:span><text:span text:style-name="T69"><text:line-break/><text:line-break/></text:span><text:span text:style-name="T3">Przyjechał w nocy </text:span><text:span text:style-name="T69"><text:line-break/></text:span><text:span text:style-name="T3">koło północy </text:span><text:span text:style-name="T69"><text:line-break/></text:span><text:span text:style-name="T3">stuka puka w okieneczko</text:span><text:span text:style-name="T69"><text:line-break/></text:span><text:span text:style-name="T3">otwórz otwórz panieneczko</text:span><text:span text:style-name="T69"><text:line-break/></text:span><text:span text:style-name="T3">ko..(!)..koniom wody dać</text:span><text:span text:style-name="T69"><text:line-break/><text:line-break/></text:span><text:span text:style-name="T3">Jakże ja mam wstać</text:span><text:span text:style-name="T69"><text:line-break/></text:span><text:span text:style-name="T3">koniom wody dać</text:span><text:span text:style-name="T69"><text:line-break/></text:span><text:span text:style-name="T3">kiedy mama zakazała</text:span><text:span text:style-name="T69"><text:line-break/></text:span><text:span text:style-name="T3">żebym chłopcom nie dawała</text:span><text:span text:style-name="T69"><text:line-break/></text:span><text:span text:style-name="T3">trze..(!)..trzeba jej się bać</text:span><text:span text:style-name="T69"><text:line-break/><text:line-break/></text:span><text:span text:style-name="T3">A ty się nie bój</text:span><text:span text:style-name="T69"><text:line-break/></text:span><text:span text:style-name="T3">siadaj na koniu</text:span><text:span text:style-name="T69"><text:line-break/></text:span><text:span text:style-name="T3">pojedziemy w obce kraje</text:span><text:span text:style-name="T69"><text:line-break/></text:span><text:span text:style-name="T3">tam są inne obyczaje</text:span><text:span text:style-name="T69"><text:line-break/></text:span><text:span text:style-name="T3">ma..(!)malowany wóz</text:span><text:span text:style-name="T69"><text:line-break/><text:line-break/></text:span><text:span text:style-name="T3">Nocą jechali</text:span><text:span text:style-name="T69"><text:line-break/></text:span><text:span text:style-name="T3">ludzie wołali</text:span><text:span text:style-name="T69"><text:line-break/></text:span><text:span text:style-name="T3">co to, co to za dziewczyna</text:span><text:span text:style-name="T69"><text:line-break/></text:span><text:span text:style-name="T3">co to, co to za jedyna </text:span><text:span text:style-name="T69"><text:line-break/></text:span><text:span text:style-name="T3">je..(!).. jedzie z chłopcami</text:span><text:span text:style-name="T69"><text:line-break/></text:span></text:p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</table:table-cell>
          <table:table-cell table:style-name="Table3.A1" office:value-type="string">
            <text:p text:style-name="P112">Upływa szybko życie</text:p>
            <text:p text:style-name="P111"><text:soft-page-break/></text:p>
            <text:p text:style-name="P110"><text:span text:style-name="T3">Upływa szybko życie,</text:span><text:span text:style-name="T69"><text:line-break/></text:span><text:span text:style-name="T3">Jak potok płynie czas,</text:span><text:span text:style-name="T69"><text:line-break/></text:span><text:span text:style-name="T3">Za rok, za dzień, za chwilę,</text:span><text:span text:style-name="T69"><text:line-break/></text:span><text:span text:style-name="T3">Razem nie będzie nas. /bis</text:span><text:span text:style-name="T69"><text:line-break/><text:line-break/></text:span><text:span text:style-name="T3">I nasze młode lata</text:span><text:span text:style-name="T69"><text:line-break/></text:span><text:span text:style-name="T3">Upłyną szybko w dal,</text:span><text:span text:style-name="T69"><text:line-break/></text:span><text:span text:style-name="T3">A w sercu pozostanie</text:span><text:span text:style-name="T69"><text:line-break/></text:span><text:span text:style-name="T3">Tęsknota, smutek, żal.</text:span><text:span text:style-name="T69"><text:line-break/><text:line-break/></text:span><text:span text:style-name="T3">Więc póki młode lata,</text:span><text:span text:style-name="T69"><text:line-break/></text:span><text:span text:style-name="T3">Póki wiosenne dni</text:span><text:span text:style-name="T69"><text:line-break/></text:span><text:span text:style-name="T3">Niechże przynajmniej teraz</text:span><text:span text:style-name="T69"><text:line-break/></text:span><text:span text:style-name="T3">Nie płyną gorzkie łzy.</text:span><text:span text:style-name="T69"><text:line-break/><text:line-break/></text:span><text:span text:style-name="T3">Choć pamięć o nas zginie,</text:span><text:span text:style-name="T69"><text:line-break/></text:span><text:span text:style-name="T3">Już za niedługi czas,</text:span><text:span text:style-name="T69"><text:line-break/></text:span><text:span text:style-name="T3">Niech piosnka w dal popłynie</text:span><text:span text:style-name="T69"><text:line-break/></text:span><text:span text:style-name="T3">Póki jesteśmy wraz.</text:span><text:span text:style-name="T69"><text:line-break/><text:line-break/></text:span><text:span text:style-name="T3">A jeśli lasów koło,</text:span><text:span text:style-name="T69"><text:line-break/></text:span><text:span text:style-name="T3">Złączy zerwaną nić,</text:span><text:span text:style-name="T69"><text:line-break/></text:span><text:span text:style-name="T3">Będziemy znów pospołu</text:span><text:span text:style-name="T69"><text:line-break/></text:span><text:span text:style-name="T3">Śpiewać, marzyć, śnić.</text:span><text:span text:style-name="T69"><text:line-break/><text:line-break/></text:span><text:span text:style-name="T3">Więc kiedy dziś stajemy</text:span><text:span text:style-name="T69"><text:line-break/></text:span><text:span text:style-name="T3">Już u rozstaju dróg,</text:span><text:span text:style-name="T69"><text:line-break/></text:span><text:span text:style-name="T3">Idącym w świat z otuchą,</text:span><text:span text:style-name="T69"><text:line-break/></text:span><text:span text:style-name="T3">Niech błogosławi Bóg.</text:span><text:span text:style-name="T69"><text:line-break/></text:span></text:p>
          </table:table-cell>
          <table:table-cell table:style-name="Table3.D1" office:value-type="string">
            <text:p text:style-name="P122">Top One – O miła moja</text:p>
            <text:p text:style-name="P120"><text:soft-page-break/></text:p>
            <text:p text:style-name="Table_20_Contents"><text:span text:style-name="T3">1) Serce moje płacze i na ziemi jest mi źle </text:span><text:span text:style-name="T69"><text:line-break/></text:span><text:span text:style-name="T3">Bo dziewczyna którą kocham, opuściła nagle mnie </text:span><text:span text:style-name="T69"><text:line-break/></text:span><text:span text:style-name="T3">Zostawiła me uczucia i zostałem całkiem sam </text:span><text:span text:style-name="T69"><text:line-break/></text:span><text:span text:style-name="T3">A ja o niej ciągle marzę i jej obraz w sercu mam. </text:span><text:span text:style-name="T69"><text:line-break/><text:line-break/></text:span><text:span text:style-name="T3">REF: O miła moja, czy zdradziłem kiedyś cię </text:span><text:span text:style-name="T69"><text:line-break/></text:span><text:span text:style-name="T3">Czy zrobiłem ci coś złego, czy ci ze mną było źle </text:span><text:span text:style-name="T69"><text:line-break/></text:span><text:span text:style-name="T3">O miła moja, czy mój płacz nie wzrusza cię </text:span><text:span text:style-name="T69"><text:line-break/></text:span><text:span text:style-name="T3">Czy twe serce jest tak twarde, że opuszczasz teraz mnie</text:span></text:p>
            <text:p text:style-name="Table_20_Contents"><text:span text:style-name="T69"><text:line-break/></text:span><text:span text:style-name="T3">2) W sercu został smutek i wspomnienie tamtych dni</text:span><text:span text:style-name="T69"><text:line-break/></text:span><text:span text:style-name="T3">Gdy cieszyłem się tak bardzo ze spędzonych razem chwil</text:span><text:span text:style-name="T69"><text:line-break/></text:span><text:span text:style-name="T3">Ust twych ukochanych, nie zobaczę nigdy już</text:span><text:span text:style-name="T69"><text:line-break/></text:span><text:span text:style-name="T3">Nie przytulaj znów do serca, najpiękniejszej z wszystkich róż</text:span><text:span text:style-name="T69"><text:line-break/><text:line-break/></text:span><text:span text:style-name="T3">REF: O miła moja ...</text:span><text:span text:style-name="T69"><text:line-break/><text:line-break/></text:span><text:span text:style-name="T3">3) Potem tu wróciła, aby oddać serce swe</text:span><text:span text:style-name="T69"><text:line-break/></text:span><text:span text:style-name="T3">Pokochałem ją tak bardzo i oddałem serce jej</text:span><text:span text:style-name="T69"><text:line-break/></text:span><text:span text:style-name="T3">Człowiek się raduje i na świecie dobrze mi</text:span><text:span text:style-name="T69"><text:line-break/></text:span><text:span text:style-name="T3">Bo dziewczyna którą kocham swoje serce dała mi.</text:span><text:span text:style-name="T69"><text:line-break/></text:span></text:p>
            <text:p text:style-name="P120"><text:line-break/></text:p>
          </table:table-cell>
        </table:table-row>
        <table:table-row table:style-name="Table3.1">
          <table:table-cell table:style-name="Table3.A1" office:value-type="string">
            <text:p text:style-name="P71">Andre - Aleksandra</text:p>
            <text:p text:style-name="P70"><text:soft-page-break/>Ale ale Aleksandra,</text:p>
            <text:p text:style-name="P70">Ale ale ale ładna,</text:p>
            <text:p text:style-name="P70">Taka taka taka skromna,</text:p>
            <text:p text:style-name="P70">Taka taka sexi bomba. x3</text:p>
            <text:p text:style-name="P70"/>
            <text:p text:style-name="P70">Nagle w moim życiu pojawiła się</text:p>
            <text:p text:style-name="P70">Piękna dziewczyna, to nie sen.</text:p>
            <text:p text:style-name="P70">Mała, figlarna niczym cud,</text:p>
            <text:p text:style-name="P70">Trafił mi się szczęścia łut.</text:p>
            <text:p text:style-name="P70"/>
            <text:p text:style-name="P70">Ale ale Aleksandra,</text:p>
            <text:p text:style-name="P70">Ale ale ale ładna,</text:p>
            <text:p text:style-name="P70">Taka taka taka skromna,</text:p>
            <text:p text:style-name="P70">Taka taka sexi bomba./x2</text:p>
            <text:p text:style-name="P70"/>
            <text:p text:style-name="P70">Kto by pomyślał, że zakocham się,</text:p>
            <text:p text:style-name="P70">Ona tak bardzo kręci mnie.</text:p>
            <text:p text:style-name="P70">Cudna, seksowna mówię Wam,</text:p>
            <text:p text:style-name="P70">Takie to szczęście teraz mam.</text:p>
            <text:p text:style-name="P70"/>
            <text:p text:style-name="P70">Ale ale Aleksandra,</text:p>
            <text:p text:style-name="P70">Ale ale ale ładna,</text:p>
            <text:p text:style-name="P70">Taka taka taka skromna,</text:p>
            <text:p text:style-name="P70">Taka taka sexi bomba./x2</text:p>
          </table:table-cell>
          <table:table-cell table:style-name="Table3.A1" office:value-type="string">
            <text:p text:style-name="P131">Łobuzy &amp; Piękny Dawid-Łobuz kocha <text:soft-page-break/>najbardziej</text:p>
            <text:p text:style-name="P128">REF:</text:p>
            <text:p text:style-name="P128">Powiem Ci na starcie</text:p>
            <text:p text:style-name="P128">Że Łobuz kocha najbardziej</text:p>
            <text:p text:style-name="P128">I chociaż wszyscy mają parcie</text:p>
            <text:p text:style-name="P128">To Łobuz kocha najbardziej</text:p>
            <text:p text:style-name="P128"/>
            <text:p text:style-name="P128">To Łobuz kocha najbardziej</text:p>
            <text:p text:style-name="P128"/>
            <text:p text:style-name="P128">Boska sukienka opina Ciebie</text:p>
            <text:p text:style-name="P128">Patrzę na metkę “Made In Heaven”</text:p>
            <text:p text:style-name="P128">Czy anioły pijają driny?</text:p>
            <text:p text:style-name="P128">Bo ja tak, to szukam dziewczyny</text:p>
            <text:p text:style-name="P128"/>
            <text:p text:style-name="P128">Powiem Ci na starcie</text:p>
            <text:p text:style-name="P128">Że Łobuz kocha najbardziej</text:p>
            <text:p text:style-name="P128">I chociaż wszyscy mają parcie</text:p>
            <text:p text:style-name="P128">To Łobuz kocha najbardziej</text:p>
            <text:p text:style-name="P128"/>
            <text:p text:style-name="P128">Bo Ty, chcesz Łobuza</text:p>
            <text:p text:style-name="P128">A ja myślę o arbuzach</text:p>
            <text:p text:style-name="P128">I co? Co mi zrobisz?</text:p>
            <text:p text:style-name="P128">No co? Nic nie zrobisz!</text:p>
            <text:p text:style-name="P128"/>
            <text:p text:style-name="P128">Powiedz czy nóżka cie zabolała ?</text:p>
            <text:p text:style-name="P128">Kiedy z nieba upadałaś ?</text:p>
            <text:p text:style-name="P128">Czy anioły pijają driny?</text:p>
            <text:p text:style-name="P128">Bo ja tak, to szukam dziewczyny</text:p>
            <text:p text:style-name="P128"/>
          </table:table-cell>
          <table:table-cell table:style-name="Table3.A1" office:value-type="string">
            <text:p text:style-name="P122">Boys-Jestes szalona</text:p>
            <text:p text:style-name="Table_20_Contents"><text:soft-page-break/><text:span text:style-name="T3">Jesteś szalona! x2</text:span><text:span text:style-name="T69"><text:line-break/><text:line-break/></text:span><text:span text:style-name="T3">I. Miłość odchodzi – słyszę znów z twoich ust,</text:span><text:span text:style-name="T69"><text:line-break/></text:span><text:span text:style-name="T3">Zawsze prawda miała jakiś sens,</text:span><text:span text:style-name="T69"><text:line-break/></text:span><text:span text:style-name="T3">Te dni jak bajka, piękne jak tysiąc róż,</text:span><text:span text:style-name="T69"><text:line-break/></text:span><text:span text:style-name="T3">Ty się śmiałaś zawsze, no i cześć. </text:span><text:span text:style-name="T69"><text:line-break/><text:line-break/></text:span><text:span text:style-name="T3">REF: Jesteś szalona, mówię ci,</text:span><text:span text:style-name="T69"><text:line-break/></text:span><text:span text:style-name="T3">Zawsze nią byłaś,</text:span><text:span text:style-name="T69"><text:line-break/></text:span><text:span text:style-name="T3">Skończysz wreszcie śnić?</text:span><text:span text:style-name="T69"><text:line-break/></text:span><text:span text:style-name="T3">Nie jesteś aniołem, mówię ci.</text:span><text:span text:style-name="T69"><text:line-break/></text:span><text:span text:style-name="T3">Jesteś szalona. x2</text:span><text:span text:style-name="T69"><text:line-break/><text:line-break/></text:span><text:span text:style-name="T3">II. Na pożegnanie dajesz mi uśmiech swój,</text:span><text:span text:style-name="T69"><text:line-break/></text:span><text:span text:style-name="T3">Gdy odchodzisz wszystko burzy się,</text:span><text:span text:style-name="T69"><text:line-break/></text:span><text:span text:style-name="T3">Kochałem cię i twe szaleństwa, mocno tak,</text:span><text:span text:style-name="T69"><text:line-break/></text:span><text:span text:style-name="T3">Ty się śmiałaś zawsze, no i cześć.</text:span><text:span text:style-name="T69"><text:line-break/><text:line-break/></text:span><text:span text:style-name="T3">REF: Jesteś szalona, mówię ci... x4</text:span></text:p>
          </table:table-cell>
          <table:table-cell table:style-name="Table3.D1" office:value-type="string">
            <text:p text:style-name="P7">Luka Rossi – A Ty bądź</text:p>
            <text:p text:style-name="P7"><text:soft-page-break/></text:p>
            <text:p text:style-name="P19">A ty bądź dla mnie jedynym snem<text:line-break/>wszytko co dzisiaj wiem<text:line-break/>a ty bądź wiara w kolejny cud<text:line-break/>kiedy wokoło chłód</text:p>
            <text:p text:style-name="P101">miła ma, jest moim marzeniami<text:line-break/>mego życia spełnieniem</text:p>
            <text:p text:style-name="P101">a ty bądź<text:line-break/>moim pierwszy oddechem<text:line-break/>moim smutkiem i grzechem<text:line-break/>moim każdym uśmiechem<text:line-break/>a ty bądź<text:line-break/>moją nieskończonością<text:line-break/>mym spokojem i złością<text:line-break/>mą największą miłością</text:p>
            <text:p text:style-name="P101">A ty bądź<text:line-break/>A ty bądź</text:p>
            <text:p text:style-name="P101">A ty bądź<text:line-break/>moją drogą do chmur<text:line-break/>moim niebem bez dziur<text:line-break/>A ty bądź każdym kolejny tchem<text:line-break/>każdym udanym dniem</text:p>
            <text:p text:style-name="P101">miła ma, jest moim marzeniami<text:line-break/>mego życia spełnieniem</text:p>
            <text:p text:style-name="P101">a ty bądź<text:line-break/>moim pierwszy oddechem<text:line-break/>moim smutkiem i grzechem<text:line-break/>moim każdym uśmiechem<text:line-break/>a ty bądź<text:line-break/>moją nieskończonością<text:line-break/>mym spokojem i złością<text:line-break/>mą największą miłością</text:p>
            <text:p text:style-name="P101">A ty bądź<text:line-break/>A ty bądź</text:p>
          </table:table-cell>
        </table:table-row>
      </table:table>
      <text:p text:style-name="P3"/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2">Classic – To nie przyjaźń tylko miłość</text:p>
            <text:p text:style-name="P85"/>
            <text:p text:style-name="P87">Siedzę teraz sam, w szare myśli zaplątany.<text:line-break/>Ile lat cię znam, tego dziś nie pamiętamy.<text:line-break/>Byłem zawsze, gdy świat się walił ci na głowę,<text:line-break/>Pomagałem ci i nie chciałem nic, ale teraz tobie powiem.</text:p>
            <text:p text:style-name="P102">To nie przyjaźń, tylko miłość, uwierz mi.<text:line-break/>Pocieszałem, ocierałem twoje łzy<text:line-break/>I tęskniłem, i nadzieję miałem, że<text:line-break/>Powiesz do mnie to, co tak usłyszeć chcę.</text:p>
            <text:p text:style-name="P102">Fotografii stos, szczęścia kadry zatrzymane<text:line-break/>I twój cichy głos: „Miłość drogą jest w nieznane".<text:line-break/>Będę z tobą, gdy ktoś pozbawi ciebie złudzeń.<text:line-break/>Znów ci otrę łzy, znów pomogę ci, może kiedyś cię obudzę.</text:p>
            <text:p text:style-name="P102">To nie przyjaźń, tylko miłość, uwierz mi.<text:line-break/>Pocieszałem, ocierałem twoje łzy<text:line-break/>I tęskniłem, i nadzieję miałem, że<text:line-break/>Powiesz do mnie to, co tak usłyszeć chcę.</text:p>
            <text:p text:style-name="P102">To nie przyjaźń, tylko miłość, uwierz mi.<text:line-break/>Pocieszałem, ocierałem twoje łzy<text:line-break/>I tęskniłem, i nadzieję miałem, że<text:line-break/>Powiesz do mnie to, co tak usłyszeć chcę.<text:line-break/>To nie przyjaźń, tylko miłość, uwierz mi.<text:line-break/>Pocieszałem, ocierałem twoje łzy<text:line-break/>I tęskniłem, i nadzieję miałem, że<text:line-break/>Powiesz do mnie, że ty także kochasz mnie.</text:p>
            <text:p text:style-name="P86"/>
          </table:table-cell>
          <table:table-cell table:style-name="Table4.A1" office:value-type="string">
            <text:p text:style-name="P11">Bartek Wrona - Jedna na Milion</text:p>
            <text:p text:style-name="P11"/>
            <text:p text:style-name="P10"><text:span text:style-name="T55">Ty jedna na milion </text:span><text:span text:style-name="T82"><text:line-break/><text:line-break/></text:span><text:span text:style-name="T55">Miłość szuka by odnaleźć Cię, </text:span><text:span text:style-name="T82"><text:line-break/></text:span><text:span text:style-name="T55">Miłość może dopaść nas każdego dnia. </text:span><text:span text:style-name="T82"><text:line-break/></text:span><text:span text:style-name="T55">Czekam więc, gdy znów pojawi się. </text:span><text:span text:style-name="T82"><text:line-break/></text:span><text:span text:style-name="T55">Znak, z nieba znak, że to dziś. </text:span><text:span text:style-name="T82"><text:line-break/><text:line-break/></text:span><text:span text:style-name="T83">REF </text:span><text:span text:style-name="T55">Ty jedna na milion, na całe życie. </text:span><text:span text:style-name="T82"><text:line-break/></text:span><text:span text:style-name="T55">Ty jedna zwyciężysz, ty będziesz na szczycie. </text:span><text:span text:style-name="T82"><text:line-break/></text:span><text:span text:style-name="T55">Ty jedna na milion, na całe życie </text:span><text:span text:style-name="T82"><text:line-break/></text:span><text:span text:style-name="T55">Tej nocy zabłyśniesz i będziesz na szczycie. </text:span><text:span text:style-name="T82"><text:line-break/><text:line-break/></text:span><text:span text:style-name="T55">Nie wiedziałem, że odnajdę Cię.</text:span><text:span text:style-name="T82"><text:line-break/></text:span><text:span text:style-name="T55">Każdy szuka kogoś, kto odmieni los.</text:span><text:span text:style-name="T82"><text:line-break/></text:span><text:span text:style-name="T55">Jak nadzieja, pojawiłaś się.</text:span><text:span text:style-name="T82"><text:line-break/></text:span><text:span text:style-name="T55">Świat, cały świat zmienił bieg. </text:span><text:span text:style-name="T82"><text:line-break/></text:span><text:span text:style-name="T55">Jesteś odpowiedzią na modlitwę mą. </text:span><text:span text:style-name="T82"><text:line-break/></text:span><text:span text:style-name="T55">Tą jedyną wyjątkową, wiem. </text:span><text:span text:style-name="T82"><text:line-break/></text:span><text:span text:style-name="T55">W mojej głowie pozostanie jeden sen. </text:span><text:span text:style-name="T82"><text:line-break/></text:span><text:span text:style-name="T55">Znak, z nieba znak, że to dziś. </text:span><text:span text:style-name="T82"><text:line-break/><text:line-break/></text:span><text:span text:style-name="T56">REF:</text:span><text:span text:style-name="T82"><text:line-break/></text:span><text:span text:style-name="T55">Ty jedna na milion </text:span><text:span text:style-name="T82"><text:line-break/></text:span><text:span text:style-name="T55">Ty jedna zwyciężysz </text:span><text:span text:style-name="T82"><text:line-break/></text:span><text:span text:style-name="T55">Ty jedna na milion </text:span><text:span text:style-name="T82"><text:line-break/></text:span><text:span text:style-name="T55">Ty jedna zwyciężysz </text:span><text:span text:style-name="T82"><text:line-break/><text:line-break/></text:span><text:span text:style-name="T55">U twoich stóp to właśnie dziś leży cały świat</text:span><text:span text:style-name="T82"><text:line-break/></text:span><text:span text:style-name="T55">Tak ja wiem jest zawsze w tobie wielki czar </text:span><text:span text:style-name="T82"><text:line-break/></text:span><text:span text:style-name="T55">Jesteś najlepsza to twoja gra </text:span><text:span text:style-name="T82"><text:line-break/></text:span><text:span text:style-name="T55">Musisz wierzyć, że z miliona tylko ty </text:span><text:span text:style-name="T82"><text:line-break/></text:span><text:span text:style-name="T55">Dzisiaj wszystko ma inny smak. </text:span><text:span text:style-name="T82"><text:line-break/></text:span><text:span text:style-name="T55">U twoich stóp dzisiaj po prostu leży cały świat. </text:span><text:span text:style-name="T82"><text:line-break/></text:span><text:span text:style-name="T55">Tylko słowo bądź bo teraz możesz wiele dać.</text:span><text:span text:style-name="T82"><text:line-break/></text:span><text:span text:style-name="T55">To twój cel na zawsze będziesz trwać. </text:span><text:span text:style-name="T82"><text:line-break/></text:span><text:soft-page-break/><text:span text:style-name="T82"><text:line-break/></text:span><text:span text:style-name="T83">REF</text:span></text:p>
          </table:table-cell>
          <table:table-cell table:style-name="Table4.A1" office:value-type="string">
            <text:p text:style-name="P68">Classic – Ja dla Ciebie Ty dla mnie</text:p>
            <text:p text:style-name="P68"/>
            <text:p text:style-name="P67"><text:span text:style-name="T58">Jesteś dla mnie, a ja dla ciebie,</text:span><text:span text:style-name="T57"><text:line-break/></text:span><text:span text:style-name="T58">Najjaśniejszą gwiazdą na niebie.</text:span><text:span text:style-name="T57"><text:line-break/><text:line-break/></text:span><text:span text:style-name="T58">I.</text:span><text:span text:style-name="T57"><text:line-break/></text:span><text:span text:style-name="T58">W mojej głowie marzeń różnych sto.</text:span><text:span text:style-name="T57"><text:line-break/></text:span><text:span text:style-name="T58">No, a one wciąż się spełniać chcą.</text:span><text:span text:style-name="T57"><text:line-break/></text:span><text:span text:style-name="T58">Każdy chciałby coś od życia mieć</text:span><text:span text:style-name="T57"><text:line-break/></text:span><text:span text:style-name="T58">I przed siebie do swych marzeń biec.</text:span><text:span text:style-name="T57"><text:line-break/><text:line-break/></text:span><text:span text:style-name="T58">Ref.</text:span><text:span text:style-name="T57"><text:line-break/></text:span><text:span text:style-name="T58">Jesteś dla mnie, a ja dla ciebie,</text:span><text:span text:style-name="T57"><text:line-break/></text:span><text:span text:style-name="T58">Najjaśniejszą gwiazdą na niebie.</text:span><text:span text:style-name="T57"><text:line-break/></text:span><text:span text:style-name="T58">A gdy tylko w w twe oczy patrzę,</text:span><text:span text:style-name="T57"><text:line-break/></text:span><text:span text:style-name="T58">Wiem, że będziesz ze mną na zawsze.</text:span><text:span text:style-name="T57"><text:line-break/><text:line-break/></text:span><text:span text:style-name="T58">II.</text:span><text:span text:style-name="T57"><text:line-break/></text:span><text:span text:style-name="T58">Teraz mamy siebie, ty i ja.</text:span><text:span text:style-name="T57"><text:line-break/></text:span><text:span text:style-name="T58">Każdy z nas już swoje szczęście zna.</text:span><text:span text:style-name="T57"><text:line-break/></text:span><text:span text:style-name="T58">Najważniejsze dziś spełniło się.</text:span><text:span text:style-name="T57"><text:line-break/></text:span><text:span text:style-name="T58">Los połączył w końcu drogi dwie.</text:span><text:span text:style-name="T57"><text:line-break/><text:line-break/></text:span><text:span text:style-name="T58">Ref.</text:span><text:span text:style-name="T57"><text:line-break/></text:span><text:span text:style-name="T58">Jesteś dla mnie, a ja dla ciebie,</text:span><text:span text:style-name="T57"><text:line-break/></text:span><text:span text:style-name="T58">Najjaśniejszą gwiazdą na niebie.</text:span><text:span text:style-name="T57"><text:line-break/></text:span><text:span text:style-name="T58">A gdy tylko w w twe oczy patrzę,</text:span><text:span text:style-name="T57"><text:line-break/></text:span><text:span text:style-name="T58">Wiem, że będziesz ze mną na zawsze.</text:span><text:span text:style-name="T57"><text:line-break/></text:span><text:span text:style-name="T58">// x2.</text:span><text:span text:style-name="T60">Verba - Pokaż mi</text:span></text:p>
          </table:table-cell>
          <table:table-cell table:style-name="Table4.D1" office:value-type="string">
            <text:p text:style-name="P21">Verba - Pokaż mi</text:p>
            <text:p text:style-name="P53"><text:span text:style-name="T22">1. </text:span><text:span text:style-name="T53">Rozglądam się, ta sobotnia noc</text:span><text:span text:style-name="T21"><text:line-break/></text:span><text:span text:style-name="T53">Przyszedłem sam w nadziei, że spotkam Cię</text:span><text:span text:style-name="T21"><text:line-break/></text:span><text:span text:style-name="T53">Ludzi tłum niewyraźny dzisiaj dla mnie jest</text:span><text:span text:style-name="T21"><text:line-break/></text:span><text:span text:style-name="T53">Bo jeśli spojrzy w tę stronę praktycznie przez moment</text:span><text:span text:style-name="T21"><text:line-break/></text:span><text:span text:style-name="T53">Tak jakby mi powie to jeszcze nie koniec</text:span><text:span text:style-name="T21"><text:line-break/></text:span><text:span text:style-name="T53">Przyznaję to szczerze, że mam słabość do Ciebie</text:span><text:span text:style-name="T21"><text:line-break/></text:span><text:span text:style-name="T53">Mam słabość do Ciebie.</text:span><text:span text:style-name="T21"><text:line-break/><text:line-break/><text:line-break/></text:span><text:span text:style-name="T22">REF: </text:span><text:span text:style-name="T53">Pokaż mi, że bardzo chcesz</text:span><text:span text:style-name="T21"><text:line-break/></text:span><text:span text:style-name="T53">Pokaż jak mnie kochasz</text:span><text:span text:style-name="T21"><text:line-break/></text:span><text:span text:style-name="T53">Pokaż mi, pokaż mi właśnie dziś.</text:span><text:span text:style-name="T21"><text:line-break/><text:line-break/></text:span><text:span text:style-name="T53">Pokaż mi, że bardzo chcesz</text:span><text:span text:style-name="T21"><text:line-break/></text:span><text:span text:style-name="T53">Pokaż jak mnie kochasz</text:span><text:span text:style-name="T21"><text:line-break/></text:span><text:span text:style-name="T53">Pokaż mi, pokaż mi właśnie dziś.</text:span><text:span text:style-name="T21"><text:line-break/><text:line-break/></text:span><text:span text:style-name="T22">2. </text:span><text:span text:style-name="T53">Stoję przy ścianie i patrzę na panie</text:span><text:span text:style-name="T21"><text:line-break/></text:span><text:span text:style-name="T53">Rzut oka na parkiet ogrzewa mi szklankę</text:span><text:span text:style-name="T21"><text:line-break/></text:span><text:span text:style-name="T53">Gdzie ta odwaga z kumplami potwierdzana w zakładach</text:span><text:span text:style-name="T21"><text:line-break/></text:span><text:span text:style-name="T53">Lecz jeśli spojrzy w tę stronę praktycznie przez moment</text:span><text:span text:style-name="T21"><text:line-break/></text:span><text:span text:style-name="T53">Tak jakby mi powie to jeszcze nie koniec</text:span><text:span text:style-name="T21"><text:line-break/></text:span><text:span text:style-name="T53">Przyznaję to szczerze, że mam słabość do Ciebie</text:span><text:span text:style-name="T21"><text:line-break/></text:span><text:span text:style-name="T53">Mam słabość do Ciebie.</text:span><text:span text:style-name="T21"><text:line-break/><text:line-break/><text:line-break/></text:span><text:span text:style-name="T54">REF</text:span><text:span text:style-name="T21"><text:line-break/><text:line-break/></text:span><text:span text:style-name="T53">3.</text:span><text:span text:style-name="T23"> </text:span><text:span text:style-name="T53">Ile razy widziałem Cię</text:span><text:span text:style-name="T21"><text:line-break/></text:span><text:span text:style-name="T53">Ile razy starałem się</text:span><text:span text:style-name="T21"><text:line-break/></text:span><text:span text:style-name="T53">Jesteś tam, ja nie wiem co robię</text:span><text:span text:style-name="T21"><text:line-break/></text:span><text:span text:style-name="T53">Zrób coś, bo zależy mi na Tobie.</text:span><text:span text:style-name="T21"><text:line-break/><text:line-break/></text:span><text:span text:style-name="T54">REF</text:span></text:p>
          </table:table-cell>
        </table:table-row>
      </table:table>
      <text:p text:style-name="P5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3">Long&amp;Junior – Kolorowa Sukienka</text:p>
            <text:p text:style-name="P88"/>
            <text:p text:style-name="P79"><text:span text:style-name="T45">Ref: Ona miała suknię kolorową,</text:span><text:span text:style-name="T73"><text:line-break/></text:span><text:span text:style-name="T45">czarne getry, czapkę i bluzę sportową</text:span><text:span text:style-name="T73"><text:line-break/></text:span><text:span text:style-name="T45">Ona miała coś czego nie miał nikt</text:span><text:span text:style-name="T73"><text:line-break/></text:span><text:span text:style-name="T45">i słuchała polskich płyt</text:span><text:span text:style-name="T73"><text:line-break/></text:span><text:span text:style-name="T45">Ona miała suknię kolorową,</text:span><text:span text:style-name="T73"><text:line-break/></text:span><text:span text:style-name="T45">czarne getry, czapkę i bluzę sportową</text:span><text:span text:style-name="T73"><text:line-break/></text:span><text:span text:style-name="T45">Ona miała coś czego nie miał nikt</text:span><text:span text:style-name="T73"><text:line-break/></text:span><text:span text:style-name="T45">i słuchała polskich płyt</text:span><text:span text:style-name="T73"><text:line-break/></text:span><text:span text:style-name="T45">Tak jak nikt !</text:span><text:span text:style-name="T73"><text:line-break/><text:line-break/></text:span><text:span text:style-name="T45">1. Gdy kochała to całego</text:span><text:span text:style-name="T73"><text:line-break/></text:span><text:span text:style-name="T45">Gdy pragnęła to jednego</text:span><text:span text:style-name="T73"><text:line-break/></text:span><text:span text:style-name="T45">Każdy chciał być jej kolegą</text:span><text:span text:style-name="T73"><text:line-break/></text:span><text:span text:style-name="T45">Każdy chciał z nią być</text:span><text:span text:style-name="T73"><text:line-break/></text:span><text:span text:style-name="T45">Kolorowa jak najpiekniejszy kwiat</text:span><text:span text:style-name="T73"><text:line-break/></text:span><text:span text:style-name="T45">Włosy spięte w kucyk byle jak</text:span><text:span text:style-name="T73"><text:line-break/></text:span><text:span text:style-name="T45">Malowała się szafy miała dwie</text:span><text:span text:style-name="T73"><text:line-break/></text:span><text:span text:style-name="T45">Każdy wiedział że...</text:span><text:span text:style-name="T73"><text:line-break/><text:line-break/></text:span><text:span text:style-name="T45">Ref</text:span><text:span text:style-name="T73"><text:line-break/><text:line-break/></text:span><text:span text:style-name="T45">2. Gdy tańczyła to samotnie</text:span><text:span text:style-name="T73"><text:line-break/></text:span><text:span text:style-name="T45">Gdy się śmiała to zalotnie</text:span><text:span text:style-name="T73"><text:line-break/></text:span><text:span text:style-name="T45">Każdy chciał jej bezpowrotnie</text:span><text:span text:style-name="T73"><text:line-break/></text:span><text:span text:style-name="T45">Każdy chciał z nią być</text:span><text:span text:style-name="T73"><text:line-break/></text:span><text:span text:style-name="T45">Uśmiechała się gdy mówiła nie</text:span><text:span text:style-name="T73"><text:line-break/></text:span><text:span text:style-name="T45">I kochała wszystkich nawet mnie</text:span><text:span text:style-name="T73"><text:line-break/></text:span><text:span text:style-name="T45">Całowała kiedy chciała</text:span><text:span text:style-name="T73"><text:line-break/></text:span><text:span text:style-name="T45">I Niczego nie żałowała</text:span><text:span text:style-name="T73"><text:line-break/><text:line-break/></text:span><text:span text:style-name="T45">Ref</text:span></text:p>
          </table:table-cell>
          <table:table-cell table:style-name="Table5.A1" office:value-type="string">
            <text:p text:style-name="P12">Mavers – Ona ma to coś</text:p>
            <text:p text:style-name="P13"><text:span text:style-name="T49">Ona ma to coś</text:span><text:span text:style-name="T83"><text:line-break/></text:span><text:span text:style-name="T49">Ona ma to coś</text:span><text:span text:style-name="T83"><text:line-break/></text:span><text:span text:style-name="T49">Ona ma to coś</text:span><text:span text:style-name="T83"><text:line-break/></text:span><text:span text:style-name="T49">Ona ma to coś</text:span><text:span text:style-name="T83"><text:line-break/><text:line-break/></text:span><text:span text:style-name="T49">Ref: Ona ma to coś, daje buziaki słodkie</text:span><text:span text:style-name="T83"><text:line-break/></text:span><text:span text:style-name="T49">Ta dziewczyna to strzał w dziesiątkę.</text:span><text:span text:style-name="T83"><text:line-break/></text:span><text:span text:style-name="T49">Ona ma to coś, daje buziaki słodkie</text:span><text:span text:style-name="T83"><text:line-break/></text:span><text:span text:style-name="T49">Ta dziewczyna to strzał w dziesiątkę.</text:span><text:span text:style-name="T83"><text:line-break/><text:line-break/></text:span><text:span text:style-name="T49">1. Lubi się bawić, spędzać czas w klubie</text:span><text:span text:style-name="T83"><text:line-break/></text:span><text:span text:style-name="T49">Ja pomyślałem, szalone lubię.</text:span><text:span text:style-name="T83"><text:line-break/></text:span><text:span text:style-name="T49">Na horyzoncie jest tylko ona</text:span><text:span text:style-name="T83"><text:line-break/></text:span><text:span text:style-name="T49">Moim marzeniem być w jej ramionach.</text:span><text:span text:style-name="T83"><text:line-break/><text:line-break/></text:span><text:span text:style-name="T49">Ref: </text:span><text:span text:style-name="T83"><text:line-break/><text:line-break/></text:span><text:span text:style-name="T49">2. A kiedy tańczy, kiedy szaleje</text:span><text:span text:style-name="T83"><text:line-break/></text:span><text:span text:style-name="T49">Nigdy nie pyta co tu się dzieje.</text:span><text:span text:style-name="T83"><text:line-break/></text:span><text:span text:style-name="T49">Bo w moim sercu już tylko ona</text:span><text:span text:style-name="T83"><text:line-break/></text:span><text:span text:style-name="T49">Taka radosna, taka szalona.</text:span><text:span text:style-name="T83"><text:line-break/><text:line-break/></text:span><text:span text:style-name="T49">Ref</text:span><text:span text:style-name="T83"><text:line-break/><text:line-break/></text:span><text:span text:style-name="T49">Ona ma to coś. x3</text:span><text:span text:style-name="T83"><text:line-break/><text:line-break/></text:span><text:span text:style-name="T49">Ref</text:span><text:span text:style-name="T83"><text:line-break/><text:line-break/></text:span><text:span text:style-name="T49">Ona ma to coś.</text:span></text:p>
          </table:table-cell>
          <table:table-cell table:style-name="Table5.A1" office:value-type="string">
            <text:p text:style-name="P31">Mig – Krótka Historia</text:p>
            <text:p text:style-name="P22"><text:a xlink:type="simple" xlink:href="https://youtu.be/ItQSike7sGY" text:style-name="Internet_20_link" text:visited-style-name="Visited_20_Internet_20_Link"><text:span text:style-name="T79">https://youtu.be/ItQSike7sGY</text:span></text:a></text:p>
            <text:p text:style-name="P23"/>
            <text:p text:style-name="P17"><text:span text:style-name="T65">1.</text:span><text:span text:style-name="T64"> K</text:span><text:span text:style-name="T63">rótka historia dwojga serc</text:span><text:span text:style-name="T60"><text:line-break/></text:span><text:span text:style-name="T63">lecz nieszczęśliwa tak</text:span><text:span text:style-name="T60"><text:line-break/></text:span><text:span text:style-name="T63">gdy piękne słowa tracą sens</text:span><text:span text:style-name="T60"><text:line-break/></text:span><text:span text:style-name="T63">niektórych całkiem brak</text:span><text:span text:style-name="T60"><text:line-break/></text:span><text:span text:style-name="T63">taki początek końca jest</text:span><text:span text:style-name="T60"><text:line-break/></text:span><text:span text:style-name="T63">gdy w sercach tylko gniew</text:span><text:span text:style-name="T60"><text:line-break/></text:span><text:span text:style-name="T63">bo nie pisane ludziom tym było kochać się</text:span><text:span text:style-name="T60"><text:line-break/><text:line-break/></text:span><text:span text:style-name="T61">REF </text:span><text:span text:style-name="T63">a teraz cierpisz</text:span><text:span text:style-name="T60"><text:line-break/></text:span><text:span text:style-name="T63">a teraz płaczesz</text:span><text:span text:style-name="T60"><text:line-break/></text:span><text:span text:style-name="T63">bo to miało być inaczej</text:span><text:span text:style-name="T60"><text:line-break/></text:span><text:span text:style-name="T63">ta wielka miłość, wielka siłą</text:span><text:span text:style-name="T60"><text:line-break/></text:span><text:span text:style-name="T63">na sercu rany zostawiła</text:span><text:span text:style-name="T60"><text:line-break/></text:span><text:span text:style-name="T63">a teraz cierpisz</text:span><text:span text:style-name="T60"><text:line-break/></text:span><text:span text:style-name="T63">a teraz płaczesz</text:span><text:span text:style-name="T60"><text:line-break/></text:span><text:span text:style-name="T63">bo to miało być inaczej</text:span><text:span text:style-name="T60"><text:line-break/></text:span><text:span text:style-name="T63">ta wielka miłość, wielka siłą</text:span><text:span text:style-name="T60"><text:line-break/></text:span><text:span text:style-name="T63">na sercu rany zostawiła</text:span><text:span text:style-name="T60"><text:line-break/><text:line-break/></text:span><text:span text:style-name="T61">2. </text:span><text:span text:style-name="T62">Ł</text:span><text:span text:style-name="T63">zy z oczu płyną</text:span><text:span text:style-name="T60"><text:line-break/></text:span><text:span text:style-name="T63">nie ma sił</text:span><text:span text:style-name="T60"><text:line-break/></text:span><text:span text:style-name="T63">czy to jeszcze ty?</text:span><text:span text:style-name="T60"><text:line-break/></text:span><text:span text:style-name="T63">los sobie zadrwił</text:span><text:span text:style-name="T60"><text:line-break/></text:span><text:span text:style-name="T63">zabrał ci co najważniejsze dziś </text:span><text:span text:style-name="T60"><text:line-break/></text:span><text:span text:style-name="T63">choć chcesz to zmienić</text:span><text:span text:style-name="T60"><text:line-break/></text:span><text:span text:style-name="T63">nie wiesz jak</text:span><text:span text:style-name="T60"><text:line-break/></text:span><text:span text:style-name="T63">jak masz cofnąć czas</text:span><text:span text:style-name="T60"><text:line-break/></text:span><text:span text:style-name="T63">z wielkiej miłości nie ma już nic’</text:span><text:span text:style-name="T60"><text:line-break/></text:span><text:span text:style-name="T63">tylko końca krzyk</text:span><text:span text:style-name="T60"><text:line-break/></text:span><text:span text:style-name="T64">REF</text:span></text:p>
            <text:p text:style-name="P25"><text:soft-page-break/></text:p>
          </table:table-cell>
          <table:table-cell table:style-name="Table5.D1" office:value-type="string">
            <text:p text:style-name="P38">Verba – Bez Ciebie świat </text:p>
            <text:p text:style-name="P38"/>
            <text:p text:style-name="P54"><text:span text:style-name="T40">1. </text:span><text:span text:style-name="T39">Kiedy przy mnie śpisz kochanie </text:span><text:span text:style-name="T54"><text:line-break/></text:span><text:span text:style-name="T39">Tak słodko leżysz w świetle gwiazd </text:span><text:span text:style-name="T54"><text:line-break/></text:span><text:span text:style-name="T39">Wiatr już dawno zdmuchnął tamte dni </text:span><text:span text:style-name="T54"><text:line-break/></text:span><text:span text:style-name="T39">Których nie chcę znać </text:span><text:span text:style-name="T54"><text:line-break/></text:span><text:span text:style-name="T39">Nie chcę znowu czuć tej pustki </text:span><text:span text:style-name="T54"><text:line-break/></text:span><text:span text:style-name="T39">Jaką jest bez Ciebie świat </text:span><text:span text:style-name="T54"><text:line-break/></text:span><text:span text:style-name="T39">Jak pragnienia które zatarł czas </text:span><text:span text:style-name="T54"><text:line-break/></text:span><text:span text:style-name="T39">Gorzkimi łzami płaczące </text:span><text:span text:style-name="T54"><text:line-break/></text:span><text:span text:style-name="T39">Jak życie które nie ma barw </text:span><text:span text:style-name="T54"><text:line-break/></text:span><text:span text:style-name="T39">W smutnej szarości topniejące </text:span><text:span text:style-name="T54"><text:line-break/></text:span><text:span text:style-name="T39">Zostań przy mnie </text:span><text:span text:style-name="T54"><text:line-break/></text:span><text:span text:style-name="T39">Niech ta noc przytuli nas…(ooo) przytuli nas. </text:span><text:span text:style-name="T54"><text:line-break/><text:line-break/></text:span><text:span text:style-name="T39">Ref.  Nie wiem czym bez Ciebie byłby mój świat </text:span><text:span text:style-name="T54"><text:line-break/></text:span><text:span text:style-name="T39">Żadne wiersze nie mówią o tym co dzięki Tobie mam </text:span><text:span text:style-name="T54"><text:line-break/></text:span><text:span text:style-name="T39">Miałem być obrazem Twojego dnia </text:span><text:span text:style-name="T54"><text:line-break/></text:span><text:span text:style-name="T39">Nie popsujmy tego co nam namalował czas. </text:span><text:span text:style-name="T54"><text:line-break/><text:line-break/></text:span><text:span text:style-name="T40">2. </text:span><text:span text:style-name="T39">Jak wstrzymać oddech </text:span><text:span text:style-name="T54"><text:line-break/></text:span><text:span text:style-name="T39">Kiedy okręt tonie </text:span><text:span text:style-name="T54"><text:line-break/></text:span><text:span text:style-name="T39">Wspinać się na maszt </text:span><text:span text:style-name="T54"><text:line-break/></text:span><text:span text:style-name="T39">By przeżyć jeszcze moment </text:span><text:span text:style-name="T54"><text:line-break/></text:span><text:span text:style-name="T39">Chciałbyś chociaż jeden dzień </text:span><text:span text:style-name="T54"><text:line-break/></text:span><text:span text:style-name="T39">Przecież tak to nie może skończyć się </text:span><text:span text:style-name="T54"><text:line-break/></text:span><text:span text:style-name="T39">Dlatego teraz jestem jak drzewo </text:span><text:span text:style-name="T54"><text:line-break/></text:span><text:span text:style-name="T39">Ugięte na wietrze </text:span><text:span text:style-name="T54"><text:line-break/></text:span><text:span text:style-name="T39">Jak samotny ptak </text:span><text:span text:style-name="T54"><text:line-break/></text:span><text:span text:style-name="T39">Pokochany przez przestrzeń </text:span><text:span text:style-name="T54"><text:line-break/></text:span><text:span text:style-name="T39">Jak samotność </text:span><text:span text:style-name="T54"><text:line-break/></text:span><text:span text:style-name="T39">Na kartach powieści </text:span><text:span text:style-name="T54"><text:line-break/></text:span><text:span text:style-name="T39">Wciąż szukam tego </text:span><text:span text:style-name="T54"><text:line-break/></text:span><text:span text:style-name="T39">Co nie ma dalszej części. </text:span><text:span text:style-name="T54"><text:line-break/><text:line-break/></text:span><text:span text:style-name="T39">Ref. /2x</text:span></text:p>
          </table:table-cell>
        </table:table-row>
      </table:table>
      <text:p text:style-name="P58"/>
      <text:p text:style-name="P5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4">Classic – Jeszcze dzień, najwyżej dwa</text:p>
            <text:p text:style-name="P89"/>
            <text:p text:style-name="P80"><text:span text:style-name="T46">Stworzyć chcesz mały świat</text:span><text:span text:style-name="T24"><text:line-break/></text:span><text:span text:style-name="T46">Dla swego uśmiechu.</text:span><text:span text:style-name="T24"><text:line-break/></text:span><text:span text:style-name="T46">Chciałabyś iść pod wiatr,</text:span><text:span text:style-name="T24"><text:line-break/></text:span><text:span text:style-name="T46">Nie dochodząc grzechu.</text:span><text:span text:style-name="T24"><text:line-break/><text:line-break/></text:span><text:span text:style-name="T46">Pytasz mnie, ile dni</text:span><text:span text:style-name="T24"><text:line-break/></text:span><text:span text:style-name="T46">Jeszcze jest przed nami</text:span><text:span text:style-name="T24"><text:line-break/></text:span><text:span text:style-name="T46">I swój wzrok wpinasz wciąż</text:span><text:span text:style-name="T24"><text:line-break/></text:span><text:span text:style-name="T46">W bezgwiezdny aksamit.</text:span><text:span text:style-name="T24"><text:line-break/><text:line-break/></text:span><text:span text:style-name="T46">Jeszcze dzień, najwyżej dwa -</text:span><text:span text:style-name="T24"><text:line-break/></text:span><text:span text:style-name="T46">Wszystko się odmieni.</text:span><text:span text:style-name="T24"><text:line-break/></text:span><text:span text:style-name="T46">Nie odnajdziesz w swoich snach</text:span><text:span text:style-name="T24"><text:line-break/></text:span><text:span text:style-name="T46">Zimy i jesieni.</text:span><text:span text:style-name="T24"><text:line-break/><text:line-break/></text:span><text:span text:style-name="T46">Jeszcze dzień, najwyżej dwa -</text:span><text:span text:style-name="T24"><text:line-break/></text:span><text:span text:style-name="T46">Wszystko się odmieni.</text:span><text:span text:style-name="T24"><text:line-break/></text:span><text:span text:style-name="T46">Ty zrozumiesz, ile jest</text:span><text:span text:style-name="T24"><text:line-break/></text:span><text:span text:style-name="T46">Nieba tu, na ziemi.</text:span><text:span text:style-name="T24"><text:line-break/><text:line-break/></text:span><text:span text:style-name="T46">Jesteś wciąż bliska snu -</text:span><text:span text:style-name="T24"><text:line-break/></text:span><text:span text:style-name="T46">Na granicy cienia.</text:span><text:span text:style-name="T24"><text:line-break/></text:span><text:span text:style-name="T46">Stawiasz swój pasjans z dat,</text:span><text:span text:style-name="T24"><text:line-break/></text:span><text:span text:style-name="T46">W których są marzenia.</text:span><text:span text:style-name="T24"><text:line-break/><text:line-break/></text:span><text:span text:style-name="T46">Lato w nich złote jest,</text:span><text:span text:style-name="T24"><text:line-break/></text:span><text:span text:style-name="T46">A wiosna zielona.</text:span><text:span text:style-name="T24"><text:line-break/></text:span><text:span text:style-name="T46">Złoto Twe, zieleń Twą</text:span><text:span text:style-name="T24"><text:line-break/></text:span><text:span text:style-name="T46">Wezmę w swe ramiona.</text:span><text:span text:style-name="T24"><text:line-break/><text:line-break/></text:span><text:span text:style-name="T46">{Jeszcze dzień, najwyżej dwa -</text:span><text:span text:style-name="T24"><text:line-break/></text:span><text:span text:style-name="T46">Wszystko się odmieni.</text:span><text:span text:style-name="T24"><text:line-break/></text:span><text:span text:style-name="T46">Nie odnajdziesz w swoich snach</text:span><text:span text:style-name="T24"><text:line-break/></text:span><text:span text:style-name="T46">Zimy i jesieni.</text:span><text:span text:style-name="T24"><text:line-break/><text:line-break/></text:span><text:span text:style-name="T46">Jeszcze dzień, najwyżej dwa -</text:span><text:span text:style-name="T24"><text:line-break/></text:span><text:span text:style-name="T46">Wszystko się odmieni.</text:span><text:span text:style-name="T24"><text:line-break/></text:span><text:span text:style-name="T46">Ty zrozumiesz, ile jest</text:span><text:span text:style-name="T24"><text:line-break/></text:span><text:span text:style-name="T46">Nieba tu, na ziemi.} / 3</text:span></text:p>
          </table:table-cell>
          <table:table-cell table:style-name="Table6.A1" office:value-type="string">
            <text:p text:style-name="P39">Mig – Będe przy Tobie</text:p>
            <text:p text:style-name="P39"/>
            <text:p text:style-name="P14"><text:span text:style-name="T28">Ja nie znam piękniejszej dziewczyny,</text:span><text:span text:style-name="T49"><text:line-break/></text:span><text:span text:style-name="T28">mógłbym kochać ją bez żadnej przyczyny.</text:span><text:span text:style-name="T49"><text:line-break/></text:span><text:span text:style-name="T28">Sam sobie chciałbym wytłumaczyć,</text:span><text:span text:style-name="T49"><text:line-break/></text:span><text:span text:style-name="T28">czemu ona tak dla mnie tyle znaczy. </text:span><text:span text:style-name="T49"><text:line-break/><text:line-break/></text:span><text:span text:style-name="T28">Będę całym sercem przy Tobie,</text:span><text:span text:style-name="T49"><text:line-break/></text:span><text:span text:style-name="T28">będę i niech każdy się dowie.</text:span><text:span text:style-name="T49"><text:line-break/></text:span><text:span text:style-name="T28">Będę, jeśli o to poprosisz, </text:span><text:span text:style-name="T49"><text:line-break/></text:span><text:span text:style-name="T28">kwiaty Tobie będę przynosił. 2x</text:span><text:span text:style-name="T49"><text:line-break/><text:line-break/><text:line-break/></text:span><text:span text:style-name="T28">Ja dla niej, ona tylko dla mnie, </text:span><text:span text:style-name="T49"><text:line-break/></text:span><text:span text:style-name="T28">to nie zmieni się, wiem to dziś dokładnie. </text:span><text:span text:style-name="T49"><text:line-break/></text:span><text:span text:style-name="T28">Pragnę, by była zawsze blisko, </text:span><text:span text:style-name="T49"><text:line-break/></text:span><text:span text:style-name="T28">nie zawaham się, dla niej zrobię wszystko.</text:span><text:span text:style-name="T49"><text:line-break/><text:line-break/></text:span><text:span text:style-name="T28">Będę całym sercem przy Tobie,</text:span><text:span text:style-name="T49"><text:line-break/></text:span><text:span text:style-name="T28">będę i niech każdy się dowie.</text:span><text:span text:style-name="T49"><text:line-break/></text:span><text:span text:style-name="T28">Będę, jeśli o to poprosisz, </text:span><text:span text:style-name="T49"><text:line-break/></text:span><text:span text:style-name="T28">kwiaty Tobie będę przynosił. 2x</text:span><text:span text:style-name="T49"><text:line-break/><text:line-break/><text:line-break/><text:line-break/></text:span><text:span text:style-name="T28">Dlatego będę całym sercem przy Tobie,</text:span><text:span text:style-name="T49"><text:line-break/></text:span><text:span text:style-name="T28">będę i niech każdy się dowie.</text:span><text:span text:style-name="T49"><text:line-break/></text:span><text:span text:style-name="T28">Będę, jeśli o to poprosisz, </text:span><text:span text:style-name="T49"><text:line-break/></text:span><text:span text:style-name="T28">kwiaty Tobie będę przynosił.</text:span><text:span text:style-name="T49"><text:line-break/><text:line-break/></text:span><text:span text:style-name="T28">Będę całym sercem przy Tobie,</text:span><text:span text:style-name="T49"><text:line-break/></text:span><text:span text:style-name="T28">będę i niech każdy się dowie.</text:span><text:span text:style-name="T49"><text:line-break/></text:span><text:span text:style-name="T28">Będę, jeśli o to poprosisz, </text:span><text:span text:style-name="T49"><text:line-break/></text:span><text:span text:style-name="T28">kwiaty Tobie będę przynosił.</text:span></text:p>
          </table:table-cell>
          <table:table-cell table:style-name="Table6.A1" office:value-type="string">
            <text:p text:style-name="P32">Mig – Lalunia</text:p>
            <text:p text:style-name="P60"><text:span text:style-name="T6"><text:line-break/></text:span><text:span text:style-name="T7">1. </text:span><text:span text:style-name="T15">Olśniewająca, najpiękniejsza za wszystkich dam</text:span><text:span text:style-name="T60"><text:line-break/></text:span><text:span text:style-name="T15">Zdumiewająca, 100 pomysłów na wszystko ma</text:span><text:span text:style-name="T60"><text:line-break/></text:span><text:span text:style-name="T15">Właśnie taka, której dziś potrzebuje świat</text:span><text:span text:style-name="T60"><text:line-break/></text:span><text:span text:style-name="T15">Której na tym świecie nie było 1000 lat</text:span><text:span text:style-name="T60"><text:line-break/><text:line-break/></text:span><text:span text:style-name="T15">Nosi cały czas swe małe okularki</text:span><text:span text:style-name="T60"><text:line-break/></text:span><text:span text:style-name="T15">I wygląda jak z animowanej bajki</text:span><text:span text:style-name="T60"><text:line-break/><text:line-break/></text:span><text:span text:style-name="T15">Ref, x2</text:span><text:span text:style-name="T60"><text:line-break/></text:span><text:span text:style-name="T15">La-La-La-Lalunia z niej</text:span><text:span text:style-name="T60"><text:line-break/></text:span><text:span text:style-name="T15">La-La-La-Laleczka</text:span><text:span text:style-name="T60"><text:line-break/></text:span><text:span text:style-name="T15">Chyba w niej zabujam się</text:span><text:span text:style-name="T60"><text:line-break/></text:span><text:span text:style-name="T15">Daję ci słowo</text:span><text:span text:style-name="T60"><text:line-break/></text:span><text:span text:style-name="T15">Chcę być tylko z toba</text:span><text:span text:style-name="T60"><text:line-break/><text:line-break/></text:span><text:span text:style-name="T15">2. Najpiękniejsza, ze nie można ominąć jej</text:span><text:span text:style-name="T60"><text:line-break/></text:span><text:span text:style-name="T15">Najsprytniejsza, bardzo szybko domyśla się</text:span><text:span text:style-name="T60"><text:line-break/></text:span><text:span text:style-name="T15">Właśnie taka, której mozan zaufac dziś</text:span><text:span text:style-name="T60"><text:line-break/></text:span><text:span text:style-name="T15">Której moza oddać wszystko lub nie dac nic</text:span><text:span text:style-name="T60"><text:line-break/><text:line-break/></text:span><text:span text:style-name="T15">Nosi cały czas swe małe okularki</text:span><text:span text:style-name="T60"><text:line-break/></text:span><text:span text:style-name="T15">I wygląda jak z animowanej bajki</text:span><text:span text:style-name="T60"><text:line-break/><text:line-break/></text:span><text:span text:style-name="T15">Ref. </text:span><text:span text:style-name="T16">x3FISHER I MEJK - Bo to miłość</text:span></text:p>
          </table:table-cell>
          <table:table-cell table:style-name="Table6.D1" office:value-type="string">
            <text:p text:style-name="P40">FISHER I MEJK - Bo to miłość</text:p>
            <text:p text:style-name="P40"/>
            <text:p text:style-name="P55"><text:span text:style-name="T39">1. Zobacz mój skarbie ile to już lat<text:line-break/>Przeżyliśmy niejeden sztorm.<text:line-break/>Płakaliśmy niejeden raz,<text:line-break/>Tyle słów rozdzieliło nas.<text:line-break/>Lecz teraz wiem mimo tylu łez,<text:line-break/>Wiem, że warto było za tobą biec,<text:line-break/>Dla ciebie żyć, to nie żaden wstyd.<text:line-break/><text:line-break/>Ref.: Bo to miłość powiem ci wprost,<text:line-break/>Tyle lat z tobą żyję i czuję, że to<text:line-break/>Tak, to jest to kochanie tak, to jest to!<text:line-break/><text:line-break/>2. Nawet nie wiesz kochanie ile dla mnie znaczysz,<text:line-break/>Dziękuję ci Boże za wszystko co mam,<text:line-break/>Za całe moje życie.<text:line-break/>Lecz teraz wiem mimo tylu łez,<text:line-break/>Wiem, że warto było za tobą biec,<text:line-break/>Dla ciebie żyć, to nie żaden wstyd.<text:line-break/><text:line-break/>Ref.:<text:line-break/><text:line-break/>3. Co mogę więcej chcieć gdy teraz tyle mam?<text:line-break/>Uśmiech twój nie pozwala mi zapomnieć jak mnie kochasz.<text:line-break/><text:line-break/>Ref.: </text:span><text:span text:style-name="T41">x2</text:span></text:p>
          </table:table-cell>
        </table:table-row>
      </table:table>
      <text:p text:style-name="P59"/>
      <text:p text:style-name="P6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5">Stachurski – Gdy zapłaczesz</text:p>
            <text:p text:style-name="P90"/>
            <text:p text:style-name="P81"><text:span text:style-name="T46">1. </text:span><text:span text:style-name="T24"><text:line-break/></text:span><text:span text:style-name="T46">Pytasz czy wierzę w miłość i jej przeznaczenie </text:span><text:span text:style-name="T24"><text:line-break/></text:span><text:span text:style-name="T46">Czy słowa naprawdę dziś mogą zadać ból </text:span><text:span text:style-name="T24"><text:line-break/></text:span><text:span text:style-name="T46">Kogo naprawdę widzę gdy patrzę na ciebie </text:span><text:span text:style-name="T24"><text:line-break/></text:span><text:span text:style-name="T46">Czy to co czuję dziś, też jutro będę czuł </text:span><text:span text:style-name="T24"><text:line-break/><text:line-break/></text:span><text:span text:style-name="T46">Ref. </text:span><text:span text:style-name="T24"><text:line-break/></text:span><text:span text:style-name="T46">Wybacz mi, już wiem </text:span><text:span text:style-name="T24"><text:line-break/></text:span><text:span text:style-name="T46">Nie potrafię dłużej żyć bez ciebie </text:span><text:span text:style-name="T24"><text:line-break/></text:span><text:span text:style-name="T46">Wybacz mi, już wiem </text:span><text:span text:style-name="T24"><text:line-break/></text:span><text:span text:style-name="T46">Nie potrafię tak już żyć </text:span><text:span text:style-name="T24"><text:line-break/></text:span><text:span text:style-name="T46">Mija czas, Bóg wie </text:span><text:span text:style-name="T24"><text:line-break/></text:span><text:span text:style-name="T46">Czy też jutro będę obok ciebie </text:span><text:span text:style-name="T24"><text:line-break/></text:span><text:span text:style-name="T46">Aby znów wytrzeć łzy </text:span><text:span text:style-name="T24"><text:line-break/></text:span><text:span text:style-name="T46">Gdy zapłaczesz </text:span><text:span text:style-name="T24"><text:line-break/><text:line-break/></text:span><text:span text:style-name="T46">2. </text:span><text:span text:style-name="T24"><text:line-break/></text:span><text:span text:style-name="T46">Co dzień gdy serce moje czule całujesz </text:span><text:span text:style-name="T24"><text:line-break/></text:span><text:span text:style-name="T46">Co noc gdy słyszę jak płaczesz obok gdzieś </text:span><text:span text:style-name="T24"><text:line-break/></text:span><text:span text:style-name="T46">Kto nam odpowie dziś czy to naprawdę miłość </text:span><text:span text:style-name="T24"><text:line-break/></text:span><text:span text:style-name="T46">Czy tylko suchy liść, który nie może spaść </text:span><text:span text:style-name="T24"><text:line-break/><text:line-break/></text:span><text:span text:style-name="T46">Ref. </text:span><text:span text:style-name="T24"><text:line-break/><text:line-break/></text:span><text:span text:style-name="T46">Mija czas, Bóg wie </text:span><text:span text:style-name="T24"><text:line-break/></text:span><text:span text:style-name="T46">Czy też jutro będę obok ciebie </text:span><text:span text:style-name="T24"><text:line-break/></text:span><text:span text:style-name="T46">Aby znów wytrzeć łzy </text:span><text:span text:style-name="T24"><text:line-break/></text:span><text:span text:style-name="T46">Gdy zapłaczesz (x2)</text:span></text:p>
          </table:table-cell>
          <table:table-cell table:style-name="Table7.A1" office:value-type="string">
            <text:p text:style-name="P41">Krzysztof Krawczyk – Za Tobą pójde jak na bal</text:p>
            <text:p text:style-name="P41"/>
            <text:p text:style-name="P15"><text:span text:style-name="T29">1. </text:span><text:span text:style-name="T28">Ty jedna umiesz w życie grać, <text:line-break/>Świat z przymrużeniem oka brać. <text:line-break/>Gdy trzeba i nie trzeba w głos się śmiać <text:line-break/>I na przekór wszystkim zmieniać nagle zdanie. <text:line-break/><text:line-break/></text:span><text:span text:style-name="T29">2. </text:span><text:span text:style-name="T28">Bo z Tobą można konie kraść <text:line-break/>Do rana tańczyć, we dnie spać. <text:line-break/>Zapomnieć, że zbyt szybko mija czas. <text:line-break/>Śmiać się z życia póki czas. <text:line-break/><text:line-break/></text:span><text:span text:style-name="T29">REF: </text:span><text:span text:style-name="T28">Za Tobą pójdę jak na bal, nie obejrzę się, <text:line-break/>Nikt mnie nie zatrzyma, nie zatrzyma mnie.<text:line-break/>Niczego mi nie będzie żal, pójdę tak jak w dym. <text:line-break/>Tylko powiedz, że to właśnie Ty /x2 <text:line-break/><text:line-break/></text:span><text:span text:style-name="T29">3. </text:span><text:span text:style-name="T28">Ty umiesz zawsze wyjść na plus <text:line-break/>I w biedzie znaleźć szczęścia łut, <text:line-break/>Bez końca wierzyć, że się zdarzy cud <text:line-break/>I jak nikt na świecie mieć na wszystko sposób. <text:line-break/><text:line-break/></text:span><text:span text:style-name="T29">4. </text:span><text:span text:style-name="T28">Przy Tobie zbudzę się ze snu, <text:line-break/>Bo Ty pogody masz za dwóch. <text:line-break/>Gdy mi sie uda Ciebie znaleźć już,<text:line-break/>Zrozumiemy się bez słów. <text:line-break/><text:line-break/></text:span><text:span text:style-name="T29">REF</text:span></text:p>
          </table:table-cell>
          <table:table-cell table:style-name="Table7.A1" office:value-type="string">
            <text:p text:style-name="P26">Akcent - Oczarowałaś Mnie</text:p>
            <text:p text:style-name="P26"/>
            <text:p text:style-name="P62"><text:span text:style-name="T34">1. </text:span><text:span text:style-name="T33">Rzuciłaś znów przede mną tyle kart, </text:span><text:span text:style-name="T16"><text:line-break/></text:span><text:span text:style-name="T33">jedną z nich miałem być ja. </text:span><text:span text:style-name="T16"><text:line-break/><text:line-break/></text:span><text:span text:style-name="T17">REF </text:span><text:span text:style-name="T33">Oczarowałaś mnie, </text:span><text:span text:style-name="T16"><text:line-break/></text:span><text:span text:style-name="T33">wciągnęłaś w życia grę, </text:span><text:span text:style-name="T16"><text:line-break/></text:span><text:span text:style-name="T33">damą karo byłaś Ty, obiecane sny. </text:span><text:span text:style-name="T16"><text:line-break/></text:span><text:span text:style-name="T33">Oczarowałaś mnie, </text:span><text:span text:style-name="T16"><text:line-break/></text:span><text:span text:style-name="T33">wciągnęłaś w życia grę, </text:span><text:span text:style-name="T16"><text:line-break/></text:span><text:span text:style-name="T33">damą karo byłaś Ty, obiecane na jawie sny. </text:span><text:span text:style-name="T16"><text:line-break/><text:line-break/></text:span><text:span text:style-name="T17">2. </text:span><text:span text:style-name="T33">W kalendarzu kartek brak, </text:span><text:span text:style-name="T16"><text:line-break/></text:span><text:span text:style-name="T33">a ty nadal jesteś ma. </text:span><text:span text:style-name="T16"><text:line-break/><text:line-break/></text:span><text:span text:style-name="T34">REF</text:span><text:span text:style-name="T16"><text:line-break/><text:line-break/></text:span><text:span text:style-name="T17">3. </text:span><text:span text:style-name="T33">Stary zegar wybija czas, </text:span><text:span text:style-name="T16"><text:line-break/></text:span><text:span text:style-name="T33">aby miłość trwała w nas. </text:span><text:span text:style-name="T16"><text:line-break/><text:line-break/></text:span><text:span text:style-name="T34">REF x2</text:span></text:p>
          </table:table-cell>
          <table:table-cell table:style-name="Table7.D1" office:value-type="string">
            <text:p text:style-name="P43">Akcent - Czekam Na Ciebie</text:p>
            <text:p text:style-name="P43"/>
            <text:p text:style-name="P56"><text:span text:style-name="T41">Sunshine, sunshine Reggae<text:line-break/>Lato wokół nas<text:line-break/>Czekam tu na ciebie<text:line-break/>Uśmiech dla mnie masz<text:line-break/><text:line-break/>Pozwól ciepłym wiatrom<text:line-break/>Włosy rozwiać twe<text:line-break/>Nie martw się miłością<text:line-break/>Ona znajdzie cię<text:line-break/><text:line-break/>Daj muzyce kołysać cię<text:line-break/>Płyń na fali, nie zmieniaj się<text:line-break/>W górę ręce i biodra w ruch<text:line-break/>Jeden obrót, dwa kroki w przód!<text:line-break/>/4x<text:line-break/><text:line-break/>Sunshine, sunshine Reggae<text:line-break/>Plaża wokół nas<text:line-break/>Jeśli chcesz coś zmienić<text:line-break/>Moje zdanie znasz<text:line-break/><text:line-break/>Pozwól ciepłym wiatrom<text:line-break/>Włosy rozwiać twe<text:line-break/>Nie martw się miłością<text:line-break/>Ona znajdzie cię<text:line-break/><text:line-break/></text:span><text:span text:style-name="T42">REF x4</text:span></text:p>
          </table:table-cell>
        </table:table-row>
      </table:table>
      <text:p text:style-name="P6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6">Backstreet-boys – Shape-of-my-heart</text:p>
            <text:p text:style-name="P91"/>
            <text:p text:style-name="P82"><text:span text:style-name="T47">1.</text:span><text:span text:style-name="T46"><text:line-break/>Hmm, yeah, yeah <text:line-break/>Baby, please try to forgive me <text:line-break/>Stay here don't put out the glow <text:line-break/>Hold me now don't bother if every minute it makes me weaker <text:line-break/>You can save me from the man that I've become, oh yeah <text:line-break/><text:line-break/></text:span><text:span text:style-name="T47">REF:</text:span><text:span text:style-name="T46"> Lookin' back on the things I've done <text:line-break/>I was tryin' to be someone <text:line-break/>I played my part, kept you in the dark <text:line-break/>Now let me show you the shape of my heart <text:line-break/><text:line-break/></text:span><text:span text:style-name="T47">2.</text:span><text:span text:style-name="T46"><text:line-break/>Sadness is beautiful, Loneliness that's tragical <text:line-break/>So help me I can't win this war, oh no <text:line-break/>[AJ &amp; Kevin]<text:line-break/>Touch me now don't bother if every second it makes me weaker <text:line-break/>You can save me from the man I've become <text:line-break/><text:line-break/></text:span><text:span text:style-name="T47">REF</text:span><text:span text:style-name="T46">:<text:line-break/><text:line-break/></text:span><text:span text:style-name="T47">3.</text:span><text:span text:style-name="T46"><text:line-break/>I'm here with my confesion <text:line-break/>Got nothing to hide no more <text:line-break/>I dont know where to start <text:line-break/>But to show you the shape of my heart <text:line-break/><text:line-break/>I'm lookin' back on things I've done <text:line-break/>I never wanna play the same old part <text:line-break/>Or keep you in the dark <text:line-break/>Now let me show you the shape of my heart <text:line-break/><text:line-break/></text:span><text:span text:style-name="T47">REF x2</text:span><text:span text:style-name="T46"><text:line-break/><text:line-break/>Show you the shape of my heart...</text:span></text:p>
          </table:table-cell>
          <table:table-cell table:style-name="Table8.A1" office:value-type="string">
            <text:p text:style-name="P42">Backstreet-boys – Drowning</text:p>
            <text:p text:style-name="P16"><text:span text:style-name="T29"><text:line-break/></text:span><text:span text:style-name="T30">1. </text:span><text:span text:style-name="T29">Don't pretend you're sorry <text:line-break/>I know you're not <text:line-break/>You know you got the power <text:line-break/>To make me weak inside <text:line-break/>Girl, you leave me breathless <text:line-break/>But it's okay <text:line-break/>'Cause you are my survival <text:line-break/>Now hear me say... <text:line-break/><text:line-break/>I can't imagine life without your love <text:line-break/>And even forever don't seem like long enough <text:line-break/><text:line-break/></text:span><text:span text:style-name="T30">REF: </text:span><text:span text:style-name="T29">Every time I breathe I take you in <text:line-break/>And my heart beats again <text:line-break/>Baby, I can't help it <text:line-break/>Keep me drowning in your love <text:line-break/>Every time I try to rise above <text:line-break/>I'm swept away by love <text:line-break/>Baby, I can't help it <text:line-break/>Keep me drowning in your love <text:line-break/><text:line-break/></text:span><text:span text:style-name="T31">2. </text:span><text:span text:style-name="T29">Maybe I'm a drifter <text:line-break/>Maybe not <text:line-break/>'Cause I have known the safety <text:line-break/>Of floating freely in your arms <text:line-break/>I don't need another lifeline <text:line-break/>It's not for me 'Cause only you can save me <text:line-break/>Oh, can't you see <text:line-break/><text:line-break/>I can't imagine life without your love <text:line-break/>And even forever don't seem like long enough <text:line-break/>(Don't seem like <text:line-break/>long enough, yeah) <text:line-break/><text:line-break/></text:span><text:span text:style-name="T30">REF</text:span><text:span text:style-name="T29"><text:line-break/><text:line-break/></text:span><text:span text:style-name="T31">3. </text:span><text:span text:style-name="T29">Go on and pull me under <text:line-break/>Cover me with dreams, yeah <text:line-break/>Love me mouth-to-mouth now <text:line-break/>You know I can't resist <text:line-break/>'Cause you're the air that I breathe <text:line-break/><text:line-break/></text:span><text:span text:style-name="T30">REF: x2</text:span></text:p>
          </table:table-cell>
          <table:table-cell table:style-name="Table8.A1" office:value-type="string">
            <text:p text:style-name="P27">Westlife – If I Let You go</text:p>
            <text:p text:style-name="P27"/>
            <text:p text:style-name="P63"><text:span text:style-name="T36">1. </text:span><text:span text:style-name="T33">Day after day, time pass away</text:span><text:span text:style-name="T16"><text:line-break/></text:span><text:span text:style-name="T33">And I just can't get you off my mind</text:span><text:span text:style-name="T16"><text:line-break/></text:span><text:span text:style-name="T33">Nobody knows, I hide it inside</text:span><text:span text:style-name="T16"><text:line-break/></text:span><text:span text:style-name="T33">I keep on searching, but I can't find</text:span><text:span text:style-name="T16"><text:line-break/></text:span><text:span text:style-name="T33">The courage to show, to letting you know</text:span><text:span text:style-name="T16"><text:line-break/></text:span><text:span text:style-name="T33">I've never felt so much love before</text:span><text:span text:style-name="T16"><text:line-break/></text:span><text:span text:style-name="T33">And once again, I'm thinking about</text:span><text:span text:style-name="T16"><text:line-break/></text:span><text:span text:style-name="T33">Taking the easy way out</text:span><text:span text:style-name="T16"><text:line-break/><text:line-break/></text:span><text:span text:style-name="T35">REF</text:span><text:span text:style-name="T16">: </text:span><text:span text:style-name="T33">But if I let you go, I will never know</text:span><text:span text:style-name="T16"><text:line-break/></text:span><text:span text:style-name="T33">What my life would be, holding you close to me</text:span><text:span text:style-name="T16"><text:line-break/></text:span><text:span text:style-name="T33">Will I ever see, you smiling back at me</text:span><text:span text:style-name="T16"><text:line-break/></text:span><text:span text:style-name="T33">Oh yeah</text:span><text:span text:style-name="T16"><text:line-break/></text:span><text:span text:style-name="T33">How will I know</text:span><text:span text:style-name="T16"><text:line-break/></text:span><text:span text:style-name="T33">If I let you go</text:span><text:span text:style-name="T16"><text:line-break/><text:line-break/></text:span><text:span text:style-name="T18">2. </text:span><text:span text:style-name="T33">Night after night, I hear myself say</text:span><text:span text:style-name="T16"><text:line-break/></text:span><text:span text:style-name="T33">Why can't this feeling just fade away</text:span><text:span text:style-name="T16"><text:line-break/></text:span><text:span text:style-name="T33">There's no-one like you, you speak to my heart</text:span><text:span text:style-name="T16"><text:line-break/></text:span><text:span text:style-name="T33">It's such a shame, we're worlds apart</text:span><text:span text:style-name="T16"><text:line-break/></text:span><text:span text:style-name="T33">I'm too shy to ask, I'm too proud to loose</text:span><text:span text:style-name="T16"><text:line-break/></text:span><text:span text:style-name="T33">But sooner or later, I gotta choose</text:span><text:span text:style-name="T16"><text:line-break/></text:span><text:span text:style-name="T33">And once again, I'm thinking about</text:span><text:span text:style-name="T16"><text:line-break/></text:span><text:span text:style-name="T33">Taking the easy way out</text:span><text:span text:style-name="T16"><text:line-break/><text:line-break/></text:span><text:span text:style-name="T35">REF</text:span><text:span text:style-name="T16"> <text:line-break/><text:line-break/></text:span><text:span text:style-name="T33">If I let you go</text:span><text:span text:style-name="T16"><text:line-break/></text:span><text:span text:style-name="T33">Ohoh baby</text:span><text:span text:style-name="T16"><text:line-break/><text:line-break/></text:span><text:span text:style-name="T33">Once again I'm thinking about</text:span><text:span text:style-name="T16"><text:line-break/></text:span><text:span text:style-name="T33">taking the easy way out</text:span><text:span text:style-name="T16"><text:line-break/><text:line-break/></text:span><text:span text:style-name="T35">REFx2</text:span></text:p>
            <text:p text:style-name="P50"/>
          </table:table-cell>
          <table:table-cell table:style-name="Table8.D1" office:value-type="string">
            <text:p text:style-name="P44">Westlife – I lay my love on you</text:p>
            <text:p text:style-name="P44"/>
            <text:p text:style-name="P57"><text:span text:style-name="T43">1. </text:span><text:span text:style-name="T42">Just a smile and the rain is gone<text:line-break/>Can hardly believe it (yeah)<text:line-break/>There's an angel standing next to me<text:line-break/>Reaching for my heart</text:span></text:p>
            <text:p text:style-name="P45"/>
            <text:p text:style-name="P48">Just a smile and there's no way back<text:line-break/>Can hardly believe it (yeah)<text:line-break/>But there's an angel, she's calling me<text:line-break/>Reaching for my heart<text:line-break/><text:line-break/>I know, that I'll be ok now<text:line-break/>This time it's real<text:line-break/></text:p>
            <text:p text:style-name="P57"><text:span text:style-name="T42"><text:line-break/></text:span><text:span text:style-name="T43">REF: </text:span><text:span text:style-name="T42">I lay my love on you<text:line-break/>It's all I wanna do<text:line-break/>Everytime I breathe I feel brand new<text:line-break/>You open up my heart<text:line-break/>Show me all your love, and walk right through<text:line-break/>As I lay my love on you<text:line-break/></text:span></text:p>
            <text:p text:style-name="P57"><text:span text:style-name="T42"><text:line-break/></text:span><text:span text:style-name="T43">2. </text:span><text:span text:style-name="T42">I was lost in a lonely place<text:line-break/>Could hardly even believe it (yeah)<text:line-break/>Holding on to yesterdays<text:line-break/>Far, far too long<text:line-break/>Now I believe its ok cause this time it's real<text:line-break/><text:line-break/></text:span><text:span text:style-name="T43">REF</text:span><text:span text:style-name="T42"><text:line-break/><text:line-break/>I never knew that love could fell soo good<text:line-break/>Like once in a lifetime<text:line-break/>You change my world<text:line-break/><text:line-break/></text:span><text:span text:style-name="T43">REF: x2</text:span></text:p>
          </table:table-cell>
        </table:table-row>
      </table:table>
      <text:p text:style-name="P1"><text:soft-page-break/></text:p>
      <text:p text:style-name="Standard"/>
      <text:p text:style-name="P33"/>
      <text:p text:style-name="P6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7">John Waite – If you ever get lonely</text:p>
            <text:p text:style-name="P92"/>
            <text:p text:style-name="P83"><text:span text:style-name="T25">1. </text:span><text:span text:style-name="T46">Thanks for calling, it's so good to hear your voice</text:span><text:span text:style-name="T24"><text:line-break/></text:span><text:span text:style-name="T46">You keep breaking up, in all the static and the noise</text:span><text:span text:style-name="T24"><text:line-break/></text:span><text:span text:style-name="T46">But I'll keep listening 'cause I never had a choice</text:span><text:span text:style-name="T24"><text:line-break/></text:span><text:span text:style-name="T46">When it came to you</text:span><text:span text:style-name="T24"><text:line-break/><text:line-break/></text:span><text:span text:style-name="T46">I'd love to see you, if you ever out this way</text:span><text:span text:style-name="T24"><text:line-break/></text:span><text:span text:style-name="T46">You sound happy, guess things are working out okay</text:span><text:span text:style-name="T24"><text:line-break/></text:span><text:span text:style-name="T46">And I'm getting better by putting one foot</text:span><text:span text:style-name="T24"><text:line-break/></text:span><text:span text:style-name="T46">In front of the other</text:span><text:span text:style-name="T24"><text:line-break/><text:line-break/></text:span><text:span text:style-name="T46">And I know that California is not to blame</text:span><text:span text:style-name="T24"><text:line-break/></text:span><text:span text:style-name="T46">And I know there's millions of people in L.A.</text:span><text:span text:style-name="T24"><text:line-break/><text:line-break/></text:span><text:span text:style-name="T25">REF: </text:span><text:span text:style-name="T46">But if you ever get lonely, if you miss me</text:span><text:span text:style-name="T24"><text:line-break/></text:span><text:span text:style-name="T46">If you need someone to listen, even if it's only the sound</text:span><text:span text:style-name="T24"><text:line-break/></text:span><text:span text:style-name="T46">Of someone's voice who loves you that you need to hear</text:span><text:span text:style-name="T24"><text:line-break/></text:span><text:span text:style-name="T46">You know where to find me, if you ever get lonely</text:span><text:span text:style-name="T24"><text:line-break/><text:line-break/></text:span><text:span text:style-name="T25">2. </text:span><text:span text:style-name="T46">Sounds like a good time, going down at the other end</text:span><text:span text:style-name="T24"><text:line-break/></text:span><text:span text:style-name="T46">You got a new life and a new love, and a whole new set of friends</text:span><text:span text:style-name="T24"><text:line-break/></text:span><text:span text:style-name="T46">And are you listening? Do you expect me to pretend</text:span><text:span text:style-name="T24"><text:line-break/></text:span><text:span text:style-name="T46">That I don't love you, I don't love you?</text:span><text:span text:style-name="T24"><text:line-break/><text:line-break/></text:span><text:span text:style-name="T25">REF</text:span><text:span text:style-name="T24"><text:line-break/><text:line-break/></text:span><text:span text:style-name="T46">Were you ever really listening, were you ever really there?</text:span><text:span text:style-name="T24"><text:line-break/><text:line-break/></text:span><text:span text:style-name="T25">REF</text:span></text:p>
          </table:table-cell>
          <table:table-cell table:style-name="Table9.A1" office:value-type="string">
            <text:p text:style-name="P34">Desert Rose Band – One Step Forward (Two Steps Back)</text:p>
            <text:p text:style-name="P49"/>
            <text:p text:style-name="P20"><text:span text:style-name="T85">1. </text:span><text:span text:style-name="T84">You held me up, held me down<text:line-break/>Made me crazy, then you brought me around<text:line-break/>Were my darkness and my light<text:line-break/>You were my blindness and my sight</text:span></text:p>
            <text:p text:style-name="P105">Were my shelter and my storm<text:line-break/>Made me cold then you made me warm<text:line-break/>You were my fever and my cure<text:line-break/>Made me doubt then you made me sure</text:p>
            <text:p text:style-name="P105"><text:span text:style-name="T88">REF: </text:span>One step forward and two steps back<text:line-break/>Nobody gets too far like that<text:line-break/>One step forward and two steps back<text:line-break/>This kind of dance can never last</text:p>
            <text:p text:style-name="P106"><text:span text:style-name="T88">2. </text:span>You were my hope and my fears<text:line-break/>You were my laughter and my tears<text:line-break/>Were my destiny and my fate<text:line-break/>Kept me movin', you made me wait</text:p>
            <text:p text:style-name="P106">Were my weakness and my power<text:line-break/>You were the thorn and the flower<text:line-break/>You were my sunshine and the rain<text:line-break/>Made me feel so good, brought so much pain</text:p>
            <text:p text:style-name="P107">REF: </text:p>
            <text:p text:style-name="P49"/>
          </table:table-cell>
          <table:table-cell table:style-name="Table9.A1" office:value-type="string">
            <text:p text:style-name="P131">Hedley-Perfect</text:p>
            <text:p text:style-name="P128"/>
            <text:p text:style-name="P135"><text:span text:style-name="T81">1. </text:span><text:span text:style-name="T75">Falling a thousand feet per second</text:span></text:p>
            <text:p text:style-name="P134">You still take me by surprise</text:p>
            <text:p text:style-name="P134">I just know we can't be over</text:p>
            <text:p text:style-name="P134">I can see it in your eyes</text:p>
            <text:p text:style-name="P134">Making every kind of silence</text:p>
            <text:p text:style-name="P134">Takes a lot to realize</text:p>
            <text:p text:style-name="P134">It's worse to finish than to start all over</text:p>
            <text:p text:style-name="P134">And never let it lie</text:p>
            <text:p text:style-name="P134">And as long as I can feel you holding on</text:p>
            <text:p text:style-name="P134">I won't fall</text:p>
            <text:p text:style-name="P134">Even if you said I was wrong</text:p>
            <text:p text:style-name="P134"/>
            <text:p text:style-name="P135"><text:span text:style-name="T80">REF:</text:span><text:span text:style-name="T75"> I'm not perfect</text:span></text:p>
            <text:p text:style-name="P134">But I keep trying</text:p>
            <text:p text:style-name="P134">Cause that's what I said</text:p>
            <text:p text:style-name="P134">I would do from the start</text:p>
            <text:p text:style-name="P134">I'm not alive if I'm lonely</text:p>
            <text:p text:style-name="P134">So please don't leave</text:p>
            <text:p text:style-name="P134">Was it something I said</text:p>
            <text:p text:style-name="P134">Or just my personality</text:p>
            <text:p text:style-name="P134"/>
            <text:p text:style-name="P135"><text:span text:style-name="T81">2. </text:span><text:span text:style-name="T75">Making every kind of silence</text:span></text:p>
            <text:p text:style-name="P134">It takes a lot to realize</text:p>
            <text:p text:style-name="P134">It's worse to finish than to start all over</text:p>
            <text:p text:style-name="P134">And never let it lie</text:p>
            <text:p text:style-name="P134">And as long as I can feel you holding on</text:p>
            <text:p text:style-name="P134">I won't fall</text:p>
            <text:p text:style-name="P134">Even if you said I was wrong</text:p>
            <text:p text:style-name="P134">I know that I'm not perfect</text:p>
            <text:p text:style-name="P134">But I keep trying</text:p>
            <text:p text:style-name="P134">Cause that's what I said</text:p>
            <text:p text:style-name="P134">I would do from the start</text:p>
            <text:p text:style-name="P134">I'm not alive if I'm lonely</text:p>
            <text:p text:style-name="P134">So please don't leave</text:p>
            <text:p text:style-name="P134">Was it something I said</text:p>
            <text:p text:style-name="P134">Or just my personality</text:p>
            <text:p text:style-name="P128"/>
            <text:p text:style-name="P128"/>
          </table:table-cell>
          <table:table-cell table:style-name="Table9.D1" office:value-type="string">
            <text:p text:style-name="P36">Ronnie Dunn - Damn Drunk</text:p>
            <text:p text:style-name="P46"/>
            <text:p text:style-name="P28"><text:span text:style-name="T86">1. </text:span><text:span text:style-name="T87">Whoa I, I just wanna ease your mind<text:line-break/>Put your doubts to bed tonight<text:line-break/>Lay down and let me tell you<text:line-break/>You're, you're the kind of once in our lives<text:line-break/>That lock it down don't come around twice<text:line-break/>I guess what I'm sayin'<text:line-break/>This heart of mine ain't playin'</text:span></text:p>
            <text:p text:style-name="P103"><text:span text:style-name="T91">REF: </text:span>If you were this guitar, I'd turn it to eleven<text:line-break/>If you were an angel, I'd pray to go to heaven<text:line-break/>If they wouldn't let me in, I'd break the gates down<text:line-break/>I'd break 'em all down<text:line-break/>If you were on the other side of the world<text:line-break/>I'd spin that thing right back around just to get to you girl<text:line-break/>I love the way you always go and mess me up<text:line-break/>If you were a whiskey, girl, I'd be a damn drunk</text:p>
            <text:p text:style-name="P103"><text:span text:style-name="T91">2. </text:span>Oh hey, go on and roll those pretty blue eyes<text:line-break/>Laugh and say boy you lie<text:line-break/>Girl I wouldn't dare<text:line-break/>Dare to make you love me more<text:line-break/>I can take that on for sure<text:line-break/>'Cause what we got is crazy, crazy good</text:p>
            <text:p text:style-name="P104">REF x2</text:p>
            <text:p text:style-name="P46"/>
          </table:table-cell>
        </table:table-row>
      </table:table>
      <text:p text:style-name="P64"><text:soft-page-break/></text:p>
      <text:p text:style-name="P6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8">LANCO - Greatest Love Story</text:p>
            <text:p text:style-name="P93"/>
            <text:p text:style-name="P94">They said I was nothing but a troublemaker never up to no good<text:line-break/>You were the perfect all American girl wouldn't touch me even if you could<text:line-break/>But you was sneaking out your window everynight riding shotgun in my car<text:line-break/>We go to the river and find us a spot and we probably went a little too far<text:line-break/>Just a little too far</text:p>
            <text:p text:style-name="P116"><text:span text:style-name="T92">REF: </text:span>Cause I was gonna be your forever<text:line-break/>You were gonna be my wife<text:line-break/>We didn't know any better<text:line-break/>Didn't have a clue about life<text:line-break/>But I was what you wanted you were what I needed<text:line-break/>And we could meet in between<text:line-break/>We were gonna be the greatest love story this town had ever seen</text:p>
            <text:p text:style-name="P116">So you went off to college and I got a job I was working that 9 to 5<text:line-break/>Dreaming of the days when you were in my arms I've never felt so alive<text:line-break/>I spent my days working, spent my nights drinking, howling at the moon<text:line-break/>Screaming for the days when you were coming back, no couldn't come to soon<text:line-break/>Couldn't come to soon</text:p>
            <text:p text:style-name="P116">When I was gonna be your forever<text:line-break/>You were gonna be my wife<text:line-break/>But you went off to find better<text:line-break/>And I was learning all about life<text:line-break/>But I was what you wanted and you were what I needed<text:line-break/>And we could meet in between<text:line-break/>We were gonna be the greatest love story this town had ever seen</text:p>
            <text:p text:style-name="P116">So you came back after a long four years<text:line-break/>Your college boyfriend didn't work out<text:line-break/>So we went out for a couple of drinks to find out who we are now<text:line-break/>Sure we changed but way deep down you had the same old feelings for me<text:line-break/>I went to the store and I bought you a ring and I got <text:soft-page-break/>down on one knee<text:line-break/>Down on one knee</text:p>
            <text:p text:style-name="P115"><text:span text:style-name="T93">And I said: </text:span><text:span text:style-name="T94">REF</text:span></text:p>
          </table:table-cell>
          <table:table-cell table:style-name="Table10.A1" office:value-type="string">
            <text:p text:style-name="P109">Bellamy Brothers – Let Your flow</text:p>
            <text:p text:style-name="P108"><text:span text:style-name="T50">1. </text:span><text:span text:style-name="T51">There's a reason for the sun shiny sky</text:span><text:span text:style-name="T13"><text:line-break/></text:span><text:span text:style-name="T51">And there's a reason why I'm feelin' so high</text:span><text:span text:style-name="T13"><text:line-break/></text:span><text:span text:style-name="T51">Must be the season</text:span><text:span text:style-name="T13"><text:line-break/></text:span><text:span text:style-name="T51">When that love light shines all around us</text:span><text:span text:style-name="T13"><text:line-break/></text:span><text:span text:style-name="T51">So let that feelin' grab you deep inside</text:span><text:span text:style-name="T13"><text:line-break/></text:span><text:span text:style-name="T51">And send you reelin' where your love can't hide</text:span><text:span text:style-name="T13"><text:line-break/></text:span><text:span text:style-name="T51">And then go stealin'</text:span><text:span text:style-name="T13"><text:line-break/></text:span><text:span text:style-name="T51">Through the summer nights with your lover</text:span><text:span text:style-name="T13"><text:line-break/><text:line-break/></text:span><text:span text:style-name="T14">REF: </text:span><text:span text:style-name="T51">Just let your love flow like a mountain stream</text:span><text:span text:style-name="T13"><text:line-break/></text:span><text:span text:style-name="T51">And let your love grow with the smallest of dreams</text:span><text:span text:style-name="T13"><text:line-break/></text:span><text:span text:style-name="T51">And let your love show</text:span><text:span text:style-name="T13"><text:line-break/></text:span><text:span text:style-name="T51">And you'll know what I mean, it's the season</text:span><text:span text:style-name="T13"><text:line-break/></text:span><text:span text:style-name="T51">Let your love fly like a bird on the wing</text:span><text:span text:style-name="T13"><text:line-break/></text:span><text:span text:style-name="T51">And let your love bind you to all living things</text:span><text:span text:style-name="T13"><text:line-break/></text:span><text:span text:style-name="T51">And let your love shine</text:span><text:span text:style-name="T13"><text:line-break/></text:span><text:span text:style-name="T51">And you'll know what I mean, that's the reason</text:span><text:span text:style-name="T13"><text:line-break/><text:line-break/></text:span><text:span text:style-name="T14">2. </text:span><text:span text:style-name="T51">There's a reason for the warm sweet nights</text:span><text:span text:style-name="T13"><text:line-break/></text:span><text:span text:style-name="T51">And there's a reason for the candle lights</text:span><text:span text:style-name="T13"><text:line-break/></text:span><text:span text:style-name="T51">Must be the season</text:span><text:span text:style-name="T13"><text:line-break/></text:span><text:span text:style-name="T51">When those love rites shine all around us</text:span><text:span text:style-name="T13"><text:line-break/></text:span><text:span text:style-name="T51">So let the wonder take you into space</text:span><text:span text:style-name="T13"><text:line-break/></text:span><text:span text:style-name="T51">And lay you under its loving embrace</text:span><text:span text:style-name="T13"><text:line-break/></text:span><text:span text:style-name="T51">Just feel the thunder as it warms your face</text:span><text:span text:style-name="T13"><text:line-break/></text:span><text:span text:style-name="T51">You can't hold back</text:span><text:span text:style-name="T13"><text:line-break/></text:span><text:span text:style-name="T51">Just let your love flow like a mountain stream</text:span><text:span text:style-name="T13"><text:line-break/></text:span><text:span text:style-name="T51">And let your love grow</text:span><text:span text:style-name="T13"><text:line-break/></text:span><text:span text:style-name="T51">With the smallest of dreams and let your love show</text:span><text:span text:style-name="T13"><text:line-break/></text:span><text:span text:style-name="T51">And you'll know what I mean, it's the season</text:span><text:span text:style-name="T13"><text:line-break/></text:span><text:span text:style-name="T51">Let your love fly like a bird on the wing</text:span><text:span text:style-name="T13"><text:line-break/></text:span><text:span text:style-name="T51">And let your love bind you to all living things</text:span><text:span text:style-name="T13"><text:line-break/></text:span><text:span text:style-name="T51">And let your love shine</text:span><text:span text:style-name="T13"><text:line-break/></text:span><text:span text:style-name="T51">And you'll know what I mean, that's the reason</text:span><text:span text:style-name="T13"><text:line-break/><text:line-break/></text:span><text:span text:style-name="T50">REF</text:span><text:span text:style-name="T13"><text:line-break/></text:span><text:span text:style-name="T59"><text:line-break/></text:span><text:soft-page-break/></text:p>
            <text:p text:style-name="P2"/>
          </table:table-cell>
          <table:table-cell table:style-name="Table10.A1" office:value-type="string">
            <text:p text:style-name="P113"><text:span text:style-name="T48">Backstreet Boys - I want it that way</text:span><text:line-break/></text:p>
            <text:p text:style-name="P113"><text:span text:style-name="T52">1. </text:span><text:span text:style-name="T48">You are my fire </text:span><text:line-break/><text:span text:style-name="T48">The one desire </text:span><text:line-break/><text:span text:style-name="T48">Believe when I say </text:span><text:line-break/><text:span text:style-name="T48">I want it that way </text:span><text:line-break/><text:line-break/><text:span text:style-name="T48">But we are two worlds apart </text:span><text:line-break/><text:span text:style-name="T48">Can’t reach to your heart </text:span><text:line-break/><text:span text:style-name="T48">When you say </text:span><text:line-break/><text:span text:style-name="T48">That I want it that way </text:span><text:line-break/><text:line-break/><text:span text:style-name="T52">REF:</text:span><text:line-break/><text:span text:style-name="T48">(Nick)</text:span><text:line-break/><text:span text:style-name="T48">Tell me why </text:span><text:line-break/><text:span text:style-name="T48">(Wszyscy)</text:span><text:line-break/><text:span text:style-name="T48">Ain’t nothin’ but a heartache </text:span><text:line-break/><text:span text:style-name="T48">(Nick)</text:span><text:line-break/><text:span text:style-name="T48">Tell me why </text:span><text:line-break/><text:span text:style-name="T48">(Wszyscy)</text:span><text:line-break/><text:span text:style-name="T48">Ain’t nothin’ but a mistake </text:span><text:line-break/><text:span text:style-name="T48">Tell me why </text:span><text:line-break/><text:span text:style-name="T48">(Nick)</text:span><text:line-break/><text:span text:style-name="T48">I never wanna hear you say </text:span><text:line-break/><text:span text:style-name="T48">(Wszyscy)</text:span><text:line-break/><text:span text:style-name="T48">I want it that way </text:span><text:line-break/><text:line-break/><text:span text:style-name="T96">2. </text:span><text:span text:style-name="T48">Am I your fire </text:span><text:line-break/><text:span text:style-name="T48">Your one desire </text:span><text:line-break/><text:span text:style-name="T48">Yes I know it’s too late </text:span><text:line-break/><text:span text:style-name="T48">But I want it that way </text:span><text:line-break/><text:line-break/><text:span text:style-name="T52">REF</text:span><text:line-break/><text:line-break/><text:span text:style-name="T96">3. </text:span><text:span text:style-name="T48">Now I can see that we’ve fallen apart </text:span><text:line-break/><text:span text:style-name="T48">From the way that it used to be</text:span><text:line-break/><text:span text:style-name="T48">Yeah</text:span><text:line-break/><text:span text:style-name="T48">No matter the distance </text:span><text:line-break/><text:span text:style-name="T48">I want you to know that </text:span><text:line-break/><text:span text:style-name="T48">Deep down inside of me </text:span><text:line-break/><text:line-break/><text:line-break/><text:span text:style-name="T96">REF</text:span></text:p>
          </table:table-cell>
          <table:table-cell table:style-name="Table10.D1" office:value-type="string">
            <text:p text:style-name="P37"/>
            <text:p text:style-name="P47"/>
          </table:table-cell>
        </table:table-row>
      </table:table>
      <text:p text:style-name="P6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ahoma2" svg:font-family="Tahoma"/>
    <style:font-face style:name="apple-system" svg:font-family="apple-system, BlinkMacSystemFont, 'Helvetica Neue', 'Segoe UI', 'Noto Sans Japanese', Meiryo, sans-serif"/>
    <style:font-face style:name="arial" svg:font-family="arial, sans-serif"/>
    <style:font-face style:name="Tahoma1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YouTube Noto" svg:font-family="'YouTube Noto', Roboto, arial, sans-serif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0" fo:widows="0" style:writing-mode="lr-tb"/>
      <style:text-properties fo:color="#00000a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tru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278in" fo:margin-bottom="0.0835in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Arial" fo:font-family="Arial" style:font-family-generic="roman" style:font-pitch="variable" fo:font-size="20pt" fo:language="en" fo:country="US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835in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Arial" fo:font-family="Arial" style:font-family-generic="roman" style:font-pitch="variable" fo:font-size="16pt" fo:language="en" fo:country="US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US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ListLabel_20_3" style:display-name="ListLabel 3" style:family="text">
      <style:text-properties fo:font-variant="normal" fo:text-transform="none" fo:color="#167ac6" style:text-line-through-style="none" style:text-line-through-type="none" style:font-name="YouTube Noto" fo:font-family="'YouTube Noto', Roboto, arial, sans-serif" style:font-family-generic="roman" style:font-pitch="variable" fo:font-size="10pt" fo:letter-spacing="normal" fo:font-style="normal" style:text-underline-style="none" fo:font-weight="bold" style:text-blinking="false" fo:background-color="#ffffff" style:font-size-asian="10pt" style:font-style-asian="normal" style:font-weight-asian="bold"/>
    </style:style>
    <style:style style:name="ListLabel_20_4" style:display-name="ListLabel 4" style:family="text">
      <style:text-properties fo:font-variant="normal" fo:text-transform="none" fo:color="#333333" style:text-line-through-style="none" style:text-line-through-type="none" style:font-name="YouTube Noto" fo:font-family="'YouTube Noto', Roboto, arial, sans-serif" style:font-family-generic="roman" style:font-pitch="variable" fo:font-size="10pt" fo:letter-spacing="normal" fo:font-style="normal" style:text-underline-style="none" fo:font-weight="bold" style:text-blinking="false" fo:background-color="#ffffff" style:font-size-asian="10pt" style:font-style-asian="normal" style:font-weight-asian="bold"/>
    </style:style>
    <style:style style:name="ListLabel_20_5" style:display-name="ListLabel 5" style:family="text">
      <style:text-properties fo:font-variant="normal" fo:text-transform="none" fo:color="#167ac6" style:text-line-through-style="none" style:text-line-through-type="none" style:font-name="YouTube Noto" fo:font-family="'YouTube Noto', Roboto, arial, sans-serif" style:font-family-generic="roman" style:font-pitch="variable" fo:font-size="10pt" fo:letter-spacing="normal" fo:font-style="normal" style:text-underline-style="solid" style:text-underline-width="auto" style:text-underline-color="font-color" fo:font-weight="bold" style:text-blinking="false" fo:background-color="#ffffff" style:font-size-asian="10pt" style:font-style-asian="normal" style:font-weight-asian="bold"/>
    </style:style>
    <style:style style:name="ListLabel_20_6" style:display-name="ListLabel 6" style:family="text">
      <style:text-properties fo:font-variant="normal" fo:text-transform="none" fo:color="#333333" style:text-line-through-style="none" style:text-line-through-type="none" style:font-name="YouTube Noto" fo:font-family="'YouTube Noto', Roboto, arial, sans-serif" style:font-family-generic="roman" style:font-pitch="variable" fo:font-size="10pt" fo:letter-spacing="normal" fo:font-style="normal" style:text-underline-style="solid" style:text-underline-width="auto" style:text-underline-color="font-color" fo:font-weight="bold" style:text-blinking="false" fo:background-color="#ffffff" style:font-size-asian="10pt" style:font-style-asian="normal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10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6-26T00:17:58.226687322</dc:date>
    <meta:editing-cycles>151</meta:editing-cycles>
    <meta:editing-duration>PT8H7M51S</meta:editing-duration>
    <meta:generator>LibreOffice/6.0.7.3$Linux_X86_64 LibreOffice_project/00m0$Build-3</meta:generator>
    <meta:document-statistic meta:table-count="10" meta:image-count="0" meta:object-count="0" meta:page-count="20" meta:paragraph-count="713" meta:word-count="9184" meta:character-count="50503" meta:non-whitespace-character-count="41411"/>
  </office:meta>
</office:document-meta>
</file>